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9.234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9.553cm"/>
    </style:style>
    <style:style style:name="co11" style:family="table-column">
      <style:table-column-properties fo:break-before="auto" style:column-width="3.339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8.209cm"/>
    </style:style>
    <style:style style:name="co14" style:family="table-column">
      <style:table-column-properties fo:break-before="auto" style:column-width="3.882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9.811cm"/>
    </style:style>
    <style:style style:name="co17" style:family="table-column">
      <style:table-column-properties fo:break-before="auto" style:column-width="8.401cm"/>
    </style:style>
    <style:style style:name="co18" style:family="table-column">
      <style:table-column-properties fo:break-before="auto" style:column-width="7.183cm"/>
    </style:style>
    <style:style style:name="co19" style:family="table-column">
      <style:table-column-properties fo:break-before="auto" style:column-width="3.113cm"/>
    </style:style>
    <style:style style:name="co20" style:family="table-column">
      <style:table-column-properties fo:break-before="auto" style:column-width="8.368cm"/>
    </style:style>
    <style:style style:name="co21" style:family="table-column">
      <style:table-column-properties fo:break-before="auto" style:column-width="1.769cm"/>
    </style:style>
    <style:style style:name="co22" style:family="table-column">
      <style:table-column-properties fo:break-before="auto" style:column-width="2.473cm"/>
    </style:style>
    <style:style style:name="co23" style:family="table-column">
      <style:table-column-properties fo:break-before="auto" style:column-width="13.335cm"/>
    </style:style>
    <style:style style:name="co24" style:family="table-column">
      <style:table-column-properties fo:break-before="auto" style:column-width="9.682cm"/>
    </style:style>
    <style:style style:name="co25" style:family="table-column">
      <style:table-column-properties fo:break-before="auto" style:column-width="8.594cm"/>
    </style:style>
    <style:style style:name="co26" style:family="table-column">
      <style:table-column-properties fo:break-before="auto" style:column-width="4.651cm"/>
    </style:style>
    <style:style style:name="co27" style:family="table-column">
      <style:table-column-properties fo:break-before="auto" style:column-width="2.2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7"/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99ff99" fo:border="0.06pt solid #000000"/>
    </style:style>
    <style:style style:name="ce1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2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3_lm_lstm_epoch50.00_1.2464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4_lm_lstm_epoch50.00_1.2146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5_lm_lstm_epoch50.00_1.244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6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ath</text:p>
          </table:table-cell>
          <table:table-cell office:value-type="string" calcext:value-type="string">
            <text:p>Id_028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Metrica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Variacion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Jaccard</text:p>
          </table:table-cell>
          <table:table-cell office:value-type="string" calcext:value-type="string">
            <text:p>1 cuando son iguales, 0 en caso distintos</text:p>
          </table:table-cell>
        </table:table-row>
        <table:table-row table:style-name="ro1">
          <table:table-cell office:value-type="string" calcext:value-type="string">
            <text:p>Biblia/PAQ/generadoBibliaPAQ.txt </text:p>
          </table:table-cell>
          <table:table-cell office:value-type="float" office:value="5180272.750106" calcext:value-type="float">
            <text:p>5180272,750106</text:p>
          </table:table-cell>
          <table:table-cell office:value-type="float" office:value="2349" calcext:value-type="float">
            <text:p>2349</text:p>
          </table:table-cell>
          <table:table-cell office:value-type="float" office:value="0.398052" calcext:value-type="float">
            <text:p>0,398052</text:p>
          </table:table-cell>
          <table:table-cell office:value-type="float" office:value="0.009354" calcext:value-type="float">
            <text:p>0,009354</text:p>
          </table:table-cell>
          <table:table-cell table:formula="of:=LEFT([.A2];10)" office:value-type="string" office:string-value="Biblia/PAQ" calcext:value-type="string">
            <text:p>Biblia/PAQ</text:p>
          </table:table-cell>
          <table:table-cell table:number-columns-repeated="2"/>
          <table:table-cell office:value-type="string" calcext:value-type="string">
            <text:p>Variacion</text:p>
          </table:table-cell>
          <table:table-cell office:value-type="string" calcext:value-type="string">
            <text:p>0 cuando son iguales, 1 en caso distintos</text:p>
          </table:table-cell>
        </table:table-row>
        <table:table-row table:style-name="ro1">
          <table:table-cell office:value-type="string" calcext:value-type="string">
            <text:p>Biblia/RedNeuronal/id_010_temp0.83_len100000.txt </text:p>
          </table:table-cell>
          <table:table-cell office:value-type="float" office:value="70258.436237" calcext:value-type="float">
            <text:p>70258,436237</text:p>
          </table:table-cell>
          <table:table-cell office:value-type="float" office:value="495" calcext:value-type="float">
            <text:p>495</text:p>
          </table:table-cell>
          <table:table-cell office:value-type="float" office:value="0.223549" calcext:value-type="float">
            <text:p>0,223549</text:p>
          </table:table-cell>
          <table:table-cell office:value-type="float" office:value="0.013563" calcext:value-type="float">
            <text:p>0,013563</text:p>
          </table:table-cell>
          <table:table-cell table:formula="of:=LEFT([.A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1_len100000.txt </text:p>
          </table:table-cell>
          <table:table-cell office:value-type="float" office:value="73664.358846" calcext:value-type="float">
            <text:p>73664,358846</text:p>
          </table:table-cell>
          <table:table-cell office:value-type="float" office:value="445" calcext:value-type="float">
            <text:p>445</text:p>
          </table:table-cell>
          <table:table-cell office:value-type="float" office:value="0.232375" calcext:value-type="float">
            <text:p>0,232375</text:p>
          </table:table-cell>
          <table:table-cell office:value-type="float" office:value="0.013806" calcext:value-type="float">
            <text:p>0,013806</text:p>
          </table:table-cell>
          <table:table-cell table:formula="of:=LEFT([.A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4_len100000.txt </text:p>
          </table:table-cell>
          <table:table-cell office:value-type="float" office:value="73839.023379" calcext:value-type="float">
            <text:p>73839,023379</text:p>
          </table:table-cell>
          <table:table-cell office:value-type="float" office:value="506" calcext:value-type="float">
            <text:p>506</text:p>
          </table:table-cell>
          <table:table-cell office:value-type="float" office:value="0.222486" calcext:value-type="float">
            <text:p>0,222486</text:p>
          </table:table-cell>
          <table:table-cell office:value-type="float" office:value="0.013438" calcext:value-type="float">
            <text:p>0,013438</text:p>
          </table:table-cell>
          <table:table-cell table:formula="of:=LEFT([.A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0_len100000.txt </text:p>
          </table:table-cell>
          <table:table-cell office:value-type="float" office:value="74010.069885" calcext:value-type="float">
            <text:p>74010,069885</text:p>
          </table:table-cell>
          <table:table-cell office:value-type="float" office:value="424" calcext:value-type="float">
            <text:p>424</text:p>
          </table:table-cell>
          <table:table-cell office:value-type="float" office:value="0.245268" calcext:value-type="float">
            <text:p>0,245268</text:p>
          </table:table-cell>
          <table:table-cell office:value-type="float" office:value="0.013943" calcext:value-type="float">
            <text:p>0,013943</text:p>
          </table:table-cell>
          <table:table-cell table:formula="of:=LEFT([.A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0_len100000.txt </text:p>
          </table:table-cell>
          <table:table-cell office:value-type="float" office:value="79821.647416" calcext:value-type="float">
            <text:p>79821,647416</text:p>
          </table:table-cell>
          <table:table-cell office:value-type="float" office:value="565" calcext:value-type="float">
            <text:p>565</text:p>
          </table:table-cell>
          <table:table-cell office:value-type="float" office:value="0.231572" calcext:value-type="float">
            <text:p>0,231572</text:p>
          </table:table-cell>
          <table:table-cell office:value-type="float" office:value="0.013629" calcext:value-type="float">
            <text:p>0,013629</text:p>
          </table:table-cell>
          <table:table-cell table:formula="of:=LEFT([.A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4_len100000.txt </text:p>
          </table:table-cell>
          <table:table-cell office:value-type="float" office:value="80162.324358" calcext:value-type="float">
            <text:p>80162,324358</text:p>
          </table:table-cell>
          <table:table-cell office:value-type="float" office:value="646" calcext:value-type="float">
            <text:p>646</text:p>
          </table:table-cell>
          <table:table-cell office:value-type="float" office:value="0.213106" calcext:value-type="float">
            <text:p>0,213106</text:p>
          </table:table-cell>
          <table:table-cell office:value-type="float" office:value="0.013064" calcext:value-type="float">
            <text:p>0,013064</text:p>
          </table:table-cell>
          <table:table-cell table:formula="of:=LEFT([.A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1_len100000.txt </text:p>
          </table:table-cell>
          <table:table-cell office:value-type="float" office:value="80939.135819" calcext:value-type="float">
            <text:p>80939,135819</text:p>
          </table:table-cell>
          <table:table-cell office:value-type="float" office:value="577" calcext:value-type="float">
            <text:p>577</text:p>
          </table:table-cell>
          <table:table-cell office:value-type="float" office:value="0.230736" calcext:value-type="float">
            <text:p>0,230736</text:p>
          </table:table-cell>
          <table:table-cell office:value-type="float" office:value="0.013464" calcext:value-type="float">
            <text:p>0,013464</text:p>
          </table:table-cell>
          <table:table-cell table:formula="of:=LEFT([.A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7_len100000.txt </text:p>
          </table:table-cell>
          <table:table-cell office:value-type="float" office:value="81566.208863" calcext:value-type="float">
            <text:p>81566,208863</text:p>
          </table:table-cell>
          <table:table-cell office:value-type="float" office:value="626" calcext:value-type="float">
            <text:p>626</text:p>
          </table:table-cell>
          <table:table-cell office:value-type="float" office:value="0.217901" calcext:value-type="float">
            <text:p>0,217901</text:p>
          </table:table-cell>
          <table:table-cell office:value-type="float" office:value="0.013237" calcext:value-type="float">
            <text:p>0,013237</text:p>
          </table:table-cell>
          <table:table-cell table:formula="of:=LEFT([.A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3_len100000.txt </text:p>
          </table:table-cell>
          <table:table-cell office:value-type="float" office:value="82075.469242" calcext:value-type="float">
            <text:p>82075,469242</text:p>
          </table:table-cell>
          <table:table-cell office:value-type="float" office:value="688" calcext:value-type="float">
            <text:p>688</text:p>
          </table:table-cell>
          <table:table-cell office:value-type="float" office:value="0.221465" calcext:value-type="float">
            <text:p>0,221465</text:p>
          </table:table-cell>
          <table:table-cell office:value-type="float" office:value="0.013256" calcext:value-type="float">
            <text:p>0,013256</text:p>
          </table:table-cell>
          <table:table-cell table:formula="of:=LEFT([.A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2_len100000.txt </text:p>
          </table:table-cell>
          <table:table-cell office:value-type="float" office:value="82319.001175" calcext:value-type="float">
            <text:p>82319,001175</text:p>
          </table:table-cell>
          <table:table-cell office:value-type="float" office:value="558" calcext:value-type="float">
            <text:p>558</text:p>
          </table:table-cell>
          <table:table-cell office:value-type="float" office:value="0.234594" calcext:value-type="float">
            <text:p>0,234594</text:p>
          </table:table-cell>
          <table:table-cell office:value-type="float" office:value="0.013636" calcext:value-type="float">
            <text:p>0,013636</text:p>
          </table:table-cell>
          <table:table-cell table:formula="of:=LEFT([.A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6_len100000.txt </text:p>
          </table:table-cell>
          <table:table-cell office:value-type="float" office:value="82813.305598" calcext:value-type="float">
            <text:p>82813,305598</text:p>
          </table:table-cell>
          <table:table-cell office:value-type="float" office:value="594" calcext:value-type="float">
            <text:p>594</text:p>
          </table:table-cell>
          <table:table-cell office:value-type="float" office:value="0.221994" calcext:value-type="float">
            <text:p>0,221994</text:p>
          </table:table-cell>
          <table:table-cell office:value-type="float" office:value="0.013325" calcext:value-type="float">
            <text:p>0,013325</text:p>
          </table:table-cell>
          <table:table-cell table:formula="of:=LEFT([.A1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5_len100000.txt </text:p>
          </table:table-cell>
          <table:table-cell office:value-type="float" office:value="84380.978486" calcext:value-type="float">
            <text:p>84380,978486</text:p>
          </table:table-cell>
          <table:table-cell office:value-type="float" office:value="633" calcext:value-type="float">
            <text:p>633</text:p>
          </table:table-cell>
          <table:table-cell office:value-type="float" office:value="0.222288" calcext:value-type="float">
            <text:p>0,222288</text:p>
          </table:table-cell>
          <table:table-cell office:value-type="float" office:value="0.01338" calcext:value-type="float">
            <text:p>0,01338</text:p>
          </table:table-cell>
          <table:table-cell table:formula="of:=LEFT([.A1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2_len100000.txt </text:p>
          </table:table-cell>
          <table:table-cell office:value-type="float" office:value="85067.129148" calcext:value-type="float">
            <text:p>85067,129148</text:p>
          </table:table-cell>
          <table:table-cell office:value-type="float" office:value="680" calcext:value-type="float">
            <text:p>680</text:p>
          </table:table-cell>
          <table:table-cell office:value-type="float" office:value="0.222124" calcext:value-type="float">
            <text:p>0,222124</text:p>
          </table:table-cell>
          <table:table-cell office:value-type="float" office:value="0.013234" calcext:value-type="float">
            <text:p>0,013234</text:p>
          </table:table-cell>
          <table:table-cell table:formula="of:=LEFT([.A1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8_len100000.txt </text:p>
          </table:table-cell>
          <table:table-cell office:value-type="float" office:value="86120.899272" calcext:value-type="float">
            <text:p>86120,899272</text:p>
          </table:table-cell>
          <table:table-cell office:value-type="float" office:value="732" calcext:value-type="float">
            <text:p>732</text:p>
          </table:table-cell>
          <table:table-cell office:value-type="float" office:value="0.203983" calcext:value-type="float">
            <text:p>0,203983</text:p>
          </table:table-cell>
          <table:table-cell office:value-type="float" office:value="0.012924" calcext:value-type="float">
            <text:p>0,012924</text:p>
          </table:table-cell>
          <table:table-cell table:formula="of:=LEFT([.A1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9_len100000.txt </text:p>
          </table:table-cell>
          <table:table-cell office:value-type="float" office:value="87509.348342" calcext:value-type="float">
            <text:p>87509,348342</text:p>
          </table:table-cell>
          <table:table-cell office:value-type="float" office:value="753" calcext:value-type="float">
            <text:p>753</text:p>
          </table:table-cell>
          <table:table-cell office:value-type="float" office:value="0.2019" calcext:value-type="float">
            <text:p>0,2019</text:p>
          </table:table-cell>
          <table:table-cell office:value-type="float" office:value="0.012822" calcext:value-type="float">
            <text:p>0,012822</text:p>
          </table:table-cell>
          <table:table-cell table:formula="of:=LEFT([.A1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6_len100000.txt </text:p>
          </table:table-cell>
          <table:table-cell office:value-type="float" office:value="87903.678245" calcext:value-type="float">
            <text:p>87903,678245</text:p>
          </table:table-cell>
          <table:table-cell office:value-type="float" office:value="780" calcext:value-type="float">
            <text:p>780</text:p>
          </table:table-cell>
          <table:table-cell office:value-type="float" office:value="0.209132" calcext:value-type="float">
            <text:p>0,209132</text:p>
          </table:table-cell>
          <table:table-cell office:value-type="float" office:value="0.012816" calcext:value-type="float">
            <text:p>0,012816</text:p>
          </table:table-cell>
          <table:table-cell table:formula="of:=LEFT([.A1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8_len100000.txt </text:p>
          </table:table-cell>
          <table:table-cell office:value-type="float" office:value="88209.549665" calcext:value-type="float">
            <text:p>88209,549665</text:p>
          </table:table-cell>
          <table:table-cell office:value-type="float" office:value="557" calcext:value-type="float">
            <text:p>557</text:p>
          </table:table-cell>
          <table:table-cell office:value-type="float" office:value="0.260997" calcext:value-type="float">
            <text:p>0,260997</text:p>
          </table:table-cell>
          <table:table-cell office:value-type="float" office:value="0.01317" calcext:value-type="float">
            <text:p>0,01317</text:p>
          </table:table-cell>
          <table:table-cell table:formula="of:=LEFT([.A1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0_len100000.txt </text:p>
          </table:table-cell>
          <table:table-cell office:value-type="float" office:value="88305.691571" calcext:value-type="float">
            <text:p>88305,691571</text:p>
          </table:table-cell>
          <table:table-cell office:value-type="float" office:value="771" calcext:value-type="float">
            <text:p>771</text:p>
          </table:table-cell>
          <table:table-cell office:value-type="float" office:value="0.20273" calcext:value-type="float">
            <text:p>0,20273</text:p>
          </table:table-cell>
          <table:table-cell office:value-type="float" office:value="0.012853" calcext:value-type="float">
            <text:p>0,012853</text:p>
          </table:table-cell>
          <table:table-cell table:formula="of:=LEFT([.A2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5_len100000.txt </text:p>
          </table:table-cell>
          <table:table-cell office:value-type="float" office:value="89058.443872" calcext:value-type="float">
            <text:p>89058,443872</text:p>
          </table:table-cell>
          <table:table-cell office:value-type="float" office:value="778" calcext:value-type="float">
            <text:p>778</text:p>
          </table:table-cell>
          <table:table-cell office:value-type="float" office:value="0.207882" calcext:value-type="float">
            <text:p>0,207882</text:p>
          </table:table-cell>
          <table:table-cell office:value-type="float" office:value="0.012955" calcext:value-type="float">
            <text:p>0,012955</text:p>
          </table:table-cell>
          <table:table-cell table:formula="of:=LEFT([.A2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7_len100000.txt </text:p>
          </table:table-cell>
          <table:table-cell office:value-type="float" office:value="89453.816688" calcext:value-type="float">
            <text:p>89453,816688</text:p>
          </table:table-cell>
          <table:table-cell office:value-type="float" office:value="786" calcext:value-type="float">
            <text:p>786</text:p>
          </table:table-cell>
          <table:table-cell office:value-type="float" office:value="0.200494" calcext:value-type="float">
            <text:p>0,200494</text:p>
          </table:table-cell>
          <table:table-cell office:value-type="float" office:value="0.012673" calcext:value-type="float">
            <text:p>0,012673</text:p>
          </table:table-cell>
          <table:table-cell table:formula="of:=LEFT([.A2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2_len100000.txt </text:p>
          </table:table-cell>
          <table:table-cell office:value-type="float" office:value="90693.674721" calcext:value-type="float">
            <text:p>90693,674721</text:p>
          </table:table-cell>
          <table:table-cell office:value-type="float" office:value="720" calcext:value-type="float">
            <text:p>720</text:p>
          </table:table-cell>
          <table:table-cell office:value-type="float" office:value="0.242348" calcext:value-type="float">
            <text:p>0,242348</text:p>
          </table:table-cell>
          <table:table-cell office:value-type="float" office:value="0.01264" calcext:value-type="float">
            <text:p>0,01264</text:p>
          </table:table-cell>
          <table:table-cell table:formula="of:=LEFT([.A2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8_len100000.txt </text:p>
          </table:table-cell>
          <table:table-cell office:value-type="float" office:value="90733.381181" calcext:value-type="float">
            <text:p>90733,381181</text:p>
          </table:table-cell>
          <table:table-cell office:value-type="float" office:value="814" calcext:value-type="float">
            <text:p>814</text:p>
          </table:table-cell>
          <table:table-cell office:value-type="float" office:value="0.194599" calcext:value-type="float">
            <text:p>0,194599</text:p>
          </table:table-cell>
          <table:table-cell office:value-type="float" office:value="0.012599" calcext:value-type="float">
            <text:p>0,012599</text:p>
          </table:table-cell>
          <table:table-cell table:formula="of:=LEFT([.A2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5_len100000.txt </text:p>
          </table:table-cell>
          <table:table-cell office:value-type="float" office:value="92685.880785" calcext:value-type="float">
            <text:p>92685,880785</text:p>
          </table:table-cell>
          <table:table-cell office:value-type="float" office:value="446" calcext:value-type="float">
            <text:p>446</text:p>
          </table:table-cell>
          <table:table-cell office:value-type="float" office:value="0.280304" calcext:value-type="float">
            <text:p>0,280304</text:p>
          </table:table-cell>
          <table:table-cell office:value-type="float" office:value="0.013589" calcext:value-type="float">
            <text:p>0,013589</text:p>
          </table:table-cell>
          <table:table-cell table:formula="of:=LEFT([.A2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2_len100000.txt </text:p>
          </table:table-cell>
          <table:table-cell office:value-type="float" office:value="96151.482817" calcext:value-type="float">
            <text:p>96151,482817</text:p>
          </table:table-cell>
          <table:table-cell office:value-type="float" office:value="367" calcext:value-type="float">
            <text:p>367</text:p>
          </table:table-cell>
          <table:table-cell office:value-type="float" office:value="0.303836" calcext:value-type="float">
            <text:p>0,303836</text:p>
          </table:table-cell>
          <table:table-cell office:value-type="float" office:value="0.013966" calcext:value-type="float">
            <text:p>0,013966</text:p>
          </table:table-cell>
          <table:table-cell table:formula="of:=LEFT([.A2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4_len100000.txt </text:p>
          </table:table-cell>
          <table:table-cell office:value-type="float" office:value="97212.667911" calcext:value-type="float">
            <text:p>97212,667911</text:p>
          </table:table-cell>
          <table:table-cell office:value-type="float" office:value="839" calcext:value-type="float">
            <text:p>839</text:p>
          </table:table-cell>
          <table:table-cell office:value-type="float" office:value="0.230512" calcext:value-type="float">
            <text:p>0,230512</text:p>
          </table:table-cell>
          <table:table-cell office:value-type="float" office:value="0.012447" calcext:value-type="float">
            <text:p>0,012447</text:p>
          </table:table-cell>
          <table:table-cell table:formula="of:=LEFT([.A2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1_len100000.txt </text:p>
          </table:table-cell>
          <table:table-cell office:value-type="float" office:value="97366.859172" calcext:value-type="float">
            <text:p>97366,859172</text:p>
          </table:table-cell>
          <table:table-cell office:value-type="float" office:value="901" calcext:value-type="float">
            <text:p>901</text:p>
          </table:table-cell>
          <table:table-cell office:value-type="float" office:value="0.201506" calcext:value-type="float">
            <text:p>0,201506</text:p>
          </table:table-cell>
          <table:table-cell office:value-type="float" office:value="0.01264" calcext:value-type="float">
            <text:p>0,01264</text:p>
          </table:table-cell>
          <table:table-cell table:formula="of:=LEFT([.A2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6_len100000.txt </text:p>
          </table:table-cell>
          <table:table-cell office:value-type="float" office:value="98655.285393" calcext:value-type="float">
            <text:p>98655,285393</text:p>
          </table:table-cell>
          <table:table-cell office:value-type="float" office:value="877" calcext:value-type="float">
            <text:p>877</text:p>
          </table:table-cell>
          <table:table-cell office:value-type="float" office:value="0.223909" calcext:value-type="float">
            <text:p>0,223909</text:p>
          </table:table-cell>
          <table:table-cell office:value-type="float" office:value="0.012175" calcext:value-type="float">
            <text:p>0,012175</text:p>
          </table:table-cell>
          <table:table-cell table:formula="of:=LEFT([.A2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4_len100000.txt </text:p>
          </table:table-cell>
          <table:table-cell office:value-type="float" office:value="100369.17363" calcext:value-type="float">
            <text:p>100369,17363</text:p>
          </table:table-cell>
          <table:table-cell office:value-type="float" office:value="935" calcext:value-type="float">
            <text:p>935</text:p>
          </table:table-cell>
          <table:table-cell office:value-type="float" office:value="0.189133" calcext:value-type="float">
            <text:p>0,189133</text:p>
          </table:table-cell>
          <table:table-cell office:value-type="float" office:value="0.012163" calcext:value-type="float">
            <text:p>0,012163</text:p>
          </table:table-cell>
          <table:table-cell table:formula="of:=LEFT([.A3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0_len100000.txt </text:p>
          </table:table-cell>
          <table:table-cell office:value-type="float" office:value="100936.757519" calcext:value-type="float">
            <text:p>100936,757519</text:p>
          </table:table-cell>
          <table:table-cell office:value-type="float" office:value="1010" calcext:value-type="float">
            <text:p>1010</text:p>
          </table:table-cell>
          <table:table-cell office:value-type="float" office:value="0.190049" calcext:value-type="float">
            <text:p>0,190049</text:p>
          </table:table-cell>
          <table:table-cell office:value-type="float" office:value="0.012311" calcext:value-type="float">
            <text:p>0,012311</text:p>
          </table:table-cell>
          <table:table-cell table:formula="of:=LEFT([.A3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9_len100000.txt </text:p>
          </table:table-cell>
          <table:table-cell office:value-type="float" office:value="101053.874845" calcext:value-type="float">
            <text:p>101053,874845</text:p>
          </table:table-cell>
          <table:table-cell office:value-type="float" office:value="313" calcext:value-type="float">
            <text:p>313</text:p>
          </table:table-cell>
          <table:table-cell office:value-type="float" office:value="0.322167" calcext:value-type="float">
            <text:p>0,322167</text:p>
          </table:table-cell>
          <table:table-cell office:value-type="float" office:value="0.014284" calcext:value-type="float">
            <text:p>0,014284</text:p>
          </table:table-cell>
          <table:table-cell table:formula="of:=LEFT([.A3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9_len100000.txt </text:p>
          </table:table-cell>
          <table:table-cell office:value-type="float" office:value="101054.382448" calcext:value-type="float">
            <text:p>101054,382448</text:p>
          </table:table-cell>
          <table:table-cell office:value-type="float" office:value="912" calcext:value-type="float">
            <text:p>912</text:p>
          </table:table-cell>
          <table:table-cell office:value-type="float" office:value="0.19827" calcext:value-type="float">
            <text:p>0,19827</text:p>
          </table:table-cell>
          <table:table-cell office:value-type="float" office:value="0.012242" calcext:value-type="float">
            <text:p>0,012242</text:p>
          </table:table-cell>
          <table:table-cell table:formula="of:=LEFT([.A3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1_len100000.txt </text:p>
          </table:table-cell>
          <table:table-cell office:value-type="float" office:value="102094.822579" calcext:value-type="float">
            <text:p>102094,822579</text:p>
          </table:table-cell>
          <table:table-cell office:value-type="float" office:value="963" calcext:value-type="float">
            <text:p>963</text:p>
          </table:table-cell>
          <table:table-cell office:value-type="float" office:value="0.192769" calcext:value-type="float">
            <text:p>0,192769</text:p>
          </table:table-cell>
          <table:table-cell office:value-type="float" office:value="0.012044" calcext:value-type="float">
            <text:p>0,012044</text:p>
          </table:table-cell>
          <table:table-cell table:formula="of:=LEFT([.A3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3_len100000.txt </text:p>
          </table:table-cell>
          <table:table-cell office:value-type="float" office:value="104222.905222" calcext:value-type="float">
            <text:p>104222,905222</text:p>
          </table:table-cell>
          <table:table-cell office:value-type="float" office:value="1066" calcext:value-type="float">
            <text:p>1066</text:p>
          </table:table-cell>
          <table:table-cell office:value-type="float" office:value="0.189514" calcext:value-type="float">
            <text:p>0,189514</text:p>
          </table:table-cell>
          <table:table-cell office:value-type="float" office:value="0.012172" calcext:value-type="float">
            <text:p>0,012172</text:p>
          </table:table-cell>
          <table:table-cell table:formula="of:=LEFT([.A3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6_len100000.txt </text:p>
          </table:table-cell>
          <table:table-cell office:value-type="float" office:value="105328.528948" calcext:value-type="float">
            <text:p>105328,528948</text:p>
          </table:table-cell>
          <table:table-cell office:value-type="float" office:value="1049" calcext:value-type="float">
            <text:p>1049</text:p>
          </table:table-cell>
          <table:table-cell office:value-type="float" office:value="0.185301" calcext:value-type="float">
            <text:p>0,185301</text:p>
          </table:table-cell>
          <table:table-cell office:value-type="float" office:value="0.011942" calcext:value-type="float">
            <text:p>0,011942</text:p>
          </table:table-cell>
          <table:table-cell table:formula="of:=LEFT([.A3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5_len100000.txt </text:p>
          </table:table-cell>
          <table:table-cell office:value-type="float" office:value="106995.795924" calcext:value-type="float">
            <text:p>106995,795924</text:p>
          </table:table-cell>
          <table:table-cell office:value-type="float" office:value="1031" calcext:value-type="float">
            <text:p>1031</text:p>
          </table:table-cell>
          <table:table-cell office:value-type="float" office:value="0.187952" calcext:value-type="float">
            <text:p>0,187952</text:p>
          </table:table-cell>
          <table:table-cell office:value-type="float" office:value="0.012127" calcext:value-type="float">
            <text:p>0,012127</text:p>
          </table:table-cell>
          <table:table-cell table:formula="of:=LEFT([.A3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2_len100000.txt </text:p>
          </table:table-cell>
          <table:table-cell office:value-type="float" office:value="107985.631559" calcext:value-type="float">
            <text:p>107985,631559</text:p>
          </table:table-cell>
          <table:table-cell office:value-type="float" office:value="885" calcext:value-type="float">
            <text:p>885</text:p>
          </table:table-cell>
          <table:table-cell office:value-type="float" office:value="0.206996" calcext:value-type="float">
            <text:p>0,206996</text:p>
          </table:table-cell>
          <table:table-cell office:value-type="float" office:value="0.012615" calcext:value-type="float">
            <text:p>0,012615</text:p>
          </table:table-cell>
          <table:table-cell table:formula="of:=LEFT([.A3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7_len100000.txt </text:p>
          </table:table-cell>
          <table:table-cell office:value-type="float" office:value="108478.537362" calcext:value-type="float">
            <text:p>108478,537362</text:p>
          </table:table-cell>
          <table:table-cell office:value-type="float" office:value="1023" calcext:value-type="float">
            <text:p>1023</text:p>
          </table:table-cell>
          <table:table-cell office:value-type="float" office:value="0.18345" calcext:value-type="float">
            <text:p>0,18345</text:p>
          </table:table-cell>
          <table:table-cell office:value-type="float" office:value="0.01187" calcext:value-type="float">
            <text:p>0,01187</text:p>
          </table:table-cell>
          <table:table-cell table:formula="of:=LEFT([.A3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8_len100000.txt </text:p>
          </table:table-cell>
          <table:table-cell office:value-type="float" office:value="110023.891692" calcext:value-type="float">
            <text:p>110023,891692</text:p>
          </table:table-cell>
          <table:table-cell office:value-type="float" office:value="1126" calcext:value-type="float">
            <text:p>1126</text:p>
          </table:table-cell>
          <table:table-cell office:value-type="float" office:value="0.174302" calcext:value-type="float">
            <text:p>0,174302</text:p>
          </table:table-cell>
          <table:table-cell office:value-type="float" office:value="0.011648" calcext:value-type="float">
            <text:p>0,011648</text:p>
          </table:table-cell>
          <table:table-cell table:formula="of:=LEFT([.A4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2_len100000.txt </text:p>
          </table:table-cell>
          <table:table-cell office:value-type="float" office:value="111440.830399" calcext:value-type="float">
            <text:p>111440,830399</text:p>
          </table:table-cell>
          <table:table-cell office:value-type="float" office:value="1126" calcext:value-type="float">
            <text:p>1126</text:p>
          </table:table-cell>
          <table:table-cell office:value-type="float" office:value="0.187907" calcext:value-type="float">
            <text:p>0,187907</text:p>
          </table:table-cell>
          <table:table-cell office:value-type="float" office:value="0.012013" calcext:value-type="float">
            <text:p>0,012013</text:p>
          </table:table-cell>
          <table:table-cell table:formula="of:=LEFT([.A4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4_len100000.txt </text:p>
          </table:table-cell>
          <table:table-cell office:value-type="float" office:value="111880.615262" calcext:value-type="float">
            <text:p>111880,615262</text:p>
          </table:table-cell>
          <table:table-cell office:value-type="float" office:value="1182" calcext:value-type="float">
            <text:p>1182</text:p>
          </table:table-cell>
          <table:table-cell office:value-type="float" office:value="0.180079" calcext:value-type="float">
            <text:p>0,180079</text:p>
          </table:table-cell>
          <table:table-cell office:value-type="float" office:value="0.011764" calcext:value-type="float">
            <text:p>0,011764</text:p>
          </table:table-cell>
          <table:table-cell table:formula="of:=LEFT([.A4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0_len100000.txt </text:p>
          </table:table-cell>
          <table:table-cell office:value-type="float" office:value="112078.97902" calcext:value-type="float">
            <text:p>112078,97902</text:p>
          </table:table-cell>
          <table:table-cell office:value-type="float" office:value="1066" calcext:value-type="float">
            <text:p>1066</text:p>
          </table:table-cell>
          <table:table-cell office:value-type="float" office:value="0.204954" calcext:value-type="float">
            <text:p>0,204954</text:p>
          </table:table-cell>
          <table:table-cell office:value-type="float" office:value="0.011676" calcext:value-type="float">
            <text:p>0,011676</text:p>
          </table:table-cell>
          <table:table-cell table:formula="of:=LEFT([.A4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8_len100000.txt </text:p>
          </table:table-cell>
          <table:table-cell office:value-type="float" office:value="113012.410491" calcext:value-type="float">
            <text:p>113012,410491</text:p>
          </table:table-cell>
          <table:table-cell office:value-type="float" office:value="1007" calcext:value-type="float">
            <text:p>1007</text:p>
          </table:table-cell>
          <table:table-cell office:value-type="float" office:value="0.216622" calcext:value-type="float">
            <text:p>0,216622</text:p>
          </table:table-cell>
          <table:table-cell office:value-type="float" office:value="0.011847" calcext:value-type="float">
            <text:p>0,011847</text:p>
          </table:table-cell>
          <table:table-cell table:formula="of:=LEFT([.A4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3_len100000.txt </text:p>
          </table:table-cell>
          <table:table-cell office:value-type="float" office:value="116323.771839" calcext:value-type="float">
            <text:p>116323,771839</text:p>
          </table:table-cell>
          <table:table-cell office:value-type="float" office:value="1159" calcext:value-type="float">
            <text:p>1159</text:p>
          </table:table-cell>
          <table:table-cell office:value-type="float" office:value="0.189797" calcext:value-type="float">
            <text:p>0,189797</text:p>
          </table:table-cell>
          <table:table-cell office:value-type="float" office:value="0.011874" calcext:value-type="float">
            <text:p>0,011874</text:p>
          </table:table-cell>
          <table:table-cell table:formula="of:=LEFT([.A4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2_len100000.txt </text:p>
          </table:table-cell>
          <table:table-cell office:value-type="float" office:value="120301.859855" calcext:value-type="float">
            <text:p>120301,859855</text:p>
          </table:table-cell>
          <table:table-cell office:value-type="float" office:value="1207" calcext:value-type="float">
            <text:p>1207</text:p>
          </table:table-cell>
          <table:table-cell office:value-type="float" office:value="0.196818" calcext:value-type="float">
            <text:p>0,196818</text:p>
          </table:table-cell>
          <table:table-cell office:value-type="float" office:value="0.01138" calcext:value-type="float">
            <text:p>0,01138</text:p>
          </table:table-cell>
          <table:table-cell table:formula="of:=LEFT([.A4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9_len100000.txt </text:p>
          </table:table-cell>
          <table:table-cell office:value-type="float" office:value="121479.89583" calcext:value-type="float">
            <text:p>121479,89583</text:p>
          </table:table-cell>
          <table:table-cell office:value-type="float" office:value="1234" calcext:value-type="float">
            <text:p>1234</text:p>
          </table:table-cell>
          <table:table-cell office:value-type="float" office:value="0.181176" calcext:value-type="float">
            <text:p>0,181176</text:p>
          </table:table-cell>
          <table:table-cell office:value-type="float" office:value="0.01155" calcext:value-type="float">
            <text:p>0,01155</text:p>
          </table:table-cell>
          <table:table-cell table:formula="of:=LEFT([.A4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5_len100000.txt </text:p>
          </table:table-cell>
          <table:table-cell office:value-type="float" office:value="121503.966577" calcext:value-type="float">
            <text:p>121503,966577</text:p>
          </table:table-cell>
          <table:table-cell office:value-type="float" office:value="1211" calcext:value-type="float">
            <text:p>1211</text:p>
          </table:table-cell>
          <table:table-cell office:value-type="float" office:value="0.180612" calcext:value-type="float">
            <text:p>0,180612</text:p>
          </table:table-cell>
          <table:table-cell office:value-type="float" office:value="0.011559" calcext:value-type="float">
            <text:p>0,011559</text:p>
          </table:table-cell>
          <table:table-cell table:formula="of:=LEFT([.A4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6_len100000.txt </text:p>
          </table:table-cell>
          <table:table-cell office:value-type="float" office:value="122165.19181" calcext:value-type="float">
            <text:p>122165,19181</text:p>
          </table:table-cell>
          <table:table-cell office:value-type="float" office:value="224" calcext:value-type="float">
            <text:p>224</text:p>
          </table:table-cell>
          <table:table-cell office:value-type="float" office:value="0.357402" calcext:value-type="float">
            <text:p>0,357402</text:p>
          </table:table-cell>
          <table:table-cell office:value-type="float" office:value="0.014647" calcext:value-type="float">
            <text:p>0,014647</text:p>
          </table:table-cell>
          <table:table-cell table:formula="of:=LEFT([.A4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60_len100000.txt </text:p>
          </table:table-cell>
          <table:table-cell office:value-type="float" office:value="123823.740401" calcext:value-type="float">
            <text:p>123823,740401</text:p>
          </table:table-cell>
          <table:table-cell office:value-type="float" office:value="177" calcext:value-type="float">
            <text:p>177</text:p>
          </table:table-cell>
          <table:table-cell office:value-type="float" office:value="0.359274" calcext:value-type="float">
            <text:p>0,359274</text:p>
          </table:table-cell>
          <table:table-cell office:value-type="float" office:value="0.015731" calcext:value-type="float">
            <text:p>0,015731</text:p>
          </table:table-cell>
          <table:table-cell table:formula="of:=LEFT([.A5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1.00_len100000.txt </text:p>
          </table:table-cell>
          <table:table-cell office:value-type="float" office:value="125230.027253" calcext:value-type="float">
            <text:p>125230,027253</text:p>
          </table:table-cell>
          <table:table-cell office:value-type="float" office:value="1254" calcext:value-type="float">
            <text:p>1254</text:p>
          </table:table-cell>
          <table:table-cell office:value-type="float" office:value="0.1854" calcext:value-type="float">
            <text:p>0,1854</text:p>
          </table:table-cell>
          <table:table-cell office:value-type="float" office:value="0.011678" calcext:value-type="float">
            <text:p>0,011678</text:p>
          </table:table-cell>
          <table:table-cell table:formula="of:=LEFT([.A5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6_len100000.txt </text:p>
          </table:table-cell>
          <table:table-cell office:value-type="float" office:value="127154.031418" calcext:value-type="float">
            <text:p>127154,031418</text:p>
          </table:table-cell>
          <table:table-cell office:value-type="float" office:value="1331" calcext:value-type="float">
            <text:p>1331</text:p>
          </table:table-cell>
          <table:table-cell office:value-type="float" office:value="0.174184" calcext:value-type="float">
            <text:p>0,174184</text:p>
          </table:table-cell>
          <table:table-cell office:value-type="float" office:value="0.011417" calcext:value-type="float">
            <text:p>0,011417</text:p>
          </table:table-cell>
          <table:table-cell table:formula="of:=LEFT([.A5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4_len100000.txt </text:p>
          </table:table-cell>
          <table:table-cell office:value-type="float" office:value="128205.248436" calcext:value-type="float">
            <text:p>128205,248436</text:p>
          </table:table-cell>
          <table:table-cell office:value-type="float" office:value="1316" calcext:value-type="float">
            <text:p>1316</text:p>
          </table:table-cell>
          <table:table-cell office:value-type="float" office:value="0.197213" calcext:value-type="float">
            <text:p>0,197213</text:p>
          </table:table-cell>
          <table:table-cell office:value-type="float" office:value="0.011172" calcext:value-type="float">
            <text:p>0,011172</text:p>
          </table:table-cell>
          <table:table-cell table:formula="of:=LEFT([.A5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7_len100000.txt </text:p>
          </table:table-cell>
          <table:table-cell office:value-type="float" office:value="132291.471123" calcext:value-type="float">
            <text:p>132291,471123</text:p>
          </table:table-cell>
          <table:table-cell office:value-type="float" office:value="1366" calcext:value-type="float">
            <text:p>1366</text:p>
          </table:table-cell>
          <table:table-cell office:value-type="float" office:value="0.173707" calcext:value-type="float">
            <text:p>0,173707</text:p>
          </table:table-cell>
          <table:table-cell office:value-type="float" office:value="0.011261" calcext:value-type="float">
            <text:p>0,011261</text:p>
          </table:table-cell>
          <table:table-cell table:formula="of:=LEFT([.A5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9_len100000.txt </text:p>
          </table:table-cell>
          <table:table-cell office:value-type="float" office:value="140786.996979" calcext:value-type="float">
            <text:p>140786,996979</text:p>
          </table:table-cell>
          <table:table-cell office:value-type="float" office:value="1510" calcext:value-type="float">
            <text:p>1510</text:p>
          </table:table-cell>
          <table:table-cell office:value-type="float" office:value="0.172174" calcext:value-type="float">
            <text:p>0,172174</text:p>
          </table:table-cell>
          <table:table-cell office:value-type="float" office:value="0.0111" calcext:value-type="float">
            <text:p>0,0111</text:p>
          </table:table-cell>
          <table:table-cell table:formula="of:=LEFT([.A5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60_len100000.txt </text:p>
          </table:table-cell>
          <table:table-cell office:value-type="float" office:value="142459.860853" calcext:value-type="float">
            <text:p>142459,860853</text:p>
          </table:table-cell>
          <table:table-cell office:value-type="float" office:value="139" calcext:value-type="float">
            <text:p>139</text:p>
          </table:table-cell>
          <table:table-cell office:value-type="float" office:value="0.379957" calcext:value-type="float">
            <text:p>0,379957</text:p>
          </table:table-cell>
          <table:table-cell office:value-type="float" office:value="0.015811" calcext:value-type="float">
            <text:p>0,015811</text:p>
          </table:table-cell>
          <table:table-cell table:formula="of:=LEFT([.A5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8_len100000.txt </text:p>
          </table:table-cell>
          <table:table-cell office:value-type="float" office:value="143662.772109" calcext:value-type="float">
            <text:p>143662,772109</text:p>
          </table:table-cell>
          <table:table-cell office:value-type="float" office:value="1519" calcext:value-type="float">
            <text:p>1519</text:p>
          </table:table-cell>
          <table:table-cell office:value-type="float" office:value="0.175986" calcext:value-type="float">
            <text:p>0,175986</text:p>
          </table:table-cell>
          <table:table-cell office:value-type="float" office:value="0.011131" calcext:value-type="float">
            <text:p>0,011131</text:p>
          </table:table-cell>
          <table:table-cell table:formula="of:=LEFT([.A5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3_len100000.txt </text:p>
          </table:table-cell>
          <table:table-cell office:value-type="float" office:value="146603.83111" calcext:value-type="float">
            <text:p>146603,83111</text:p>
          </table:table-cell>
          <table:table-cell office:value-type="float" office:value="198" calcext:value-type="float">
            <text:p>198</text:p>
          </table:table-cell>
          <table:table-cell office:value-type="float" office:value="0.376914" calcext:value-type="float">
            <text:p>0,376914</text:p>
          </table:table-cell>
          <table:table-cell office:value-type="float" office:value="0.015004" calcext:value-type="float">
            <text:p>0,015004</text:p>
          </table:table-cell>
          <table:table-cell table:formula="of:=LEFT([.A5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6_len100000.txt </text:p>
          </table:table-cell>
          <table:table-cell office:value-type="float" office:value="148287.415673" calcext:value-type="float">
            <text:p>148287,415673</text:p>
          </table:table-cell>
          <table:table-cell office:value-type="float" office:value="1598" calcext:value-type="float">
            <text:p>1598</text:p>
          </table:table-cell>
          <table:table-cell office:value-type="float" office:value="0.184419" calcext:value-type="float">
            <text:p>0,184419</text:p>
          </table:table-cell>
          <table:table-cell office:value-type="float" office:value="0.010817" calcext:value-type="float">
            <text:p>0,010817</text:p>
          </table:table-cell>
          <table:table-cell table:formula="of:=LEFT([.A5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1.00_len100000.txt </text:p>
          </table:table-cell>
          <table:table-cell office:value-type="float" office:value="152392.736148" calcext:value-type="float">
            <text:p>152392,736148</text:p>
          </table:table-cell>
          <table:table-cell office:value-type="float" office:value="1580" calcext:value-type="float">
            <text:p>1580</text:p>
          </table:table-cell>
          <table:table-cell office:value-type="float" office:value="0.173737" calcext:value-type="float">
            <text:p>0,173737</text:p>
          </table:table-cell>
          <table:table-cell office:value-type="float" office:value="0.010798" calcext:value-type="float">
            <text:p>0,010798</text:p>
          </table:table-cell>
          <table:table-cell table:formula="of:=LEFT([.A6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0_len100000.txt </text:p>
          </table:table-cell>
          <table:table-cell office:value-type="float" office:value="153186.686269" calcext:value-type="float">
            <text:p>153186,686269</text:p>
          </table:table-cell>
          <table:table-cell office:value-type="float" office:value="178" calcext:value-type="float">
            <text:p>178</text:p>
          </table:table-cell>
          <table:table-cell office:value-type="float" office:value="0.389228" calcext:value-type="float">
            <text:p>0,389228</text:p>
          </table:table-cell>
          <table:table-cell office:value-type="float" office:value="0.01494" calcext:value-type="float">
            <text:p>0,01494</text:p>
          </table:table-cell>
          <table:table-cell table:formula="of:=LEFT([.A6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8_len100000.txt </text:p>
          </table:table-cell>
          <table:table-cell office:value-type="float" office:value="153520.863941" calcext:value-type="float">
            <text:p>153520,863941</text:p>
          </table:table-cell>
          <table:table-cell office:value-type="float" office:value="1678" calcext:value-type="float">
            <text:p>1678</text:p>
          </table:table-cell>
          <table:table-cell office:value-type="float" office:value="0.186601" calcext:value-type="float">
            <text:p>0,186601</text:p>
          </table:table-cell>
          <table:table-cell office:value-type="float" office:value="0.010457" calcext:value-type="float">
            <text:p>0,010457</text:p>
          </table:table-cell>
          <table:table-cell table:formula="of:=LEFT([.A6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9_len100000.txt </text:p>
          </table:table-cell>
          <table:table-cell office:value-type="float" office:value="161643.06718" calcext:value-type="float">
            <text:p>161643,06718</text:p>
          </table:table-cell>
          <table:table-cell office:value-type="float" office:value="153" calcext:value-type="float">
            <text:p>153</text:p>
          </table:table-cell>
          <table:table-cell office:value-type="float" office:value="0.408052" calcext:value-type="float">
            <text:p>0,408052</text:p>
          </table:table-cell>
          <table:table-cell office:value-type="float" office:value="0.015177" calcext:value-type="float">
            <text:p>0,015177</text:p>
          </table:table-cell>
          <table:table-cell table:formula="of:=LEFT([.A6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2_len100000.txt </text:p>
          </table:table-cell>
          <table:table-cell office:value-type="float" office:value="162839.168541" calcext:value-type="float">
            <text:p>162839,168541</text:p>
          </table:table-cell>
          <table:table-cell office:value-type="float" office:value="1161" calcext:value-type="float">
            <text:p>1161</text:p>
          </table:table-cell>
          <table:table-cell office:value-type="float" office:value="0.307349" calcext:value-type="float">
            <text:p>0,307349</text:p>
          </table:table-cell>
          <table:table-cell office:value-type="float" office:value="0.011798" calcext:value-type="float">
            <text:p>0,011798</text:p>
          </table:table-cell>
          <table:table-cell table:formula="of:=LEFT([.A6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9_len100000.txt </text:p>
          </table:table-cell>
          <table:table-cell office:value-type="float" office:value="163650.76269" calcext:value-type="float">
            <text:p>163650,76269</text:p>
          </table:table-cell>
          <table:table-cell office:value-type="float" office:value="937" calcext:value-type="float">
            <text:p>937</text:p>
          </table:table-cell>
          <table:table-cell office:value-type="float" office:value="0.32976" calcext:value-type="float">
            <text:p>0,32976</text:p>
          </table:table-cell>
          <table:table-cell office:value-type="float" office:value="0.012127" calcext:value-type="float">
            <text:p>0,012127</text:p>
          </table:table-cell>
          <table:table-cell table:formula="of:=LEFT([.A6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1.00_len100000.txt </text:p>
          </table:table-cell>
          <table:table-cell office:value-type="float" office:value="163760.830596" calcext:value-type="float">
            <text:p>163760,830596</text:p>
          </table:table-cell>
          <table:table-cell office:value-type="float" office:value="1824" calcext:value-type="float">
            <text:p>1824</text:p>
          </table:table-cell>
          <table:table-cell office:value-type="float" office:value="0.18459" calcext:value-type="float">
            <text:p>0,18459</text:p>
          </table:table-cell>
          <table:table-cell office:value-type="float" office:value="0.010176" calcext:value-type="float">
            <text:p>0,010176</text:p>
          </table:table-cell>
          <table:table-cell table:formula="of:=LEFT([.A6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5_len100000.txt </text:p>
          </table:table-cell>
          <table:table-cell office:value-type="float" office:value="168583.273473" calcext:value-type="float">
            <text:p>168583,273473</text:p>
          </table:table-cell>
          <table:table-cell office:value-type="float" office:value="1306" calcext:value-type="float">
            <text:p>1306</text:p>
          </table:table-cell>
          <table:table-cell office:value-type="float" office:value="0.290723" calcext:value-type="float">
            <text:p>0,290723</text:p>
          </table:table-cell>
          <table:table-cell office:value-type="float" office:value="0.011324" calcext:value-type="float">
            <text:p>0,011324</text:p>
          </table:table-cell>
          <table:table-cell table:formula="of:=LEFT([.A6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6_len100000.txt </text:p>
          </table:table-cell>
          <table:table-cell office:value-type="float" office:value="169255.403573" calcext:value-type="float">
            <text:p>169255,403573</text:p>
          </table:table-cell>
          <table:table-cell office:value-type="float" office:value="846" calcext:value-type="float">
            <text:p>846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.012612" calcext:value-type="float">
            <text:p>0,012612</text:p>
          </table:table-cell>
          <table:table-cell table:formula="of:=LEFT([.A6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8_len100000.txt </text:p>
          </table:table-cell>
          <table:table-cell office:value-type="float" office:value="175851.939422" calcext:value-type="float">
            <text:p>175851,939422</text:p>
          </table:table-cell>
          <table:table-cell office:value-type="float" office:value="1586" calcext:value-type="float">
            <text:p>1586</text:p>
          </table:table-cell>
          <table:table-cell office:value-type="float" office:value="0.271601" calcext:value-type="float">
            <text:p>0,271601</text:p>
          </table:table-cell>
          <table:table-cell office:value-type="float" office:value="0.01086" calcext:value-type="float">
            <text:p>0,01086</text:p>
          </table:table-cell>
          <table:table-cell table:formula="of:=LEFT([.A6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3_len100000.txt </text:p>
          </table:table-cell>
          <table:table-cell office:value-type="float" office:value="180549.563172" calcext:value-type="float">
            <text:p>180549,563172</text:p>
          </table:table-cell>
          <table:table-cell office:value-type="float" office:value="672" calcext:value-type="float">
            <text:p>672</text:p>
          </table:table-cell>
          <table:table-cell office:value-type="float" office:value="0.382889" calcext:value-type="float">
            <text:p>0,382889</text:p>
          </table:table-cell>
          <table:table-cell office:value-type="float" office:value="0.013031" calcext:value-type="float">
            <text:p>0,013031</text:p>
          </table:table-cell>
          <table:table-cell table:formula="of:=LEFT([.A7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2_len100000.txt </text:p>
          </table:table-cell>
          <table:table-cell office:value-type="float" office:value="195134.51276" calcext:value-type="float">
            <text:p>195134,51276</text:p>
          </table:table-cell>
          <table:table-cell office:value-type="float" office:value="1914" calcext:value-type="float">
            <text:p>1914</text:p>
          </table:table-cell>
          <table:table-cell office:value-type="float" office:value="0.257006" calcext:value-type="float">
            <text:p>0,257006</text:p>
          </table:table-cell>
          <table:table-cell office:value-type="float" office:value="0.010225" calcext:value-type="float">
            <text:p>0,010225</text:p>
          </table:table-cell>
          <table:table-cell table:formula="of:=LEFT([.A7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0_len100000.txt </text:p>
          </table:table-cell>
          <table:table-cell office:value-type="float" office:value="204119.57023" calcext:value-type="float">
            <text:p>204119,57023</text:p>
          </table:table-cell>
          <table:table-cell office:value-type="float" office:value="579" calcext:value-type="float">
            <text:p>579</text:p>
          </table:table-cell>
          <table:table-cell office:value-type="float" office:value="0.414342" calcext:value-type="float">
            <text:p>0,414342</text:p>
          </table:table-cell>
          <table:table-cell office:value-type="float" office:value="0.013344" calcext:value-type="float">
            <text:p>0,013344</text:p>
          </table:table-cell>
          <table:table-cell table:formula="of:=LEFT([.A7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4_len100000.txt </text:p>
          </table:table-cell>
          <table:table-cell office:value-type="float" office:value="209708.779396" calcext:value-type="float">
            <text:p>209708,779396</text:p>
          </table:table-cell>
          <table:table-cell office:value-type="float" office:value="2121" calcext:value-type="float">
            <text:p>2121</text:p>
          </table:table-cell>
          <table:table-cell office:value-type="float" office:value="0.241198" calcext:value-type="float">
            <text:p>0,241198</text:p>
          </table:table-cell>
          <table:table-cell office:value-type="float" office:value="0.009915" calcext:value-type="float">
            <text:p>0,009915</text:p>
          </table:table-cell>
          <table:table-cell table:formula="of:=LEFT([.A7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9_len100000.txt </text:p>
          </table:table-cell>
          <table:table-cell office:value-type="float" office:value="215414.002442" calcext:value-type="float">
            <text:p>215414,002442</text:p>
          </table:table-cell>
          <table:table-cell office:value-type="float" office:value="508" calcext:value-type="float">
            <text:p>508</text:p>
          </table:table-cell>
          <table:table-cell office:value-type="float" office:value="0.41872" calcext:value-type="float">
            <text:p>0,41872</text:p>
          </table:table-cell>
          <table:table-cell office:value-type="float" office:value="0.013374" calcext:value-type="float">
            <text:p>0,013374</text:p>
          </table:table-cell>
          <table:table-cell table:formula="of:=LEFT([.A7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6_len100000.txt </text:p>
          </table:table-cell>
          <table:table-cell office:value-type="float" office:value="221117.278145" calcext:value-type="float">
            <text:p>221117,278145</text:p>
          </table:table-cell>
          <table:table-cell office:value-type="float" office:value="133" calcext:value-type="float">
            <text:p>133</text:p>
          </table:table-cell>
          <table:table-cell office:value-type="float" office:value="0.443671" calcext:value-type="float">
            <text:p>0,443671</text:p>
          </table:table-cell>
          <table:table-cell office:value-type="float" office:value="0.015454" calcext:value-type="float">
            <text:p>0,015454</text:p>
          </table:table-cell>
          <table:table-cell table:formula="of:=LEFT([.A7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6_len100000.txt </text:p>
          </table:table-cell>
          <table:table-cell office:value-type="float" office:value="224418.790643" calcext:value-type="float">
            <text:p>224418,790643</text:p>
          </table:table-cell>
          <table:table-cell office:value-type="float" office:value="2285" calcext:value-type="float">
            <text:p>2285</text:p>
          </table:table-cell>
          <table:table-cell office:value-type="float" office:value="0.236824" calcext:value-type="float">
            <text:p>0,236824</text:p>
          </table:table-cell>
          <table:table-cell office:value-type="float" office:value="0.009627" calcext:value-type="float">
            <text:p>0,009627</text:p>
          </table:table-cell>
          <table:table-cell table:formula="of:=LEFT([.A7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6_len100000.txt </text:p>
          </table:table-cell>
          <table:table-cell office:value-type="float" office:value="236056.479934" calcext:value-type="float">
            <text:p>236056,479934</text:p>
          </table:table-cell>
          <table:table-cell office:value-type="float" office:value="445" calcext:value-type="float">
            <text:p>445</text:p>
          </table:table-cell>
          <table:table-cell office:value-type="float" office:value="0.441127" calcext:value-type="float">
            <text:p>0,441127</text:p>
          </table:table-cell>
          <table:table-cell office:value-type="float" office:value="0.013734" calcext:value-type="float">
            <text:p>0,013734</text:p>
          </table:table-cell>
          <table:table-cell table:formula="of:=LEFT([.A7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8_len100000.txt </text:p>
          </table:table-cell>
          <table:table-cell office:value-type="float" office:value="238002.456811" calcext:value-type="float">
            <text:p>238002,456811</text:p>
          </table:table-cell>
          <table:table-cell office:value-type="float" office:value="2546" calcext:value-type="float">
            <text:p>2546</text:p>
          </table:table-cell>
          <table:table-cell office:value-type="float" office:value="0.220951" calcext:value-type="float">
            <text:p>0,220951</text:p>
          </table:table-cell>
          <table:table-cell office:value-type="float" office:value="0.009421" calcext:value-type="float">
            <text:p>0,009421</text:p>
          </table:table-cell>
          <table:table-cell table:formula="of:=LEFT([.A7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0_len100000.txt </text:p>
          </table:table-cell>
          <table:table-cell office:value-type="float" office:value="252780.222501" calcext:value-type="float">
            <text:p>252780,222501</text:p>
          </table:table-cell>
          <table:table-cell office:value-type="float" office:value="2642" calcext:value-type="float">
            <text:p>2642</text:p>
          </table:table-cell>
          <table:table-cell office:value-type="float" office:value="0.21602" calcext:value-type="float">
            <text:p>0,21602</text:p>
          </table:table-cell>
          <table:table-cell office:value-type="float" office:value="0.00903" calcext:value-type="float">
            <text:p>0,00903</text:p>
          </table:table-cell>
          <table:table-cell table:formula="of:=LEFT([.A7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2_len100000.txt </text:p>
          </table:table-cell>
          <table:table-cell office:value-type="float" office:value="273085.48022" calcext:value-type="float">
            <text:p>273085,48022</text:p>
          </table:table-cell>
          <table:table-cell office:value-type="float" office:value="2939" calcext:value-type="float">
            <text:p>2939</text:p>
          </table:table-cell>
          <table:table-cell office:value-type="float" office:value="0.210496" calcext:value-type="float">
            <text:p>0,210496</text:p>
          </table:table-cell>
          <table:table-cell office:value-type="float" office:value="0.008793" calcext:value-type="float">
            <text:p>0,008793</text:p>
          </table:table-cell>
          <table:table-cell table:formula="of:=LEFT([.A8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3_len100000.txt </text:p>
          </table:table-cell>
          <table:table-cell office:value-type="float" office:value="288145.794638" calcext:value-type="float">
            <text:p>288145,794638</text:p>
          </table:table-cell>
          <table:table-cell office:value-type="float" office:value="328" calcext:value-type="float">
            <text:p>328</text:p>
          </table:table-cell>
          <table:table-cell office:value-type="float" office:value="0.476606" calcext:value-type="float">
            <text:p>0,476606</text:p>
          </table:table-cell>
          <table:table-cell office:value-type="float" office:value="0.013981" calcext:value-type="float">
            <text:p>0,013981</text:p>
          </table:table-cell>
          <table:table-cell table:formula="of:=LEFT([.A8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4_len100000.txt </text:p>
          </table:table-cell>
          <table:table-cell office:value-type="float" office:value="301974.800711" calcext:value-type="float">
            <text:p>301974,800711</text:p>
          </table:table-cell>
          <table:table-cell office:value-type="float" office:value="3237" calcext:value-type="float">
            <text:p>3237</text:p>
          </table:table-cell>
          <table:table-cell office:value-type="float" office:value="0.206792" calcext:value-type="float">
            <text:p>0,206792</text:p>
          </table:table-cell>
          <table:table-cell office:value-type="float" office:value="0.008527" calcext:value-type="float">
            <text:p>0,008527</text:p>
          </table:table-cell>
          <table:table-cell table:formula="of:=LEFT([.A8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6_len100000.txt </text:p>
          </table:table-cell>
          <table:table-cell office:value-type="float" office:value="313373.271284" calcext:value-type="float">
            <text:p>313373,271284</text:p>
          </table:table-cell>
          <table:table-cell office:value-type="float" office:value="3420" calcext:value-type="float">
            <text:p>3420</text:p>
          </table:table-cell>
          <table:table-cell office:value-type="float" office:value="0.197918" calcext:value-type="float">
            <text:p>0,197918</text:p>
          </table:table-cell>
          <table:table-cell office:value-type="float" office:value="0.008339" calcext:value-type="float">
            <text:p>0,008339</text:p>
          </table:table-cell>
          <table:table-cell table:formula="of:=LEFT([.A8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0_len100000.txt </text:p>
          </table:table-cell>
          <table:table-cell office:value-type="float" office:value="333768.663161" calcext:value-type="float">
            <text:p>333768,663161</text:p>
          </table:table-cell>
          <table:table-cell office:value-type="float" office:value="254" calcext:value-type="float">
            <text:p>254</text:p>
          </table:table-cell>
          <table:table-cell office:value-type="float" office:value="0.502493" calcext:value-type="float">
            <text:p>0,502493</text:p>
          </table:table-cell>
          <table:table-cell office:value-type="float" office:value="0.014062" calcext:value-type="float">
            <text:p>0,014062</text:p>
          </table:table-cell>
          <table:table-cell table:formula="of:=LEFT([.A8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8_len100000.txt </text:p>
          </table:table-cell>
          <table:table-cell office:value-type="float" office:value="351977.422254" calcext:value-type="float">
            <text:p>351977,422254</text:p>
          </table:table-cell>
          <table:table-cell office:value-type="float" office:value="3830" calcext:value-type="float">
            <text:p>3830</text:p>
          </table:table-cell>
          <table:table-cell office:value-type="float" office:value="0.19908" calcext:value-type="float">
            <text:p>0,19908</text:p>
          </table:table-cell>
          <table:table-cell office:value-type="float" office:value="0.007885" calcext:value-type="float">
            <text:p>0,007885</text:p>
          </table:table-cell>
          <table:table-cell table:formula="of:=LEFT([.A8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1.00_len100000.txt </text:p>
          </table:table-cell>
          <table:table-cell office:value-type="float" office:value="369205.32326" calcext:value-type="float">
            <text:p>369205,32326</text:p>
          </table:table-cell>
          <table:table-cell office:value-type="float" office:value="3968" calcext:value-type="float">
            <text:p>3968</text:p>
          </table:table-cell>
          <table:table-cell office:value-type="float" office:value="0.198473" calcext:value-type="float">
            <text:p>0,198473</text:p>
          </table:table-cell>
          <table:table-cell office:value-type="float" office:value="0.007705" calcext:value-type="float">
            <text:p>0,007705</text:p>
          </table:table-cell>
          <table:table-cell table:formula="of:=LEFT([.A8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40_len100000.txt </text:p>
          </table:table-cell>
          <table:table-cell office:value-type="float" office:value="369886.957818" calcext:value-type="float">
            <text:p>369886,957818</text:p>
          </table:table-cell>
          <table:table-cell office:value-type="float" office:value="88" calcext:value-type="float">
            <text:p>88</text:p>
          </table:table-cell>
          <table:table-cell office:value-type="float" office:value="0.526575" calcext:value-type="float">
            <text:p>0,526575</text:p>
          </table:table-cell>
          <table:table-cell office:value-type="float" office:value="0.016391" calcext:value-type="float">
            <text:p>0,016391</text:p>
          </table:table-cell>
          <table:table-cell table:formula="of:=LEFT([.A8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7_len100000.txt </text:p>
          </table:table-cell>
          <table:table-cell office:value-type="float" office:value="397746.470325" calcext:value-type="float">
            <text:p>397746,470325</text:p>
          </table:table-cell>
          <table:table-cell office:value-type="float" office:value="167" calcext:value-type="float">
            <text:p>167</text:p>
          </table:table-cell>
          <table:table-cell office:value-type="float" office:value="0.541694" calcext:value-type="float">
            <text:p>0,541694</text:p>
          </table:table-cell>
          <table:table-cell office:value-type="float" office:value="0.014316" calcext:value-type="float">
            <text:p>0,014316</text:p>
          </table:table-cell>
          <table:table-cell table:formula="of:=LEFT([.A8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4_len100000.txt </text:p>
          </table:table-cell>
          <table:table-cell office:value-type="float" office:value="499196.801974" calcext:value-type="float">
            <text:p>499196,801974</text:p>
          </table:table-cell>
          <table:table-cell office:value-type="float" office:value="158" calcext:value-type="float">
            <text:p>158</text:p>
          </table:table-cell>
          <table:table-cell office:value-type="float" office:value="0.574202" calcext:value-type="float">
            <text:p>0,574202</text:p>
          </table:table-cell>
          <table:table-cell office:value-type="float" office:value="0.014225" calcext:value-type="float">
            <text:p>0,014225</text:p>
          </table:table-cell>
          <table:table-cell table:formula="of:=LEFT([.A8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0_len100000.txt </text:p>
          </table:table-cell>
          <table:table-cell office:value-type="float" office:value="516675.877638" calcext:value-type="float">
            <text:p>516675,877638</text:p>
          </table:table-cell>
          <table:table-cell office:value-type="float" office:value="84" calcext:value-type="float">
            <text:p>84</text:p>
          </table:table-cell>
          <table:table-cell office:value-type="float" office:value="0.53147" calcext:value-type="float">
            <text:p>0,53147</text:p>
          </table:table-cell>
          <table:table-cell office:value-type="float" office:value="0.016159" calcext:value-type="float">
            <text:p>0,016159</text:p>
          </table:table-cell>
          <table:table-cell table:formula="of:=LEFT([.A9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7_len100000.txt </text:p>
          </table:table-cell>
          <table:table-cell office:value-type="float" office:value="628525.519172" calcext:value-type="float">
            <text:p>628525,519172</text:p>
          </table:table-cell>
          <table:table-cell office:value-type="float" office:value="58" calcext:value-type="float">
            <text:p>58</text:p>
          </table:table-cell>
          <table:table-cell office:value-type="float" office:value="0.563441" calcext:value-type="float">
            <text:p>0,563441</text:p>
          </table:table-cell>
          <table:table-cell office:value-type="float" office:value="0.016294" calcext:value-type="float">
            <text:p>0,016294</text:p>
          </table:table-cell>
          <table:table-cell table:formula="of:=LEFT([.A9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3_len100000.txt </text:p>
          </table:table-cell>
          <table:table-cell office:value-type="float" office:value="641018.904811" calcext:value-type="float">
            <text:p>641018,904811</text:p>
          </table:table-cell>
          <table:table-cell office:value-type="float" office:value="98" calcext:value-type="float">
            <text:p>98</text:p>
          </table:table-cell>
          <table:table-cell office:value-type="float" office:value="0.533474" calcext:value-type="float">
            <text:p>0,533474</text:p>
          </table:table-cell>
          <table:table-cell office:value-type="float" office:value="0.016265" calcext:value-type="float">
            <text:p>0,016265</text:p>
          </table:table-cell>
          <table:table-cell table:formula="of:=LEFT([.A9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1_len100000.txt </text:p>
          </table:table-cell>
          <table:table-cell office:value-type="float" office:value="724439.209372" calcext:value-type="float">
            <text:p>724439,209372</text:p>
          </table:table-cell>
          <table:table-cell office:value-type="float" office:value="105" calcext:value-type="float">
            <text:p>105</text:p>
          </table:table-cell>
          <table:table-cell office:value-type="float" office:value="0.649484" calcext:value-type="float">
            <text:p>0,649484</text:p>
          </table:table-cell>
          <table:table-cell office:value-type="float" office:value="0.015095" calcext:value-type="float">
            <text:p>0,015095</text:p>
          </table:table-cell>
          <table:table-cell table:formula="of:=LEFT([.A9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8_len100000.txt </text:p>
          </table:table-cell>
          <table:table-cell office:value-type="float" office:value="803584.724058" calcext:value-type="float">
            <text:p>803584,724058</text:p>
          </table:table-cell>
          <table:table-cell office:value-type="float" office:value="76" calcext:value-type="float">
            <text:p>76</text:p>
          </table:table-cell>
          <table:table-cell office:value-type="float" office:value="0.651057" calcext:value-type="float">
            <text:p>0,651057</text:p>
          </table:table-cell>
          <table:table-cell office:value-type="float" office:value="0.013259" calcext:value-type="float">
            <text:p>0,013259</text:p>
          </table:table-cell>
          <table:table-cell table:formula="of:=LEFT([.A9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40_len100000.txt </text:p>
          </table:table-cell>
          <table:table-cell office:value-type="float" office:value="855181.895788" calcext:value-type="float">
            <text:p>855181,895788</text:p>
          </table:table-cell>
          <table:table-cell office:value-type="float" office:value="35" calcext:value-type="float">
            <text:p>35</text:p>
          </table:table-cell>
          <table:table-cell office:value-type="float" office:value="0.599923" calcext:value-type="float">
            <text:p>0,599923</text:p>
          </table:table-cell>
          <table:table-cell office:value-type="float" office:value="0.016549" calcext:value-type="float">
            <text:p>0,016549</text:p>
          </table:table-cell>
          <table:table-cell table:formula="of:=LEFT([.A9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5_len100000.txt </text:p>
          </table:table-cell>
          <table:table-cell office:value-type="float" office:value="1018028.627387" calcext:value-type="float">
            <text:p>1018028,627387</text:p>
          </table:table-cell>
          <table:table-cell office:value-type="float" office:value="65" calcext:value-type="float">
            <text:p>65</text:p>
          </table:table-cell>
          <table:table-cell office:value-type="float" office:value="0.68439" calcext:value-type="float">
            <text:p>0,68439</text:p>
          </table:table-cell>
          <table:table-cell office:value-type="float" office:value="0.012616" calcext:value-type="float">
            <text:p>0,012616</text:p>
          </table:table-cell>
          <table:table-cell table:formula="of:=LEFT([.A9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4_len100000.txt </text:p>
          </table:table-cell>
          <table:table-cell office:value-type="float" office:value="1075173.35865" calcext:value-type="float">
            <text:p>1075173,35865</text:p>
          </table:table-cell>
          <table:table-cell office:value-type="float" office:value="43" calcext:value-type="float">
            <text:p>43</text:p>
          </table:table-cell>
          <table:table-cell office:value-type="float" office:value="0.621713" calcext:value-type="float">
            <text:p>0,621713</text:p>
          </table:table-cell>
          <table:table-cell office:value-type="float" office:value="0.016668" calcext:value-type="float">
            <text:p>0,016668</text:p>
          </table:table-cell>
          <table:table-cell table:formula="of:=LEFT([.A9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20_len100000.txt </text:p>
          </table:table-cell>
          <table:table-cell office:value-type="float" office:value="1150155.196848" calcext:value-type="float">
            <text:p>1150155,196848</text:p>
          </table:table-cell>
          <table:table-cell office:value-type="float" office:value="26" calcext:value-type="float">
            <text:p>26</text:p>
          </table:table-cell>
          <table:table-cell office:value-type="float" office:value="0.686461" calcext:value-type="float">
            <text:p>0,686461</text:p>
          </table:table-cell>
          <table:table-cell office:value-type="float" office:value="0.013059" calcext:value-type="float">
            <text:p>0,013059</text:p>
          </table:table-cell>
          <table:table-cell table:formula="of:=LEFT([.A9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2_len100000.txt </text:p>
          </table:table-cell>
          <table:table-cell office:value-type="float" office:value="1271398.28396" calcext:value-type="float">
            <text:p>1271398,28396</text:p>
          </table:table-cell>
          <table:table-cell office:value-type="float" office:value="42" calcext:value-type="float">
            <text:p>42</text:p>
          </table:table-cell>
          <table:table-cell office:value-type="float" office:value="0.720078" calcext:value-type="float">
            <text:p>0,720078</text:p>
          </table:table-cell>
          <table:table-cell office:value-type="float" office:value="0.011907" calcext:value-type="float">
            <text:p>0,011907</text:p>
          </table:table-cell>
          <table:table-cell table:formula="of:=LEFT([.A9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9_len100000.txt </text:p>
          </table:table-cell>
          <table:table-cell office:value-type="float" office:value="1559375.166169" calcext:value-type="float">
            <text:p>1559375,166169</text:p>
          </table:table-cell>
          <table:table-cell office:value-type="float" office:value="33" calcext:value-type="float">
            <text:p>33</text:p>
          </table:table-cell>
          <table:table-cell office:value-type="float" office:value="0.749741" calcext:value-type="float">
            <text:p>0,749741</text:p>
          </table:table-cell>
          <table:table-cell office:value-type="float" office:value="0.010974" calcext:value-type="float">
            <text:p>0,010974</text:p>
          </table:table-cell>
          <table:table-cell table:formula="of:=LEFT([.A10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9_len100000.txt </text:p>
          </table:table-cell>
          <table:table-cell office:value-type="float" office:value="1803865.183293" calcext:value-type="float">
            <text:p>1803865,183293</text:p>
          </table:table-cell>
          <table:table-cell office:value-type="float" office:value="13" calcext:value-type="float">
            <text:p>13</text:p>
          </table:table-cell>
          <table:table-cell office:value-type="float" office:value="0.733848" calcext:value-type="float">
            <text:p>0,733848</text:p>
          </table:table-cell>
          <table:table-cell office:value-type="float" office:value="0.016231" calcext:value-type="float">
            <text:p>0,016231</text:p>
          </table:table-cell>
          <table:table-cell table:formula="of:=LEFT([.A10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6_len100000.txt </text:p>
          </table:table-cell>
          <table:table-cell office:value-type="float" office:value="1825735.820887" calcext:value-type="float">
            <text:p>1825735,820887</text:p>
          </table:table-cell>
          <table:table-cell office:value-type="float" office:value="20" calcext:value-type="float">
            <text:p>20</text:p>
          </table:table-cell>
          <table:table-cell office:value-type="float" office:value="0.775903" calcext:value-type="float">
            <text:p>0,775903</text:p>
          </table:table-cell>
          <table:table-cell office:value-type="float" office:value="0.010096" calcext:value-type="float">
            <text:p>0,010096</text:p>
          </table:table-cell>
          <table:table-cell table:formula="of:=LEFT([.A10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3_len100000.txt </text:p>
          </table:table-cell>
          <table:table-cell office:value-type="float" office:value="2193407.971906" calcext:value-type="float">
            <text:p>2193407,971906</text:p>
          </table:table-cell>
          <table:table-cell office:value-type="float" office:value="13" calcext:value-type="float">
            <text:p>13</text:p>
          </table:table-cell>
          <table:table-cell office:value-type="float" office:value="0.802088" calcext:value-type="float">
            <text:p>0,802088</text:p>
          </table:table-cell>
          <table:table-cell office:value-type="float" office:value="0.009034" calcext:value-type="float">
            <text:p>0,009034</text:p>
          </table:table-cell>
          <table:table-cell table:formula="of:=LEFT([.A10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0_len100000.txt </text:p>
          </table:table-cell>
          <table:table-cell office:value-type="float" office:value="2620887.78612" calcext:value-type="float">
            <text:p>2620887,78612</text:p>
          </table:table-cell>
          <table:table-cell office:value-type="float" office:value="12" calcext:value-type="float">
            <text:p>12</text:p>
          </table:table-cell>
          <table:table-cell office:value-type="float" office:value="0.829155" calcext:value-type="float">
            <text:p>0,829155</text:p>
          </table:table-cell>
          <table:table-cell office:value-type="float" office:value="0.007961" calcext:value-type="float">
            <text:p>0,007961</text:p>
          </table:table-cell>
          <table:table-cell table:formula="of:=LEFT([.A10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2_len100000.txt </text:p>
          </table:table-cell>
          <table:table-cell office:value-type="float" office:value="2774365.135855" calcext:value-type="float">
            <text:p>2774365,135855</text:p>
          </table:table-cell>
          <table:table-cell office:value-type="float" office:value="15" calcext:value-type="float">
            <text:p>15</text:p>
          </table:table-cell>
          <table:table-cell office:value-type="float" office:value="0.777132" calcext:value-type="float">
            <text:p>0,777132</text:p>
          </table:table-cell>
          <table:table-cell office:value-type="float" office:value="0.017253" calcext:value-type="float">
            <text:p>0,017253</text:p>
          </table:table-cell>
          <table:table-cell table:formula="of:=LEFT([.A10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1_len100000.txt </text:p>
          </table:table-cell>
          <table:table-cell office:value-type="float" office:value="3331598.997484" calcext:value-type="float">
            <text:p>3331598,997484</text:p>
          </table:table-cell>
          <table:table-cell office:value-type="float" office:value="22" calcext:value-type="float">
            <text:p>22</text:p>
          </table:table-cell>
          <table:table-cell office:value-type="float" office:value="0.779446" calcext:value-type="float">
            <text:p>0,779446</text:p>
          </table:table-cell>
          <table:table-cell office:value-type="float" office:value="0.017649" calcext:value-type="float">
            <text:p>0,017649</text:p>
          </table:table-cell>
          <table:table-cell table:formula="of:=LEFT([.A10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0_len100000.txt </text:p>
          </table:table-cell>
          <table:table-cell office:value-type="float" office:value="3378197.128833" calcext:value-type="float">
            <text:p>3378197,128833</text:p>
          </table:table-cell>
          <table:table-cell office:value-type="float" office:value="4" calcext:value-type="float">
            <text:p>4</text:p>
          </table:table-cell>
          <table:table-cell office:value-type="float" office:value="0.84436" calcext:value-type="float">
            <text:p>0,84436</text:p>
          </table:table-cell>
          <table:table-cell office:value-type="float" office:value="0.016807" calcext:value-type="float">
            <text:p>0,016807</text:p>
          </table:table-cell>
          <table:table-cell table:formula="of:=LEFT([.A10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5_len100000.txt </text:p>
          </table:table-cell>
          <table:table-cell office:value-type="float" office:value="3670351.152367" calcext:value-type="float">
            <text:p>3670351,152367</text:p>
          </table:table-cell>
          <table:table-cell office:value-type="float" office:value="15" calcext:value-type="float">
            <text:p>15</text:p>
          </table:table-cell>
          <table:table-cell office:value-type="float" office:value="0.818841" calcext:value-type="float">
            <text:p>0,818841</text:p>
          </table:table-cell>
          <table:table-cell office:value-type="float" office:value="0.017675" calcext:value-type="float">
            <text:p>0,017675</text:p>
          </table:table-cell>
          <table:table-cell table:formula="of:=LEFT([.A10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6_len100000.txt </text:p>
          </table:table-cell>
          <table:table-cell office:value-type="float" office:value="4012087.112723" calcext:value-type="float">
            <text:p>4012087,112723</text:p>
          </table:table-cell>
          <table:table-cell office:value-type="float" office:value="10" calcext:value-type="float">
            <text:p>10</text:p>
          </table:table-cell>
          <table:table-cell office:value-type="float" office:value="0.856567" calcext:value-type="float">
            <text:p>0,856567</text:p>
          </table:table-cell>
          <table:table-cell office:value-type="float" office:value="0.017651" calcext:value-type="float">
            <text:p>0,017651</text:p>
          </table:table-cell>
          <table:table-cell table:formula="of:=LEFT([.A10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8_len100000.txt </text:p>
          </table:table-cell>
          <table:table-cell table:style-name="ce3" office:value-type="float" office:value="5358704.351474" calcext:value-type="float">
            <text:p>5358704,351474</text:p>
          </table:table-cell>
          <table:table-cell office:value-type="float" office:value="7" calcext:value-type="float">
            <text:p>7</text:p>
          </table:table-cell>
          <table:table-cell office:value-type="float" office:value="0.933176" calcext:value-type="float">
            <text:p>0,933176</text:p>
          </table:table-cell>
          <table:table-cell office:value-type="float" office:value="0.015888" calcext:value-type="float">
            <text:p>0,015888</text:p>
          </table:table-cell>
          <table:table-cell table:formula="of:=LEFT([.A1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3_len100000.txt </text:p>
          </table:table-cell>
          <table:table-cell office:value-type="float" office:value="5474785.625021" calcext:value-type="float">
            <text:p>5474785,625021</text:p>
          </table:table-cell>
          <table:table-cell office:value-type="float" office:value="4" calcext:value-type="float">
            <text:p>4</text:p>
          </table:table-cell>
          <table:table-cell office:value-type="float" office:value="0.945003" calcext:value-type="float">
            <text:p>0,945003</text:p>
          </table:table-cell>
          <table:table-cell office:value-type="float" office:value="0.015705" calcext:value-type="float">
            <text:p>0,015705</text:p>
          </table:table-cell>
          <table:table-cell table:formula="of:=LEFT([.A1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20_len100000.txt </text:p>
          </table:table-cell>
          <table:table-cell office:value-type="float" office:value="6484999.637139" calcext:value-type="float">
            <text:p>6484999,637139</text:p>
          </table:table-cell>
          <table:table-cell office:value-type="float" office:value="10" calcext:value-type="float">
            <text:p>10</text:p>
          </table:table-cell>
          <table:table-cell office:value-type="float" office:value="0.732277" calcext:value-type="float">
            <text:p>0,732277</text:p>
          </table:table-cell>
          <table:table-cell office:value-type="float" office:value="0.009122" calcext:value-type="float">
            <text:p>0,009122</text:p>
          </table:table-cell>
          <table:table-cell table:formula="of:=LEFT([.A1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7.txt </text:p>
          </table:table-cell>
          <table:table-cell office:value-type="float" office:value="72279.174757" calcext:value-type="float">
            <text:p>72279,174757</text:p>
          </table:table-cell>
          <table:table-cell office:value-type="float" office:value="25" calcext:value-type="float">
            <text:p>25</text:p>
          </table:table-cell>
          <table:table-cell office:value-type="float" office:value="0.275029" calcext:value-type="float">
            <text:p>0,275029</text:p>
          </table:table-cell>
          <table:table-cell office:value-type="float" office:value="0.01087" calcext:value-type="float">
            <text:p>0,01087</text:p>
          </table:table-cell>
          <table:table-cell table:formula="of:=LEFT([.A113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5.txt </text:p>
          </table:table-cell>
          <table:table-cell office:value-type="float" office:value="73755.313017" calcext:value-type="float">
            <text:p>73755,313017</text:p>
          </table:table-cell>
          <table:table-cell office:value-type="float" office:value="22" calcext:value-type="float">
            <text:p>22</text:p>
          </table:table-cell>
          <table:table-cell office:value-type="float" office:value="0.285933" calcext:value-type="float">
            <text:p>0,285933</text:p>
          </table:table-cell>
          <table:table-cell office:value-type="float" office:value="0.011159" calcext:value-type="float">
            <text:p>0,011159</text:p>
          </table:table-cell>
          <table:table-cell table:formula="of:=LEFT([.A114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6.txt </text:p>
          </table:table-cell>
          <table:table-cell office:value-type="float" office:value="75643.730855" calcext:value-type="float">
            <text:p>75643,730855</text:p>
          </table:table-cell>
          <table:table-cell office:value-type="float" office:value="29" calcext:value-type="float">
            <text:p>29</text:p>
          </table:table-cell>
          <table:table-cell office:value-type="float" office:value="0.277789" calcext:value-type="float">
            <text:p>0,277789</text:p>
          </table:table-cell>
          <table:table-cell office:value-type="float" office:value="0.010939" calcext:value-type="float">
            <text:p>0,010939</text:p>
          </table:table-cell>
          <table:table-cell table:formula="of:=LEFT([.A115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16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4.txt </text:p>
          </table:table-cell>
          <table:table-cell office:value-type="float" office:value="88765.642714" calcext:value-type="float">
            <text:p>88765,642714</text:p>
          </table:table-cell>
          <table:table-cell office:value-type="float" office:value="18" calcext:value-type="float">
            <text:p>18</text:p>
          </table:table-cell>
          <table:table-cell office:value-type="float" office:value="0.33134" calcext:value-type="float">
            <text:p>0,33134</text:p>
          </table:table-cell>
          <table:table-cell office:value-type="float" office:value="0.012639" calcext:value-type="float">
            <text:p>0,012639</text:p>
          </table:table-cell>
          <table:table-cell table:formula="of:=LEFT([.A117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3.txt </text:p>
          </table:table-cell>
          <table:table-cell office:value-type="float" office:value="140441.225096" calcext:value-type="float">
            <text:p>140441,225096</text:p>
          </table:table-cell>
          <table:table-cell office:value-type="float" office:value="541" calcext:value-type="float">
            <text:p>541</text:p>
          </table:table-cell>
          <table:table-cell office:value-type="float" office:value="0.251301" calcext:value-type="float">
            <text:p>0,251301</text:p>
          </table:table-cell>
          <table:table-cell office:value-type="float" office:value="0.007388" calcext:value-type="float">
            <text:p>0,007388</text:p>
          </table:table-cell>
          <table:table-cell table:formula="of:=LEFT([.A118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5.txt </text:p>
          </table:table-cell>
          <table:table-cell office:value-type="float" office:value="153385.112509" calcext:value-type="float">
            <text:p>153385,112509</text:p>
          </table:table-cell>
          <table:table-cell office:value-type="float" office:value="654" calcext:value-type="float">
            <text:p>654</text:p>
          </table:table-cell>
          <table:table-cell office:value-type="float" office:value="0.252639" calcext:value-type="float">
            <text:p>0,252639</text:p>
          </table:table-cell>
          <table:table-cell office:value-type="float" office:value="0.00747" calcext:value-type="float">
            <text:p>0,00747</text:p>
          </table:table-cell>
          <table:table-cell table:formula="of:=LEFT([.A119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9.txt </text:p>
          </table:table-cell>
          <table:table-cell office:value-type="float" office:value="434485937.629276" calcext:value-type="float">
            <text:p>434485937,629276</text:p>
          </table:table-cell>
          <table:table-cell office:value-type="float" office:value="5" calcext:value-type="float">
            <text:p>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005853" calcext:value-type="float">
            <text:p>0,005853</text:p>
          </table:table-cell>
          <table:table-cell table:formula="of:=LEFT([.A120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.txt </text:p>
          </table:table-cell>
          <table:table-cell office:value-type="float" office:value="72824.345474" calcext:value-type="float">
            <text:p>72824,345474</text:p>
          </table:table-cell>
          <table:table-cell office:value-type="float" office:value="7" calcext:value-type="float">
            <text:p>7</text:p>
          </table:table-cell>
          <table:table-cell office:value-type="float" office:value="0.300809" calcext:value-type="float">
            <text:p>0,300809</text:p>
          </table:table-cell>
          <table:table-cell office:value-type="float" office:value="0.011886" calcext:value-type="float">
            <text:p>0,011886</text:p>
          </table:table-cell>
          <table:table-cell table:formula="of:=LEFT([.A12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3.txt </text:p>
          </table:table-cell>
          <table:table-cell office:value-type="float" office:value="73227.311772" calcext:value-type="float">
            <text:p>73227,311772</text:p>
          </table:table-cell>
          <table:table-cell office:value-type="float" office:value="19" calcext:value-type="float">
            <text:p>19</text:p>
          </table:table-cell>
          <table:table-cell office:value-type="float" office:value="0.290808" calcext:value-type="float">
            <text:p>0,290808</text:p>
          </table:table-cell>
          <table:table-cell office:value-type="float" office:value="0.011484" calcext:value-type="float">
            <text:p>0,011484</text:p>
          </table:table-cell>
          <table:table-cell table:formula="of:=LEFT([.A12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4.txt </text:p>
          </table:table-cell>
          <table:table-cell office:value-type="float" office:value="73390.103959" calcext:value-type="float">
            <text:p>73390,103959</text:p>
          </table:table-cell>
          <table:table-cell office:value-type="float" office:value="17" calcext:value-type="float">
            <text:p>17</text:p>
          </table:table-cell>
          <table:table-cell office:value-type="float" office:value="0.282716" calcext:value-type="float">
            <text:p>0,282716</text:p>
          </table:table-cell>
          <table:table-cell office:value-type="float" office:value="0.011288" calcext:value-type="float">
            <text:p>0,011288</text:p>
          </table:table-cell>
          <table:table-cell table:formula="of:=LEFT([.A12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2.txt </text:p>
          </table:table-cell>
          <table:table-cell office:value-type="float" office:value="73396.471436" calcext:value-type="float">
            <text:p>73396,471436</text:p>
          </table:table-cell>
          <table:table-cell office:value-type="float" office:value="7" calcext:value-type="float">
            <text:p>7</text:p>
          </table:table-cell>
          <table:table-cell office:value-type="float" office:value="0.294038" calcext:value-type="float">
            <text:p>0,294038</text:p>
          </table:table-cell>
          <table:table-cell office:value-type="float" office:value="0.011576" calcext:value-type="float">
            <text:p>0,011576</text:p>
          </table:table-cell>
          <table:table-cell table:formula="of:=LEFT([.A12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.txt </text:p>
          </table:table-cell>
          <table:table-cell office:value-type="float" office:value="77490.266229" calcext:value-type="float">
            <text:p>77490,266229</text:p>
          </table:table-cell>
          <table:table-cell office:value-type="float" office:value="38" calcext:value-type="float">
            <text:p>38</text:p>
          </table:table-cell>
          <table:table-cell office:value-type="float" office:value="0.257869" calcext:value-type="float">
            <text:p>0,257869</text:p>
          </table:table-cell>
          <table:table-cell office:value-type="float" office:value="0.010154" calcext:value-type="float">
            <text:p>0,010154</text:p>
          </table:table-cell>
          <table:table-cell table:formula="of:=LEFT([.A125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5.txt </text:p>
          </table:table-cell>
          <table:table-cell office:value-type="float" office:value="82513.445584" calcext:value-type="float">
            <text:p>82513,445584</text:p>
          </table:table-cell>
          <table:table-cell office:value-type="float" office:value="8" calcext:value-type="float">
            <text:p>8</text:p>
          </table:table-cell>
          <table:table-cell office:value-type="float" office:value="0.327231" calcext:value-type="float">
            <text:p>0,327231</text:p>
          </table:table-cell>
          <table:table-cell office:value-type="float" office:value="0.012595" calcext:value-type="float">
            <text:p>0,012595</text:p>
          </table:table-cell>
          <table:table-cell table:formula="of:=LEFT([.A126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27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5.txt </text:p>
          </table:table-cell>
          <table:table-cell office:value-type="float" office:value="86703.361942" calcext:value-type="float">
            <text:p>86703,361942</text:p>
          </table:table-cell>
          <table:table-cell office:value-type="float" office:value="160" calcext:value-type="float">
            <text:p>160</text:p>
          </table:table-cell>
          <table:table-cell office:value-type="float" office:value="0.238313" calcext:value-type="float">
            <text:p>0,238313</text:p>
          </table:table-cell>
          <table:table-cell office:value-type="float" office:value="0.008987" calcext:value-type="float">
            <text:p>0,008987</text:p>
          </table:table-cell>
          <table:table-cell table:formula="of:=LEFT([.A128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6.txt </text:p>
          </table:table-cell>
          <table:table-cell office:value-type="float" office:value="88693.687806" calcext:value-type="float">
            <text:p>88693,687806</text:p>
          </table:table-cell>
          <table:table-cell office:value-type="float" office:value="150" calcext:value-type="float">
            <text:p>150</text:p>
          </table:table-cell>
          <table:table-cell office:value-type="float" office:value="0.237117" calcext:value-type="float">
            <text:p>0,237117</text:p>
          </table:table-cell>
          <table:table-cell office:value-type="float" office:value="0.008642" calcext:value-type="float">
            <text:p>0,008642</text:p>
          </table:table-cell>
          <table:table-cell table:formula="of:=LEFT([.A129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7.txt </text:p>
          </table:table-cell>
          <table:table-cell office:value-type="float" office:value="103077.27859" calcext:value-type="float">
            <text:p>103077,27859</text:p>
          </table:table-cell>
          <table:table-cell office:value-type="float" office:value="237" calcext:value-type="float">
            <text:p>237</text:p>
          </table:table-cell>
          <table:table-cell office:value-type="float" office:value="0.243399" calcext:value-type="float">
            <text:p>0,243399</text:p>
          </table:table-cell>
          <table:table-cell office:value-type="float" office:value="0.00833" calcext:value-type="float">
            <text:p>0,00833</text:p>
          </table:table-cell>
          <table:table-cell table:formula="of:=LEFT([.A130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8.txt </text:p>
          </table:table-cell>
          <table:table-cell office:value-type="float" office:value="114120.621966" calcext:value-type="float">
            <text:p>114120,621966</text:p>
          </table:table-cell>
          <table:table-cell office:value-type="float" office:value="322" calcext:value-type="float">
            <text:p>322</text:p>
          </table:table-cell>
          <table:table-cell office:value-type="float" office:value="0.248363" calcext:value-type="float">
            <text:p>0,248363</text:p>
          </table:table-cell>
          <table:table-cell office:value-type="float" office:value="0.007955" calcext:value-type="float">
            <text:p>0,007955</text:p>
          </table:table-cell>
          <table:table-cell table:formula="of:=LEFT([.A13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9.txt </text:p>
          </table:table-cell>
          <table:table-cell office:value-type="float" office:value="116851.001514" calcext:value-type="float">
            <text:p>116851,001514</text:p>
          </table:table-cell>
          <table:table-cell office:value-type="float" office:value="375" calcext:value-type="float">
            <text:p>375</text:p>
          </table:table-cell>
          <table:table-cell office:value-type="float" office:value="0.246521" calcext:value-type="float">
            <text:p>0,246521</text:p>
          </table:table-cell>
          <table:table-cell office:value-type="float" office:value="0.007789" calcext:value-type="float">
            <text:p>0,007789</text:p>
          </table:table-cell>
          <table:table-cell table:formula="of:=LEFT([.A13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1.0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.txt </text:p>
          </table:table-cell>
          <table:table-cell office:value-type="float" office:value="4996195501.5957" calcext:value-type="float">
            <text:p>4996195501,5957</text:p>
          </table:table-cell>
          <table:table-cell office:value-type="float" office:value="1" calcext:value-type="float">
            <text:p>1</text:p>
          </table:table-cell>
          <table:table-cell office:value-type="float" office:value="0.887057" calcext:value-type="float">
            <text:p>0,887057</text:p>
          </table:table-cell>
          <table:table-cell office:value-type="float" office:value="0.001525" calcext:value-type="float">
            <text:p>0,001525</text:p>
          </table:table-cell>
          <table:table-cell table:formula="of:=LEFT([.A13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5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6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2_len100000.txt </text:p>
          </table:table-cell>
          <table:table-cell office:value-type="float" office:value="62514.93508" calcext:value-type="float">
            <text:p>62514,93508</text:p>
          </table:table-cell>
          <table:table-cell office:value-type="float" office:value="236" calcext:value-type="float">
            <text:p>236</text:p>
          </table:table-cell>
          <table:table-cell office:value-type="float" office:value="0.259639" calcext:value-type="float">
            <text:p>0,259639</text:p>
          </table:table-cell>
          <table:table-cell office:value-type="float" office:value="0.011263" calcext:value-type="float">
            <text:p>0,011263</text:p>
          </table:table-cell>
          <table:table-cell table:formula="of:=LEFT([.A13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9_len100000.txt </text:p>
          </table:table-cell>
          <table:table-cell office:value-type="float" office:value="64346.482957" calcext:value-type="float">
            <text:p>64346,482957</text:p>
          </table:table-cell>
          <table:table-cell office:value-type="float" office:value="197" calcext:value-type="float">
            <text:p>197</text:p>
          </table:table-cell>
          <table:table-cell office:value-type="float" office:value="0.271075" calcext:value-type="float">
            <text:p>0,271075</text:p>
          </table:table-cell>
          <table:table-cell office:value-type="float" office:value="0.011553" calcext:value-type="float">
            <text:p>0,011553</text:p>
          </table:table-cell>
          <table:table-cell table:formula="of:=LEFT([.A13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5_len100000.txt </text:p>
          </table:table-cell>
          <table:table-cell office:value-type="float" office:value="65230.391905" calcext:value-type="float">
            <text:p>65230,391905</text:p>
          </table:table-cell>
          <table:table-cell office:value-type="float" office:value="325" calcext:value-type="float">
            <text:p>325</text:p>
          </table:table-cell>
          <table:table-cell office:value-type="float" office:value="0.242066" calcext:value-type="float">
            <text:p>0,242066</text:p>
          </table:table-cell>
          <table:table-cell office:value-type="float" office:value="0.010746" calcext:value-type="float">
            <text:p>0,010746</text:p>
          </table:table-cell>
          <table:table-cell table:formula="of:=LEFT([.A13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6_len100000.txt </text:p>
          </table:table-cell>
          <table:table-cell office:value-type="float" office:value="66724.092107" calcext:value-type="float">
            <text:p>66724,092107</text:p>
          </table:table-cell>
          <table:table-cell office:value-type="float" office:value="138" calcext:value-type="float">
            <text:p>138</text:p>
          </table:table-cell>
          <table:table-cell office:value-type="float" office:value="0.293227" calcext:value-type="float">
            <text:p>0,293227</text:p>
          </table:table-cell>
          <table:table-cell office:value-type="float" office:value="0.011908" calcext:value-type="float">
            <text:p>0,011908</text:p>
          </table:table-cell>
          <table:table-cell table:formula="of:=LEFT([.A14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8_len100000.txt </text:p>
          </table:table-cell>
          <table:table-cell office:value-type="float" office:value="68068.452007" calcext:value-type="float">
            <text:p>68068,452007</text:p>
          </table:table-cell>
          <table:table-cell office:value-type="float" office:value="393" calcext:value-type="float">
            <text:p>393</text:p>
          </table:table-cell>
          <table:table-cell office:value-type="float" office:value="0.23481" calcext:value-type="float">
            <text:p>0,23481</text:p>
          </table:table-cell>
          <table:table-cell office:value-type="float" office:value="0.01056" calcext:value-type="float">
            <text:p>0,01056</text:p>
          </table:table-cell>
          <table:table-cell table:formula="of:=LEFT([.A14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3_len100000.txt </text:p>
          </table:table-cell>
          <table:table-cell office:value-type="float" office:value="69785.400734" calcext:value-type="float">
            <text:p>69785,400734</text:p>
          </table:table-cell>
          <table:table-cell office:value-type="float" office:value="117" calcext:value-type="float">
            <text:p>117</text:p>
          </table:table-cell>
          <table:table-cell office:value-type="float" office:value="0.304453" calcext:value-type="float">
            <text:p>0,304453</text:p>
          </table:table-cell>
          <table:table-cell office:value-type="float" office:value="0.012171" calcext:value-type="float">
            <text:p>0,012171</text:p>
          </table:table-cell>
          <table:table-cell table:formula="of:=LEFT([.A14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2_len100000.txt </text:p>
          </table:table-cell>
          <table:table-cell office:value-type="float" office:value="70746.950372" calcext:value-type="float">
            <text:p>70746,950372</text:p>
          </table:table-cell>
          <table:table-cell office:value-type="float" office:value="502" calcext:value-type="float">
            <text:p>502</text:p>
          </table:table-cell>
          <table:table-cell office:value-type="float" office:value="0.217765" calcext:value-type="float">
            <text:p>0,217765</text:p>
          </table:table-cell>
          <table:table-cell office:value-type="float" office:value="0.01001" calcext:value-type="float">
            <text:p>0,01001</text:p>
          </table:table-cell>
          <table:table-cell table:formula="of:=LEFT([.A14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9_len100000.txt </text:p>
          </table:table-cell>
          <table:table-cell office:value-type="float" office:value="73157.44421" calcext:value-type="float">
            <text:p>73157,44421</text:p>
          </table:table-cell>
          <table:table-cell office:value-type="float" office:value="357" calcext:value-type="float">
            <text:p>357</text:p>
          </table:table-cell>
          <table:table-cell office:value-type="float" office:value="0.270945" calcext:value-type="float">
            <text:p>0,270945</text:p>
          </table:table-cell>
          <table:table-cell office:value-type="float" office:value="0.011063" calcext:value-type="float">
            <text:p>0,011063</text:p>
          </table:table-cell>
          <table:table-cell table:formula="of:=LEFT([.A14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6_len100000.txt </text:p>
          </table:table-cell>
          <table:table-cell office:value-type="float" office:value="73327.128187" calcext:value-type="float">
            <text:p>73327,128187</text:p>
          </table:table-cell>
          <table:table-cell office:value-type="float" office:value="252" calcext:value-type="float">
            <text:p>252</text:p>
          </table:table-cell>
          <table:table-cell office:value-type="float" office:value="0.289143" calcext:value-type="float">
            <text:p>0,289143</text:p>
          </table:table-cell>
          <table:table-cell office:value-type="float" office:value="0.011526" calcext:value-type="float">
            <text:p>0,011526</text:p>
          </table:table-cell>
          <table:table-cell table:formula="of:=LEFT([.A14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2_len100000.txt </text:p>
          </table:table-cell>
          <table:table-cell office:value-type="float" office:value="73467.390104" calcext:value-type="float">
            <text:p>73467,390104</text:p>
          </table:table-cell>
          <table:table-cell office:value-type="float" office:value="382" calcext:value-type="float">
            <text:p>382</text:p>
          </table:table-cell>
          <table:table-cell office:value-type="float" office:value="0.25889" calcext:value-type="float">
            <text:p>0,25889</text:p>
          </table:table-cell>
          <table:table-cell office:value-type="float" office:value="0.010828" calcext:value-type="float">
            <text:p>0,010828</text:p>
          </table:table-cell>
          <table:table-cell table:formula="of:=LEFT([.A14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3_len100000.txt </text:p>
          </table:table-cell>
          <table:table-cell office:value-type="float" office:value="74695.302103" calcext:value-type="float">
            <text:p>74695,302103</text:p>
          </table:table-cell>
          <table:table-cell office:value-type="float" office:value="177" calcext:value-type="float">
            <text:p>177</text:p>
          </table:table-cell>
          <table:table-cell office:value-type="float" office:value="0.30424" calcext:value-type="float">
            <text:p>0,30424</text:p>
          </table:table-cell>
          <table:table-cell office:value-type="float" office:value="0.011819" calcext:value-type="float">
            <text:p>0,011819</text:p>
          </table:table-cell>
          <table:table-cell table:formula="of:=LEFT([.A14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0_len100000.txt </text:p>
          </table:table-cell>
          <table:table-cell office:value-type="float" office:value="75929.940504" calcext:value-type="float">
            <text:p>75929,940504</text:p>
          </table:table-cell>
          <table:table-cell office:value-type="float" office:value="94" calcext:value-type="float">
            <text:p>94</text:p>
          </table:table-cell>
          <table:table-cell office:value-type="float" office:value="0.323989" calcext:value-type="float">
            <text:p>0,323989</text:p>
          </table:table-cell>
          <table:table-cell office:value-type="float" office:value="0.012438" calcext:value-type="float">
            <text:p>0,012438</text:p>
          </table:table-cell>
          <table:table-cell table:formula="of:=LEFT([.A14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9_len100000.txt </text:p>
          </table:table-cell>
          <table:table-cell office:value-type="float" office:value="77469.281778" calcext:value-type="float">
            <text:p>77469,281778</text:p>
          </table:table-cell>
          <table:table-cell office:value-type="float" office:value="70" calcext:value-type="float">
            <text:p>70</text:p>
          </table:table-cell>
          <table:table-cell office:value-type="float" office:value="0.32798" calcext:value-type="float">
            <text:p>0,32798</text:p>
          </table:table-cell>
          <table:table-cell office:value-type="float" office:value="0.012576" calcext:value-type="float">
            <text:p>0,012576</text:p>
          </table:table-cell>
          <table:table-cell table:formula="of:=LEFT([.A14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5_len100000.txt </text:p>
          </table:table-cell>
          <table:table-cell office:value-type="float" office:value="77725.878054" calcext:value-type="float">
            <text:p>77725,878054</text:p>
          </table:table-cell>
          <table:table-cell office:value-type="float" office:value="514" calcext:value-type="float">
            <text:p>514</text:p>
          </table:table-cell>
          <table:table-cell office:value-type="float" office:value="0.244935" calcext:value-type="float">
            <text:p>0,244935</text:p>
          </table:table-cell>
          <table:table-cell office:value-type="float" office:value="0.010374" calcext:value-type="float">
            <text:p>0,010374</text:p>
          </table:table-cell>
          <table:table-cell table:formula="of:=LEFT([.A15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4_len100000.txt </text:p>
          </table:table-cell>
          <table:table-cell office:value-type="float" office:value="79400.291756" calcext:value-type="float">
            <text:p>79400,291756</text:p>
          </table:table-cell>
          <table:table-cell office:value-type="float" office:value="608" calcext:value-type="float">
            <text:p>608</text:p>
          </table:table-cell>
          <table:table-cell office:value-type="float" office:value="0.212391" calcext:value-type="float">
            <text:p>0,212391</text:p>
          </table:table-cell>
          <table:table-cell office:value-type="float" office:value="0.00974" calcext:value-type="float">
            <text:p>0,00974</text:p>
          </table:table-cell>
          <table:table-cell table:formula="of:=LEFT([.A15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6_len100000.txt </text:p>
          </table:table-cell>
          <table:table-cell office:value-type="float" office:value="80001.970518" calcext:value-type="float">
            <text:p>80001,970518</text:p>
          </table:table-cell>
          <table:table-cell office:value-type="float" office:value="638" calcext:value-type="float">
            <text:p>638</text:p>
          </table:table-cell>
          <table:table-cell office:value-type="float" office:value="0.206093" calcext:value-type="float">
            <text:p>0,206093</text:p>
          </table:table-cell>
          <table:table-cell office:value-type="float" office:value="0.00959" calcext:value-type="float">
            <text:p>0,00959</text:p>
          </table:table-cell>
          <table:table-cell table:formula="of:=LEFT([.A15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8_len100000.txt </text:p>
          </table:table-cell>
          <table:table-cell office:value-type="float" office:value="80688.677215" calcext:value-type="float">
            <text:p>80688,677215</text:p>
          </table:table-cell>
          <table:table-cell office:value-type="float" office:value="590" calcext:value-type="float">
            <text:p>590</text:p>
          </table:table-cell>
          <table:table-cell office:value-type="float" office:value="0.232687" calcext:value-type="float">
            <text:p>0,232687</text:p>
          </table:table-cell>
          <table:table-cell office:value-type="float" office:value="0.010093" calcext:value-type="float">
            <text:p>0,010093</text:p>
          </table:table-cell>
          <table:table-cell table:formula="of:=LEFT([.A15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0_len100000.txt </text:p>
          </table:table-cell>
          <table:table-cell office:value-type="float" office:value="82234.499475" calcext:value-type="float">
            <text:p>82234,499475</text:p>
          </table:table-cell>
          <table:table-cell office:value-type="float" office:value="152" calcext:value-type="float">
            <text:p>152</text:p>
          </table:table-cell>
          <table:table-cell office:value-type="float" office:value="0.327415" calcext:value-type="float">
            <text:p>0,327415</text:p>
          </table:table-cell>
          <table:table-cell office:value-type="float" office:value="0.012279" calcext:value-type="float">
            <text:p>0,012279</text:p>
          </table:table-cell>
          <table:table-cell table:formula="of:=LEFT([.A15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8_len100000.txt </text:p>
          </table:table-cell>
          <table:table-cell office:value-type="float" office:value="85967.786161" calcext:value-type="float">
            <text:p>85967,786161</text:p>
          </table:table-cell>
          <table:table-cell office:value-type="float" office:value="696" calcext:value-type="float">
            <text:p>696</text:p>
          </table:table-cell>
          <table:table-cell office:value-type="float" office:value="0.202668" calcext:value-type="float">
            <text:p>0,202668</text:p>
          </table:table-cell>
          <table:table-cell office:value-type="float" office:value="0.009194" calcext:value-type="float">
            <text:p>0,009194</text:p>
          </table:table-cell>
          <table:table-cell table:formula="of:=LEFT([.A15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6_len100000.txt </text:p>
          </table:table-cell>
          <table:table-cell office:value-type="float" office:value="88395.905902" calcext:value-type="float">
            <text:p>88395,905902</text:p>
          </table:table-cell>
          <table:table-cell office:value-type="float" office:value="69" calcext:value-type="float">
            <text:p>69</text:p>
          </table:table-cell>
          <table:table-cell office:value-type="float" office:value="0.348854" calcext:value-type="float">
            <text:p>0,348854</text:p>
          </table:table-cell>
          <table:table-cell office:value-type="float" office:value="0.012851" calcext:value-type="float">
            <text:p>0,012851</text:p>
          </table:table-cell>
          <table:table-cell table:formula="of:=LEFT([.A15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9_len100000.txt </text:p>
          </table:table-cell>
          <table:table-cell office:value-type="float" office:value="88603.98215" calcext:value-type="float">
            <text:p>88603,98215</text:p>
          </table:table-cell>
          <table:table-cell office:value-type="float" office:value="158" calcext:value-type="float">
            <text:p>158</text:p>
          </table:table-cell>
          <table:table-cell office:value-type="float" office:value="0.337226" calcext:value-type="float">
            <text:p>0,337226</text:p>
          </table:table-cell>
          <table:table-cell office:value-type="float" office:value="0.012338" calcext:value-type="float">
            <text:p>0,012338</text:p>
          </table:table-cell>
          <table:table-cell table:formula="of:=LEFT([.A15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6_len100000.txt </text:p>
          </table:table-cell>
          <table:table-cell office:value-type="float" office:value="90388.525247" calcext:value-type="float">
            <text:p>90388,525247</text:p>
          </table:table-cell>
          <table:table-cell office:value-type="float" office:value="91" calcext:value-type="float">
            <text:p>91</text:p>
          </table:table-cell>
          <table:table-cell office:value-type="float" office:value="0.353732" calcext:value-type="float">
            <text:p>0,353732</text:p>
          </table:table-cell>
          <table:table-cell office:value-type="float" office:value="0.012642" calcext:value-type="float">
            <text:p>0,012642</text:p>
          </table:table-cell>
          <table:table-cell table:formula="of:=LEFT([.A15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2_len100000.txt </text:p>
          </table:table-cell>
          <table:table-cell office:value-type="float" office:value="93253.419253" calcext:value-type="float">
            <text:p>93253,419253</text:p>
          </table:table-cell>
          <table:table-cell office:value-type="float" office:value="756" calcext:value-type="float">
            <text:p>756</text:p>
          </table:table-cell>
          <table:table-cell office:value-type="float" office:value="0.219653" calcext:value-type="float">
            <text:p>0,219653</text:p>
          </table:table-cell>
          <table:table-cell office:value-type="float" office:value="0.009565" calcext:value-type="float">
            <text:p>0,009565</text:p>
          </table:table-cell>
          <table:table-cell table:formula="of:=LEFT([.A15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4_len100000.txt </text:p>
          </table:table-cell>
          <table:table-cell office:value-type="float" office:value="94749.87522" calcext:value-type="float">
            <text:p>94749,87522</text:p>
          </table:table-cell>
          <table:table-cell office:value-type="float" office:value="801" calcext:value-type="float">
            <text:p>801</text:p>
          </table:table-cell>
          <table:table-cell office:value-type="float" office:value="0.213556" calcext:value-type="float">
            <text:p>0,213556</text:p>
          </table:table-cell>
          <table:table-cell office:value-type="float" office:value="0.00936" calcext:value-type="float">
            <text:p>0,00936</text:p>
          </table:table-cell>
          <table:table-cell table:formula="of:=LEFT([.A16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3_len100000.txt </text:p>
          </table:table-cell>
          <table:table-cell office:value-type="float" office:value="96753.398038" calcext:value-type="float">
            <text:p>96753,398038</text:p>
          </table:table-cell>
          <table:table-cell office:value-type="float" office:value="38" calcext:value-type="float">
            <text:p>38</text:p>
          </table:table-cell>
          <table:table-cell office:value-type="float" office:value="0.369252" calcext:value-type="float">
            <text:p>0,369252</text:p>
          </table:table-cell>
          <table:table-cell office:value-type="float" office:value="0.013195" calcext:value-type="float">
            <text:p>0,013195</text:p>
          </table:table-cell>
          <table:table-cell table:formula="of:=LEFT([.A16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6_len100000.txt </text:p>
          </table:table-cell>
          <table:table-cell office:value-type="float" office:value="97585.733481" calcext:value-type="float">
            <text:p>97585,733481</text:p>
          </table:table-cell>
          <table:table-cell office:value-type="float" office:value="843" calcext:value-type="float">
            <text:p>843</text:p>
          </table:table-cell>
          <table:table-cell office:value-type="float" office:value="0.208639" calcext:value-type="float">
            <text:p>0,208639</text:p>
          </table:table-cell>
          <table:table-cell office:value-type="float" office:value="0.009163" calcext:value-type="float">
            <text:p>0,009163</text:p>
          </table:table-cell>
          <table:table-cell table:formula="of:=LEFT([.A16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0_len100000.txt </text:p>
          </table:table-cell>
          <table:table-cell office:value-type="float" office:value="99124.342449" calcext:value-type="float">
            <text:p>99124,342449</text:p>
          </table:table-cell>
          <table:table-cell office:value-type="float" office:value="924" calcext:value-type="float">
            <text:p>924</text:p>
          </table:table-cell>
          <table:table-cell office:value-type="float" office:value="0.202197" calcext:value-type="float">
            <text:p>0,202197</text:p>
          </table:table-cell>
          <table:table-cell office:value-type="float" office:value="0.009088" calcext:value-type="float">
            <text:p>0,009088</text:p>
          </table:table-cell>
          <table:table-cell table:formula="of:=LEFT([.A16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2_len100000.txt </text:p>
          </table:table-cell>
          <table:table-cell office:value-type="float" office:value="102397.343474" calcext:value-type="float">
            <text:p>102397,343474</text:p>
          </table:table-cell>
          <table:table-cell office:value-type="float" office:value="958" calcext:value-type="float">
            <text:p>958</text:p>
          </table:table-cell>
          <table:table-cell office:value-type="float" office:value="0.198884" calcext:value-type="float">
            <text:p>0,198884</text:p>
          </table:table-cell>
          <table:table-cell office:value-type="float" office:value="0.008724" calcext:value-type="float">
            <text:p>0,008724</text:p>
          </table:table-cell>
          <table:table-cell table:formula="of:=LEFT([.A16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8_len100000.txt </text:p>
          </table:table-cell>
          <table:table-cell office:value-type="float" office:value="104980.174911" calcext:value-type="float">
            <text:p>104980,174911</text:p>
          </table:table-cell>
          <table:table-cell office:value-type="float" office:value="996" calcext:value-type="float">
            <text:p>996</text:p>
          </table:table-cell>
          <table:table-cell office:value-type="float" office:value="0.204214" calcext:value-type="float">
            <text:p>0,204214</text:p>
          </table:table-cell>
          <table:table-cell office:value-type="float" office:value="0.008828" calcext:value-type="float">
            <text:p>0,008828</text:p>
          </table:table-cell>
          <table:table-cell table:formula="of:=LEFT([.A16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3_len100000.txt </text:p>
          </table:table-cell>
          <table:table-cell office:value-type="float" office:value="105145.610946" calcext:value-type="float">
            <text:p>105145,610946</text:p>
          </table:table-cell>
          <table:table-cell office:value-type="float" office:value="73" calcext:value-type="float">
            <text:p>73</text:p>
          </table:table-cell>
          <table:table-cell office:value-type="float" office:value="0.374629" calcext:value-type="float">
            <text:p>0,374629</text:p>
          </table:table-cell>
          <table:table-cell office:value-type="float" office:value="0.012886" calcext:value-type="float">
            <text:p>0,012886</text:p>
          </table:table-cell>
          <table:table-cell table:formula="of:=LEFT([.A16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4_len100000.txt </text:p>
          </table:table-cell>
          <table:table-cell office:value-type="float" office:value="108017.44028" calcext:value-type="float">
            <text:p>108017,44028</text:p>
          </table:table-cell>
          <table:table-cell office:value-type="float" office:value="1016" calcext:value-type="float">
            <text:p>1016</text:p>
          </table:table-cell>
          <table:table-cell office:value-type="float" office:value="0.192714" calcext:value-type="float">
            <text:p>0,192714</text:p>
          </table:table-cell>
          <table:table-cell office:value-type="float" office:value="0.008498" calcext:value-type="float">
            <text:p>0,008498</text:p>
          </table:table-cell>
          <table:table-cell table:formula="of:=LEFT([.A16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0_len100000.txt </text:p>
          </table:table-cell>
          <table:table-cell office:value-type="float" office:value="108239.221456" calcext:value-type="float">
            <text:p>108239,221456</text:p>
          </table:table-cell>
          <table:table-cell office:value-type="float" office:value="35" calcext:value-type="float">
            <text:p>35</text:p>
          </table:table-cell>
          <table:table-cell office:value-type="float" office:value="0.386489" calcext:value-type="float">
            <text:p>0,386489</text:p>
          </table:table-cell>
          <table:table-cell office:value-type="float" office:value="0.013304" calcext:value-type="float">
            <text:p>0,013304</text:p>
          </table:table-cell>
          <table:table-cell table:formula="of:=LEFT([.A16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0_len100000.txt </text:p>
          </table:table-cell>
          <table:table-cell office:value-type="float" office:value="119291.814267" calcext:value-type="float">
            <text:p>119291,814267</text:p>
          </table:table-cell>
          <table:table-cell office:value-type="float" office:value="67" calcext:value-type="float">
            <text:p>67</text:p>
          </table:table-cell>
          <table:table-cell office:value-type="float" office:value="0.39615" calcext:value-type="float">
            <text:p>0,39615</text:p>
          </table:table-cell>
          <table:table-cell office:value-type="float" office:value="0.013161" calcext:value-type="float">
            <text:p>0,013161</text:p>
          </table:table-cell>
          <table:table-cell table:formula="of:=LEFT([.A16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0_len100000.txt </text:p>
          </table:table-cell>
          <table:table-cell office:value-type="float" office:value="121375.377415" calcext:value-type="float">
            <text:p>121375,377415</text:p>
          </table:table-cell>
          <table:table-cell office:value-type="float" office:value="1180" calcext:value-type="float">
            <text:p>1180</text:p>
          </table:table-cell>
          <table:table-cell office:value-type="float" office:value="0.196894" calcext:value-type="float">
            <text:p>0,196894</text:p>
          </table:table-cell>
          <table:table-cell office:value-type="float" office:value="0.008492" calcext:value-type="float">
            <text:p>0,008492</text:p>
          </table:table-cell>
          <table:table-cell table:formula="of:=LEFT([.A17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6_len100000.txt </text:p>
          </table:table-cell>
          <table:table-cell office:value-type="float" office:value="123216.371736" calcext:value-type="float">
            <text:p>123216,371736</text:p>
          </table:table-cell>
          <table:table-cell office:value-type="float" office:value="1224" calcext:value-type="float">
            <text:p>1224</text:p>
          </table:table-cell>
          <table:table-cell office:value-type="float" office:value="0.194231" calcext:value-type="float">
            <text:p>0,194231</text:p>
          </table:table-cell>
          <table:table-cell office:value-type="float" office:value="0.008283" calcext:value-type="float">
            <text:p>0,008283</text:p>
          </table:table-cell>
          <table:table-cell table:formula="of:=LEFT([.A17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2_len100000.txt </text:p>
          </table:table-cell>
          <table:table-cell office:value-type="float" office:value="124286.812296" calcext:value-type="float">
            <text:p>124286,812296</text:p>
          </table:table-cell>
          <table:table-cell office:value-type="float" office:value="1234" calcext:value-type="float">
            <text:p>1234</text:p>
          </table:table-cell>
          <table:table-cell office:value-type="float" office:value="0.197225" calcext:value-type="float">
            <text:p>0,197225</text:p>
          </table:table-cell>
          <table:table-cell office:value-type="float" office:value="0.008353" calcext:value-type="float">
            <text:p>0,008353</text:p>
          </table:table-cell>
          <table:table-cell table:formula="of:=LEFT([.A17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7_len100000.txt </text:p>
          </table:table-cell>
          <table:table-cell office:value-type="float" office:value="125051.480005" calcext:value-type="float">
            <text:p>125051,480005</text:p>
          </table:table-cell>
          <table:table-cell office:value-type="float" office:value="34" calcext:value-type="float">
            <text:p>34</text:p>
          </table:table-cell>
          <table:table-cell office:value-type="float" office:value="0.410918" calcext:value-type="float">
            <text:p>0,410918</text:p>
          </table:table-cell>
          <table:table-cell office:value-type="float" office:value="0.013482" calcext:value-type="float">
            <text:p>0,013482</text:p>
          </table:table-cell>
          <table:table-cell table:formula="of:=LEFT([.A17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8_len100000.txt </text:p>
          </table:table-cell>
          <table:table-cell office:value-type="float" office:value="129020.229546" calcext:value-type="float">
            <text:p>129020,229546</text:p>
          </table:table-cell>
          <table:table-cell office:value-type="float" office:value="1329" calcext:value-type="float">
            <text:p>1329</text:p>
          </table:table-cell>
          <table:table-cell office:value-type="float" office:value="0.191651" calcext:value-type="float">
            <text:p>0,191651</text:p>
          </table:table-cell>
          <table:table-cell office:value-type="float" office:value="0.008057" calcext:value-type="float">
            <text:p>0,008057</text:p>
          </table:table-cell>
          <table:table-cell table:formula="of:=LEFT([.A17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7_len100000.txt </text:p>
          </table:table-cell>
          <table:table-cell office:value-type="float" office:value="134819.584805" calcext:value-type="float">
            <text:p>134819,584805</text:p>
          </table:table-cell>
          <table:table-cell office:value-type="float" office:value="27" calcext:value-type="float">
            <text:p>27</text:p>
          </table:table-cell>
          <table:table-cell office:value-type="float" office:value="0.415375" calcext:value-type="float">
            <text:p>0,415375</text:p>
          </table:table-cell>
          <table:table-cell office:value-type="float" office:value="0.013293" calcext:value-type="float">
            <text:p>0,013293</text:p>
          </table:table-cell>
          <table:table-cell table:formula="of:=LEFT([.A17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4_len100000.txt </text:p>
          </table:table-cell>
          <table:table-cell office:value-type="float" office:value="139779.811893" calcext:value-type="float">
            <text:p>139779,811893</text:p>
          </table:table-cell>
          <table:table-cell office:value-type="float" office:value="1407" calcext:value-type="float">
            <text:p>1407</text:p>
          </table:table-cell>
          <table:table-cell office:value-type="float" office:value="0.196118" calcext:value-type="float">
            <text:p>0,196118</text:p>
          </table:table-cell>
          <table:table-cell office:value-type="float" office:value="0.007965" calcext:value-type="float">
            <text:p>0,007965</text:p>
          </table:table-cell>
          <table:table-cell table:formula="of:=LEFT([.A17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1.00_len100000.txt </text:p>
          </table:table-cell>
          <table:table-cell office:value-type="float" office:value="146119.624199" calcext:value-type="float">
            <text:p>146119,624199</text:p>
          </table:table-cell>
          <table:table-cell office:value-type="float" office:value="1563" calcext:value-type="float">
            <text:p>1563</text:p>
          </table:table-cell>
          <table:table-cell office:value-type="float" office:value="0.193069" calcext:value-type="float">
            <text:p>0,193069</text:p>
          </table:table-cell>
          <table:table-cell office:value-type="float" office:value="0.00786" calcext:value-type="float">
            <text:p>0,00786</text:p>
          </table:table-cell>
          <table:table-cell table:formula="of:=LEFT([.A17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6_len100000.txt </text:p>
          </table:table-cell>
          <table:table-cell table:style-name="ce3" office:value-type="float" office:value="151802.84083" calcext:value-type="float">
            <text:p>151802,840830</text:p>
          </table:table-cell>
          <table:table-cell office:value-type="float" office:value="1510" calcext:value-type="float">
            <text:p>1510</text:p>
          </table:table-cell>
          <table:table-cell office:value-type="float" office:value="0.193597" calcext:value-type="float">
            <text:p>0,193597</text:p>
          </table:table-cell>
          <table:table-cell office:value-type="float" office:value="0.007829" calcext:value-type="float">
            <text:p>0,007829</text:p>
          </table:table-cell>
          <table:table-cell table:formula="of:=LEFT([.A17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4_len100000.txt </text:p>
          </table:table-cell>
          <table:table-cell office:value-type="float" office:value="156207.571869" calcext:value-type="float">
            <text:p>156207,571869</text:p>
          </table:table-cell>
          <table:table-cell office:value-type="float" office:value="29" calcext:value-type="float">
            <text:p>29</text:p>
          </table:table-cell>
          <table:table-cell office:value-type="float" office:value="0.441241" calcext:value-type="float">
            <text:p>0,441241</text:p>
          </table:table-cell>
          <table:table-cell office:value-type="float" office:value="0.013435" calcext:value-type="float">
            <text:p>0,013435</text:p>
          </table:table-cell>
          <table:table-cell table:formula="of:=LEFT([.A17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4_len100000.txt </text:p>
          </table:table-cell>
          <table:table-cell office:value-type="float" office:value="156979.272247" calcext:value-type="float">
            <text:p>156979,272247</text:p>
          </table:table-cell>
          <table:table-cell office:value-type="float" office:value="17" calcext:value-type="float">
            <text:p>17</text:p>
          </table:table-cell>
          <table:table-cell office:value-type="float" office:value="0.436005" calcext:value-type="float">
            <text:p>0,436005</text:p>
          </table:table-cell>
          <table:table-cell office:value-type="float" office:value="0.013598" calcext:value-type="float">
            <text:p>0,013598</text:p>
          </table:table-cell>
          <table:table-cell table:formula="of:=LEFT([.A18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8_len100000.txt </text:p>
          </table:table-cell>
          <table:table-cell office:value-type="float" office:value="157606.709234" calcext:value-type="float">
            <text:p>157606,709234</text:p>
          </table:table-cell>
          <table:table-cell office:value-type="float" office:value="1648" calcext:value-type="float">
            <text:p>1648</text:p>
          </table:table-cell>
          <table:table-cell office:value-type="float" office:value="0.194061" calcext:value-type="float">
            <text:p>0,194061</text:p>
          </table:table-cell>
          <table:table-cell office:value-type="float" office:value="0.007565" calcext:value-type="float">
            <text:p>0,007565</text:p>
          </table:table-cell>
          <table:table-cell table:formula="of:=LEFT([.A18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1_len100000.txt </text:p>
          </table:table-cell>
          <table:table-cell office:value-type="float" office:value="177839.94758" calcext:value-type="float">
            <text:p>177839,94758</text:p>
          </table:table-cell>
          <table:table-cell office:value-type="float" office:value="15" calcext:value-type="float">
            <text:p>15</text:p>
          </table:table-cell>
          <table:table-cell office:value-type="float" office:value="0.45505" calcext:value-type="float">
            <text:p>0,45505</text:p>
          </table:table-cell>
          <table:table-cell office:value-type="float" office:value="0.013664" calcext:value-type="float">
            <text:p>0,013664</text:p>
          </table:table-cell>
          <table:table-cell table:formula="of:=LEFT([.A18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1.00_len100000.txt </text:p>
          </table:table-cell>
          <table:table-cell office:value-type="float" office:value="177860.521487" calcext:value-type="float">
            <text:p>177860,521487</text:p>
          </table:table-cell>
          <table:table-cell office:value-type="float" office:value="1901" calcext:value-type="float">
            <text:p>1901</text:p>
          </table:table-cell>
          <table:table-cell office:value-type="float" office:value="0.194946" calcext:value-type="float">
            <text:p>0,194946</text:p>
          </table:table-cell>
          <table:table-cell office:value-type="float" office:value="0.007306" calcext:value-type="float">
            <text:p>0,007306</text:p>
          </table:table-cell>
          <table:table-cell table:formula="of:=LEFT([.A18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1_len100000.txt </text:p>
          </table:table-cell>
          <table:table-cell office:value-type="float" office:value="186012.582417" calcext:value-type="float">
            <text:p>186012,582417</text:p>
          </table:table-cell>
          <table:table-cell office:value-type="float" office:value="18" calcext:value-type="float">
            <text:p>18</text:p>
          </table:table-cell>
          <table:table-cell office:value-type="float" office:value="0.465597" calcext:value-type="float">
            <text:p>0,465597</text:p>
          </table:table-cell>
          <table:table-cell office:value-type="float" office:value="0.013409" calcext:value-type="float">
            <text:p>0,013409</text:p>
          </table:table-cell>
          <table:table-cell table:formula="of:=LEFT([.A18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8_len100000.txt </text:p>
          </table:table-cell>
          <table:table-cell office:value-type="float" office:value="207121.806451" calcext:value-type="float">
            <text:p>207121,806451</text:p>
          </table:table-cell>
          <table:table-cell office:value-type="float" office:value="10" calcext:value-type="float">
            <text:p>10</text:p>
          </table:table-cell>
          <table:table-cell office:value-type="float" office:value="0.478084" calcext:value-type="float">
            <text:p>0,478084</text:p>
          </table:table-cell>
          <table:table-cell office:value-type="float" office:value="0.013676" calcext:value-type="float">
            <text:p>0,013676</text:p>
          </table:table-cell>
          <table:table-cell table:formula="of:=LEFT([.A18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8_len100000.txt </text:p>
          </table:table-cell>
          <table:table-cell office:value-type="float" office:value="226137.444867" calcext:value-type="float">
            <text:p>226137,444867</text:p>
          </table:table-cell>
          <table:table-cell office:value-type="float" office:value="19" calcext:value-type="float">
            <text:p>19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013324" calcext:value-type="float">
            <text:p>0,013324</text:p>
          </table:table-cell>
          <table:table-cell table:formula="of:=LEFT([.A18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5_len100000.txt </text:p>
          </table:table-cell>
          <table:table-cell office:value-type="float" office:value="261635.543207" calcext:value-type="float">
            <text:p>261635,543207</text:p>
          </table:table-cell>
          <table:table-cell office:value-type="float" office:value="6" calcext:value-type="float">
            <text:p>6</text:p>
          </table:table-cell>
          <table:table-cell office:value-type="float" office:value="0.505009" calcext:value-type="float">
            <text:p>0,505009</text:p>
          </table:table-cell>
          <table:table-cell office:value-type="float" office:value="0.013367" calcext:value-type="float">
            <text:p>0,013367</text:p>
          </table:table-cell>
          <table:table-cell table:formula="of:=LEFT([.A18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5_len100000.txt </text:p>
          </table:table-cell>
          <table:table-cell office:value-type="float" office:value="281630.341273" calcext:value-type="float">
            <text:p>281630,341273</text:p>
          </table:table-cell>
          <table:table-cell office:value-type="float" office:value="16" calcext:value-type="float">
            <text:p>16</text:p>
          </table:table-cell>
          <table:table-cell office:value-type="float" office:value="0.522118" calcext:value-type="float">
            <text:p>0,522118</text:p>
          </table:table-cell>
          <table:table-cell office:value-type="float" office:value="0.012949" calcext:value-type="float">
            <text:p>0,012949</text:p>
          </table:table-cell>
          <table:table-cell table:formula="of:=LEFT([.A18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2_len100000.txt </text:p>
          </table:table-cell>
          <table:table-cell office:value-type="float" office:value="318736.609763" calcext:value-type="float">
            <text:p>318736,609763</text:p>
          </table:table-cell>
          <table:table-cell office:value-type="float" office:value="11" calcext:value-type="float">
            <text:p>11</text:p>
          </table:table-cell>
          <table:table-cell office:value-type="float" office:value="0.528983" calcext:value-type="float">
            <text:p>0,528983</text:p>
          </table:table-cell>
          <table:table-cell office:value-type="float" office:value="0.013034" calcext:value-type="float">
            <text:p>0,013034</text:p>
          </table:table-cell>
          <table:table-cell table:formula="of:=LEFT([.A18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2_len100000.txt </text:p>
          </table:table-cell>
          <table:table-cell office:value-type="float" office:value="338202.036217" calcext:value-type="float">
            <text:p>338202,036217</text:p>
          </table:table-cell>
          <table:table-cell office:value-type="float" office:value="11" calcext:value-type="float">
            <text:p>11</text:p>
          </table:table-cell>
          <table:table-cell office:value-type="float" office:value="0.547879" calcext:value-type="float">
            <text:p>0,547879</text:p>
          </table:table-cell>
          <table:table-cell office:value-type="float" office:value="0.012562" calcext:value-type="float">
            <text:p>0,012562</text:p>
          </table:table-cell>
          <table:table-cell table:formula="of:=LEFT([.A19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9_len100000.txt </text:p>
          </table:table-cell>
          <table:table-cell office:value-type="float" office:value="401364.854563" calcext:value-type="float">
            <text:p>401364,854563</text:p>
          </table:table-cell>
          <table:table-cell office:value-type="float" office:value="4" calcext:value-type="float">
            <text:p>4</text:p>
          </table:table-cell>
          <table:table-cell office:value-type="float" office:value="0.555629" calcext:value-type="float">
            <text:p>0,555629</text:p>
          </table:table-cell>
          <table:table-cell office:value-type="float" office:value="0.012475" calcext:value-type="float">
            <text:p>0,012475</text:p>
          </table:table-cell>
          <table:table-cell table:formula="of:=LEFT([.A19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9_len100000.txt </text:p>
          </table:table-cell>
          <table:table-cell office:value-type="float" office:value="423895.06966" calcext:value-type="float">
            <text:p>423895,06966</text:p>
          </table:table-cell>
          <table:table-cell office:value-type="float" office:value="7" calcext:value-type="float">
            <text:p>7</text:p>
          </table:table-cell>
          <table:table-cell office:value-type="float" office:value="0.575689" calcext:value-type="float">
            <text:p>0,575689</text:p>
          </table:table-cell>
          <table:table-cell office:value-type="float" office:value="0.011783" calcext:value-type="float">
            <text:p>0,011783</text:p>
          </table:table-cell>
          <table:table-cell table:formula="of:=LEFT([.A19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6_len100000.txt </text:p>
          </table:table-cell>
          <table:table-cell office:value-type="float" office:value="565670.613248" calcext:value-type="float">
            <text:p>565670,613248</text:p>
          </table:table-cell>
          <table:table-cell office:value-type="float" office:value="7" calcext:value-type="float">
            <text:p>7</text:p>
          </table:table-cell>
          <table:table-cell office:value-type="float" office:value="0.609013" calcext:value-type="float">
            <text:p>0,609013</text:p>
          </table:table-cell>
          <table:table-cell office:value-type="float" office:value="0.010903" calcext:value-type="float">
            <text:p>0,010903</text:p>
          </table:table-cell>
          <table:table-cell table:formula="of:=LEFT([.A19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6_len100000.txt </text:p>
          </table:table-cell>
          <table:table-cell office:value-type="float" office:value="597137.065533" calcext:value-type="float">
            <text:p>597137,065533</text:p>
          </table:table-cell>
          <table:table-cell office:value-type="float" office:value="3" calcext:value-type="float">
            <text:p>3</text:p>
          </table:table-cell>
          <table:table-cell office:value-type="float" office:value="0.593772" calcext:value-type="float">
            <text:p>0,593772</text:p>
          </table:table-cell>
          <table:table-cell office:value-type="float" office:value="0.011462" calcext:value-type="float">
            <text:p>0,011462</text:p>
          </table:table-cell>
          <table:table-cell table:formula="of:=LEFT([.A19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3_len100000.txt </text:p>
          </table:table-cell>
          <table:table-cell office:value-type="float" office:value="760072.765291" calcext:value-type="float">
            <text:p>760072,765291</text:p>
          </table:table-cell>
          <table:table-cell office:value-type="float" office:value="8" calcext:value-type="float">
            <text:p>8</text:p>
          </table:table-cell>
          <table:table-cell office:value-type="float" office:value="0.645024" calcext:value-type="float">
            <text:p>0,645024</text:p>
          </table:table-cell>
          <table:table-cell office:value-type="float" office:value="0.009673" calcext:value-type="float">
            <text:p>0,009673</text:p>
          </table:table-cell>
          <table:table-cell table:formula="of:=LEFT([.A19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3_len100000.txt </text:p>
          </table:table-cell>
          <table:table-cell office:value-type="float" office:value="810370.466249" calcext:value-type="float">
            <text:p>810370,466249</text:p>
          </table:table-cell>
          <table:table-cell office:value-type="float" office:value="2" calcext:value-type="float">
            <text:p>2</text:p>
          </table:table-cell>
          <table:table-cell office:value-type="float" office:value="0.623371" calcext:value-type="float">
            <text:p>0,623371</text:p>
          </table:table-cell>
          <table:table-cell office:value-type="float" office:value="0.010464" calcext:value-type="float">
            <text:p>0,010464</text:p>
          </table:table-cell>
          <table:table-cell table:formula="of:=LEFT([.A19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0_len100000.txt </text:p>
          </table:table-cell>
          <table:table-cell office:value-type="float" office:value="1026324.007591" calcext:value-type="float">
            <text:p>1026324,007591</text:p>
          </table:table-cell>
          <table:table-cell office:value-type="float" office:value="4" calcext:value-type="float">
            <text:p>4</text:p>
          </table:table-cell>
          <table:table-cell office:value-type="float" office:value="0.684107" calcext:value-type="float">
            <text:p>0,684107</text:p>
          </table:table-cell>
          <table:table-cell office:value-type="float" office:value="0.008271" calcext:value-type="float">
            <text:p>0,008271</text:p>
          </table:table-cell>
          <table:table-cell table:formula="of:=LEFT([.A19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0_len100000.txt </text:p>
          </table:table-cell>
          <table:table-cell office:value-type="float" office:value="1145964.965638" calcext:value-type="float">
            <text:p>1145964,965638</text:p>
          </table:table-cell>
          <table:table-cell office:value-type="float" office:value="3" calcext:value-type="float">
            <text:p>3</text:p>
          </table:table-cell>
          <table:table-cell office:value-type="float" office:value="0.659668" calcext:value-type="float">
            <text:p>0,659668</text:p>
          </table:table-cell>
          <table:table-cell office:value-type="float" office:value="0.009086" calcext:value-type="float">
            <text:p>0,009086</text:p>
          </table:table-cell>
          <table:table-cell table:formula="of:=LEFT([.A19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table:formula="of:=LEFT([.A19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table:formula="of:=LEFT([.A20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table:formula="of:=LEFT([.A20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table:formula="of:=LEFT([.A20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table:formula="of:=LEFT([.A20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table:formula="of:=LEFT([.A20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table:formula="of:=LEFT([.A20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table:formula="of:=LEFT([.A206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table:formula="of:=LEFT([.A207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table:formula="of:=LEFT([.A208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table:formula="of:=LEFT([.A20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table:formula="of:=LEFT([.A21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table:formula="of:=LEFT([.A21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table:formula="of:=LEFT([.A21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office:value-type="float" office:value="0.028273" calcext:value-type="float">
            <text:p>0,028273</text:p>
          </table:table-cell>
          <table:table-cell table:formula="of:=LEFT([.A21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table:formula="of:=LEFT([.A21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table:formula="of:=LEFT([.A21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table:formula="of:=LEFT([.A21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table:formula="of:=LEFT([.A21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table:formula="of:=LEFT([.A22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table:formula="of:=LEFT([.A22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table:formula="of:=LEFT([.A22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table:formula="of:=LEFT([.A22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table:formula="of:=LEFT([.A22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table:formula="of:=LEFT([.A22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table:formula="of:=LEFT([.A22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table:formula="of:=LEFT([.A22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table:formula="of:=LEFT([.A22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table:formula="of:=LEFT([.A22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table:formula="of:=LEFT([.A23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table:formula="of:=LEFT([.A23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table:formula="of:=LEFT([.A23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table:formula="of:=LEFT([.A23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table:formula="of:=LEFT([.A23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table:formula="of:=LEFT([.A23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table:formula="of:=LEFT([.A23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table:formula="of:=LEFT([.A23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table:formula="of:=LEFT([.A23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table:formula="of:=LEFT([.A23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table:formula="of:=LEFT([.A24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table:formula="of:=LEFT([.A24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table:formula="of:=LEFT([.A24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table:formula="of:=LEFT([.A24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table:formula="of:=LEFT([.A24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table:formula="of:=LEFT([.A24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table:formula="of:=LEFT([.A24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table:formula="of:=LEFT([.A24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table:formula="of:=LEFT([.A24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table:formula="of:=LEFT([.A24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table:formula="of:=LEFT([.A25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table:formula="of:=LEFT([.A25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table:formula="of:=LEFT([.A25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table:formula="of:=LEFT([.A25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table:formula="of:=LEFT([.A25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table:formula="of:=LEFT([.A25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table:formula="of:=LEFT([.A25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table:formula="of:=LEFT([.A25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table:formula="of:=LEFT([.A25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table:formula="of:=LEFT([.A25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table:formula="of:=LEFT([.A26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table:formula="of:=LEFT([.A26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table:formula="of:=LEFT([.A26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table:formula="of:=LEFT([.A26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table:formula="of:=LEFT([.A26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table:formula="of:=LEFT([.A26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table:formula="of:=LEFT([.A26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table:formula="of:=LEFT([.A26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table:formula="of:=LEFT([.A26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table:formula="of:=LEFT([.A26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table:formula="of:=LEFT([.A27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table:formula="of:=LEFT([.A27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table:formula="of:=LEFT([.A27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table:formula="of:=LEFT([.A27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table:formula="of:=LEFT([.A27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table:formula="of:=LEFT([.A27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table:formula="of:=LEFT([.A27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table:formula="of:=LEFT([.A27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table:formula="of:=LEFT([.A27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table:formula="of:=LEFT([.A27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table:formula="of:=LEFT([.A28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table:formula="of:=LEFT([.A28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table:formula="of:=LEFT([.A28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table:formula="of:=LEFT([.A28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table:formula="of:=LEFT([.A28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table:formula="of:=LEFT([.A28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table:formula="of:=LEFT([.A28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table:formula="of:=LEFT([.A28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table:formula="of:=LEFT([.A28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table:formula="of:=LEFT([.A28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table:formula="of:=LEFT([.A29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table:formula="of:=LEFT([.A29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table:formula="of:=LEFT([.A29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table:formula="of:=LEFT([.A29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table:formula="of:=LEFT([.A29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table:formula="of:=LEFT([.A29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table:formula="of:=LEFT([.A29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table:formula="of:=LEFT([.A29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table:formula="of:=LEFT([.A29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table:formula="of:=LEFT([.A29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table:formula="of:=LEFT([.A30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table:formula="of:=LEFT([.A30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table:formula="of:=LEFT([.A30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table:formula="of:=LEFT([.A30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table:formula="of:=LEFT([.A30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table:formula="of:=LEFT([.A30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table:formula="of:=LEFT([.A30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table:formula="of:=LEFT([.A30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table:formula="of:=LEFT([.A30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table:formula="of:=LEFT([.A30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table:formula="of:=LEFT([.A31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table:formula="of:=LEFT([.A31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table:formula="of:=LEFT([.A31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table:formula="of:=LEFT([.A31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table:formula="of:=LEFT([.A31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table:formula="of:=LEFT([.A31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table:formula="of:=LEFT([.A31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table:formula="of:=LEFT([.A31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table:formula="of:=LEFT([.A31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table:formula="of:=LEFT([.A31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table:formula="of:=LEFT([.A32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table:formula="of:=LEFT([.A32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table:formula="of:=LEFT([.A32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table:formula="of:=LEFT([.A32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table:formula="of:=LEFT([.A32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table:formula="of:=LEFT([.A32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table:formula="of:=LEFT([.A32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table:formula="of:=LEFT([.A32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table:formula="of:=LEFT([.A32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table:formula="of:=LEFT([.A32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table:formula="of:=LEFT([.A33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table:formula="of:=LEFT([.A33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table:formula="of:=LEFT([.A33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table:formula="of:=LEFT([.A33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table:formula="of:=LEFT([.A33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table:formula="of:=LEFT([.A33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table:formula="of:=LEFT([.A33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table:formula="of:=LEFT([.A33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table:formula="of:=LEFT([.A33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table:formula="of:=LEFT([.A33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table:formula="of:=LEFT([.A34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table:formula="of:=LEFT([.A34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table:formula="of:=LEFT([.A34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table:formula="of:=LEFT([.A34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table:formula="of:=LEFT([.A34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table:formula="of:=LEFT([.A34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table:formula="of:=LEFT([.A34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table:formula="of:=LEFT([.A34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table:formula="of:=LEFT([.A34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table:formula="of:=LEFT([.A34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table:formula="of:=LEFT([.A35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table:formula="of:=LEFT([.A35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table:formula="of:=LEFT([.A35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table:formula="of:=LEFT([.A35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table:formula="of:=LEFT([.A35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table:formula="of:=LEFT([.A35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table:formula="of:=LEFT([.A35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table:formula="of:=LEFT([.A35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table:formula="of:=LEFT([.A35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table:formula="of:=LEFT([.A35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table:formula="of:=LEFT([.A36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table:formula="of:=LEFT([.A36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table:formula="of:=LEFT([.A36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table:formula="of:=LEFT([.A36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table:formula="of:=LEFT([.A36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table:formula="of:=LEFT([.A36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table:formula="of:=LEFT([.A36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table:formula="of:=LEFT([.A36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table:formula="of:=LEFT([.A36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table:formula="of:=LEFT([.A36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table:formula="of:=LEFT([.A37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table:formula="of:=LEFT([.A37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table:formula="of:=LEFT([.A37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table:formula="of:=LEFT([.A37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table:formula="of:=LEFT([.A37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table:formula="of:=LEFT([.A37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table:formula="of:=LEFT([.A37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table:formula="of:=LEFT([.A37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table:formula="of:=LEFT([.A37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office:value-type="float" office:value="0.02525" calcext:value-type="float">
            <text:p>0,02525</text:p>
          </table:table-cell>
          <table:table-cell table:formula="of:=LEFT([.A37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table:formula="of:=LEFT([.A38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table:formula="of:=LEFT([.A38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table:formula="of:=LEFT([.A38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table:formula="of:=LEFT([.A38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PAQ/generadoPoePAQ.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table:formula="of:=LEFT([.A384];10)" office:value-type="string" office:string-value="Poe/PAQ/ge" calcext:value-type="string">
            <text:p>Poe/PAQ/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5_len100000.txt </text:p>
          </table:table-cell>
          <table:table-cell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table:formula="of:=LEFT([.A38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5_len100000.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table:formula="of:=LEFT([.A38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8_len100000.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table:formula="of:=LEFT([.A38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2_len100000.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table:formula="of:=LEFT([.A38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2_len100000.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table:formula="of:=LEFT([.A38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8_len100000.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table:formula="of:=LEFT([.A39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2_len100000.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table:formula="of:=LEFT([.A39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9_len100000.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table:formula="of:=LEFT([.A39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4_len100000.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table:formula="of:=LEFT([.A39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9_len100000.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table:formula="of:=LEFT([.A39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2_len100000.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table:formula="of:=LEFT([.A39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6_len100000.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table:formula="of:=LEFT([.A39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6_len100000.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table:formula="of:=LEFT([.A39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8_len100000.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table:formula="of:=LEFT([.A39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4_len100000.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table:formula="of:=LEFT([.A39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0_len100000.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table:formula="of:=LEFT([.A40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6_len100000.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table:formula="of:=LEFT([.A40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3_len100000.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table:formula="of:=LEFT([.A40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2_len100000.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table:formula="of:=LEFT([.A40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6_len100000.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table:formula="of:=LEFT([.A40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8_len100000.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table:formula="of:=LEFT([.A40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3_len100000.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table:formula="of:=LEFT([.A40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5_len100000.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table:formula="of:=LEFT([.A40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8_len100000.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table:formula="of:=LEFT([.A40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2_len100000.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table:formula="of:=LEFT([.A40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2_len100000.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table:formula="of:=LEFT([.A41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0_len100000.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table:formula="of:=LEFT([.A41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4_len100000.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table:formula="of:=LEFT([.A41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0_len100000.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table:formula="of:=LEFT([.A41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9_len100000.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table:formula="of:=LEFT([.A41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6_len100000.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table:formula="of:=LEFT([.A41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1_len100000.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table:formula="of:=LEFT([.A41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2_len100000.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table:formula="of:=LEFT([.A41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0_len100000.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table:formula="of:=LEFT([.A41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8_len100000.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table:formula="of:=LEFT([.A41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4_len100000.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table:formula="of:=LEFT([.A42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9_len100000.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table:formula="of:=LEFT([.A42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4_len100000.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table:formula="of:=LEFT([.A42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6_len100000.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table:formula="of:=LEFT([.A42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9_len100000.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table:formula="of:=LEFT([.A42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6_len100000.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table:formula="of:=LEFT([.A42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1.00_len100000.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table:formula="of:=LEFT([.A42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8_len100000.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table:formula="of:=LEFT([.A42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6_len100000.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table:formula="of:=LEFT([.A42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0_len100000.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table:formula="of:=LEFT([.A42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6_len100000.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table:formula="of:=LEFT([.A43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6_len100000.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table:formula="of:=LEFT([.A43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8_len100000.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table:formula="of:=LEFT([.A43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3_len100000.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table:formula="of:=LEFT([.A43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1.00_len100000.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table:formula="of:=LEFT([.A43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2_len100000.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table:formula="of:=LEFT([.A43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4_len100000.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table:formula="of:=LEFT([.A43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3_len100000.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table:formula="of:=LEFT([.A43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6_len100000.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table:formula="of:=LEFT([.A43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0_len100000.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table:formula="of:=LEFT([.A43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8_len100000.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table:formula="of:=LEFT([.A44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1.00_len100000.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table:formula="of:=LEFT([.A44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0_len100000.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office:value-type="float" office:value="0.025936" calcext:value-type="float">
            <text:p>0,025936</text:p>
          </table:table-cell>
          <table:table-cell table:formula="of:=LEFT([.A44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7_len100000.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table:formula="of:=LEFT([.A44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9_len100000.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table:formula="of:=LEFT([.A44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3_len100000.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table:formula="of:=LEFT([.A44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7_len100000.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table:formula="of:=LEFT([.A44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0_len100000.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table:formula="of:=LEFT([.A44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4_len100000.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table:formula="of:=LEFT([.A44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4_len100000.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table:formula="of:=LEFT([.A44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6_len100000.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table:formula="of:=LEFT([.A45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3_len100000.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table:formula="of:=LEFT([.A45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1_len100000.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table:formula="of:=LEFT([.A45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3_len100000.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table:formula="of:=LEFT([.A45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1_len100000.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table:formula="of:=LEFT([.A45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8_len100000.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table:formula="of:=LEFT([.A45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0_len100000.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table:formula="of:=LEFT([.A45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8_len100000.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table:formula="of:=LEFT([.A45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5_len100000.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table:formula="of:=LEFT([.A45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6_len100000.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table:formula="of:=LEFT([.A45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7_len100000.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table:formula="of:=LEFT([.A46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0_len100000.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table:formula="of:=LEFT([.A46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9_len100000.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table:formula="of:=LEFT([.A46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1_len100000.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table:formula="of:=LEFT([.A46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6_len100000.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table:formula="of:=LEFT([.A46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2_len100000.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table:formula="of:=LEFT([.A46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9_len100000.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table:formula="of:=LEFT([.A46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5_len100000.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table:formula="of:=LEFT([.A46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2_len100000.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table:formula="of:=LEFT([.A46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4_len100000.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table:formula="of:=LEFT([.A46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8_len100000.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table:formula="of:=LEFT([.A47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5_len100000.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table:formula="of:=LEFT([.A47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9_len100000.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table:formula="of:=LEFT([.A47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0_len100000.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table:formula="of:=LEFT([.A47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3_len100000.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table:formula="of:=LEFT([.A47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0_len100000.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table:formula="of:=LEFT([.A47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3_len100000.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table:formula="of:=LEFT([.A47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2_len100000.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table:formula="of:=LEFT([.A47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6_len100000.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table:formula="of:=LEFT([.A47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table:formula="of:=LEFT([.A479];10)" office:value-type="string" office:string-value="Shakespare" calcext:value-type="string">
            <text:p>Shakesp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table:formula="of:=LEFT([.A48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table:formula="of:=LEFT([.A48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table:formula="of:=LEFT([.A48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table:formula="of:=LEFT([.A48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table:formula="of:=LEFT([.A48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table:formula="of:=LEFT([.A48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table:formula="of:=LEFT([.A48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table:formula="of:=LEFT([.A48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table:formula="of:=LEFT([.A48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table:formula="of:=LEFT([.A48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table:formula="of:=LEFT([.A49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table:formula="of:=LEFT([.A49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table:formula="of:=LEFT([.A49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table:formula="of:=LEFT([.A49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table:formula="of:=LEFT([.A49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table:formula="of:=LEFT([.A49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table:formula="of:=LEFT([.A49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table:formula="of:=LEFT([.A49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table:formula="of:=LEFT([.A49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table:formula="of:=LEFT([.A49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table:formula="of:=LEFT([.A50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table:formula="of:=LEFT([.A50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table:formula="of:=LEFT([.A50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table:formula="of:=LEFT([.A50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table:formula="of:=LEFT([.A50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table:formula="of:=LEFT([.A50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table:formula="of:=LEFT([.A50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table:formula="of:=LEFT([.A50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table:formula="of:=LEFT([.A50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table:formula="of:=LEFT([.A50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table:formula="of:=LEFT([.A51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table:formula="of:=LEFT([.A51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table:formula="of:=LEFT([.A51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table:formula="of:=LEFT([.A51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table:formula="of:=LEFT([.A51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table:formula="of:=LEFT([.A51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table:formula="of:=LEFT([.A51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table:formula="of:=LEFT([.A51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table:formula="of:=LEFT([.A51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table:formula="of:=LEFT([.A51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table:formula="of:=LEFT([.A52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table:formula="of:=LEFT([.A52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table:formula="of:=LEFT([.A52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table:formula="of:=LEFT([.A52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table:formula="of:=LEFT([.A52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table:formula="of:=LEFT([.A52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table:formula="of:=LEFT([.A52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table:formula="of:=LEFT([.A52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table:formula="of:=LEFT([.A52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table:formula="of:=LEFT([.A52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table:formula="of:=LEFT([.A53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table:formula="of:=LEFT([.A53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table:formula="of:=LEFT([.A53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table:formula="of:=LEFT([.A53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table:formula="of:=LEFT([.A53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table:formula="of:=LEFT([.A53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table:formula="of:=LEFT([.A53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table:formula="of:=LEFT([.A53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table:formula="of:=LEFT([.A53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table:formula="of:=LEFT([.A53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table:formula="of:=LEFT([.A54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table:formula="of:=LEFT([.A54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table:formula="of:=LEFT([.A54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table:formula="of:=LEFT([.A54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table:formula="of:=LEFT([.A54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table:formula="of:=LEFT([.A54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table:formula="of:=LEFT([.A54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table:formula="of:=LEFT([.A54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table:formula="of:=LEFT([.A55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table:formula="of:=LEFT([.A55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table:formula="of:=LEFT([.A55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table:formula="of:=LEFT([.A55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table:formula="of:=LEFT([.A55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table:formula="of:=LEFT([.A55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table:formula="of:=LEFT([.A55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table:formula="of:=LEFT([.A55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table:formula="of:=LEFT([.A55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table:formula="of:=LEFT([.A55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table:formula="of:=LEFT([.A56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table:formula="of:=LEFT([.A56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table:formula="of:=LEFT([.A56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table:formula="of:=LEFT([.A56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table:formula="of:=LEFT([.A56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table:formula="of:=LEFT([.A56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table:formula="of:=LEFT([.A56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table:formula="of:=LEFT([.A56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table:formula="of:=LEFT([.A56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table:formula="of:=LEFT([.A569];10)" office:value-type="string" office:string-value="WarAndPeac" calcext:value-type="string">
            <text:p>WarAndPeac</text:p>
          </table:table-cell>
          <table:table-cell table:number-columns-repeated="4"/>
        </table:table-row>
      </table:table>
      <table:table table:name="HarryPotter" table:style-name="ta1">
        <table:shapes>
          <draw:frame draw:z-index="0" draw:style-name="gr1" draw:text-style-name="P1" svg:width="23.879cm" svg:height="8.999cm" svg:x="29.222cm" svg:y="3.323cm">
            <draw:object draw:notify-on-update-of-ranges="Shakespare.B2:Shakespare.B17 HarryPotter.B1:HarryPotter.B1 HarryPotter.B2:HarryPotter.B17 Shakespare.B1:Shakespare.B1 Shakespare.B2:Shakespare.B17 'War And Peace'.B1:'War And Peace'.B1 'War And Peace'.B2:'War And Peace'.B18 Poe.B1:Poe.B1 Poe.B2:Poe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Harry Potter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  <table:table-cell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table:style-name="ce4" office:value-type="float" office:value="0.028273" calcext:value-type="float">
            <text:p>0,02827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table:style-name="ce4"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 Neuronal</text:p>
          </table:table-cell>
          <table:table-cell/>
        </table:table-row>
      </table:table>
      <table:table table:name="Paulo Coehlo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table:style-name="ce4" office:value-type="float" office:value="0.02525" calcext:value-type="float">
            <text:p>0,025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table:style-name="ce4"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table:style-name="ce4"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office:value-type="string" calcext:value-type="string">
            <text:p>Red Neuronal</text:p>
          </table:table-cell>
        </table:table-row>
      </table:table>
      <table:table table:name="Poe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Po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oe/RedNeuronal/id_018_temp0,50_len100000,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table:style-name="ce5" office:value-type="float" office:value="0.025936" calcext:value-type="float">
            <text:p>0,025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3_len100000,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7_len100000,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0_len100000,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4_len100000,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7_len100000,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6_len100000,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3_len100000,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9_len100000,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0_len100000,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6_len100000,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4_len100000,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9_len100000,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3_len100000,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0_len100000,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1_len100000,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6_len100000,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3_len100000,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9_len100000,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6_len100000,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9,txt </text:p>
          </table:table-cell>
          <table:table-cell office:value-type="float" office:value="178123.849223" calcext:value-type="float">
            <text:p>178123,849223</text:p>
          </table:table-cell>
          <table:table-cell office:value-type="float" office:value="29" calcext:value-type="float">
            <text:p>29</text:p>
          </table:table-cell>
          <table:table-cell office:value-type="float" office:value="0.407861" calcext:value-type="float">
            <text:p>0,407861</text:p>
          </table:table-cell>
          <table:table-cell office:value-type="float" office:value="0.021385" calcext:value-type="float">
            <text:p>0,02138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75,txt </text:p>
          </table:table-cell>
          <table:table-cell office:value-type="float" office:value="236994.198244" calcext:value-type="float">
            <text:p>236994,198244</text:p>
          </table:table-cell>
          <table:table-cell office:value-type="float" office:value="16" calcext:value-type="float">
            <text:p>16</text:p>
          </table:table-cell>
          <table:table-cell office:value-type="float" office:value="0.439168" calcext:value-type="float">
            <text:p>0,439168</text:p>
          </table:table-cell>
          <table:table-cell office:value-type="float" office:value="0.021168" calcext:value-type="float">
            <text:p>0,0211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77,txt </text:p>
          </table:table-cell>
          <table:table-cell office:value-type="float" office:value="205200.442491" calcext:value-type="float">
            <text:p>205200,442491</text:p>
          </table:table-cell>
          <table:table-cell office:value-type="float" office:value="26" calcext:value-type="float">
            <text:p>26</text:p>
          </table:table-cell>
          <table:table-cell office:value-type="float" office:value="0.428902" calcext:value-type="float">
            <text:p>0,428902</text:p>
          </table:table-cell>
          <table:table-cell office:value-type="float" office:value="0.021167" calcext:value-type="float">
            <text:p>0,0211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9_len100000,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72_len100000,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3,txt </text:p>
          </table:table-cell>
          <table:table-cell office:value-type="float" office:value="282932.988594" calcext:value-type="float">
            <text:p>282932,988594</text:p>
          </table:table-cell>
          <table:table-cell office:value-type="float" office:value="10" calcext:value-type="float">
            <text:p>10</text:p>
          </table:table-cell>
          <table:table-cell office:value-type="float" office:value="0.461837" calcext:value-type="float">
            <text:p>0,461837</text:p>
          </table:table-cell>
          <table:table-cell office:value-type="float" office:value="0.020821" calcext:value-type="float">
            <text:p>0,0208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6_len100000,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0,txt </text:p>
          </table:table-cell>
          <table:table-cell office:value-type="float" office:value="319535.454148" calcext:value-type="float">
            <text:p>319535,454148</text:p>
          </table:table-cell>
          <table:table-cell office:value-type="float" office:value="12" calcext:value-type="float">
            <text:p>12</text:p>
          </table:table-cell>
          <table:table-cell office:value-type="float" office:value="0.466123" calcext:value-type="float">
            <text:p>0,466123</text:p>
          </table:table-cell>
          <table:table-cell office:value-type="float" office:value="0.020589" calcext:value-type="float">
            <text:p>0,0205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3_len100000,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2,txt </text:p>
          </table:table-cell>
          <table:table-cell office:value-type="float" office:value="168194.615154" calcext:value-type="float">
            <text:p>168194,615154</text:p>
          </table:table-cell>
          <table:table-cell office:value-type="float" office:value="42" calcext:value-type="float">
            <text:p>42</text:p>
          </table:table-cell>
          <table:table-cell office:value-type="float" office:value="0.398099" calcext:value-type="float">
            <text:p>0,398099</text:p>
          </table:table-cell>
          <table:table-cell office:value-type="float" office:value="0.020446" calcext:value-type="float">
            <text:p>0,0204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69_len100000,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60_len100000,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5,txt </text:p>
          </table:table-cell>
          <table:table-cell office:value-type="float" office:value="141574.728218" calcext:value-type="float">
            <text:p>141574,728218</text:p>
          </table:table-cell>
          <table:table-cell office:value-type="float" office:value="43" calcext:value-type="float">
            <text:p>43</text:p>
          </table:table-cell>
          <table:table-cell office:value-type="float" office:value="0.375516" calcext:value-type="float">
            <text:p>0,375516</text:p>
          </table:table-cell>
          <table:table-cell office:value-type="float" office:value="0.020348" calcext:value-type="float">
            <text:p>0,0203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75_len100000,txt </text:p>
          </table:table-cell>
          <table:table-cell table:style-name="ce5"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63_len100000,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8,txt </text:p>
          </table:table-cell>
          <table:table-cell office:value-type="float" office:value="117339.045973" calcext:value-type="float">
            <text:p>117339,045973</text:p>
          </table:table-cell>
          <table:table-cell office:value-type="float" office:value="70" calcext:value-type="float">
            <text:p>70</text:p>
          </table:table-cell>
          <table:table-cell office:value-type="float" office:value="0.348351" calcext:value-type="float">
            <text:p>0,348351</text:p>
          </table:table-cell>
          <table:table-cell office:value-type="float" office:value="0.01968" calcext:value-type="float">
            <text:p>0,019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66_len100000,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2_len100000,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1,txt </text:p>
          </table:table-cell>
          <table:table-cell office:value-type="float" office:value="111899.007509" calcext:value-type="float">
            <text:p>111899,007509</text:p>
          </table:table-cell>
          <table:table-cell office:value-type="float" office:value="111" calcext:value-type="float">
            <text:p>111</text:p>
          </table:table-cell>
          <table:table-cell office:value-type="float" office:value="0.338013" calcext:value-type="float">
            <text:p>0,338013</text:p>
          </table:table-cell>
          <table:table-cell office:value-type="float" office:value="0.019189" calcext:value-type="float">
            <text:p>0,0191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69_len100000,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78_len100000,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1_len100000,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5_len100000,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3,txt </text:p>
          </table:table-cell>
          <table:table-cell office:value-type="float" office:value="104132.823485" calcext:value-type="float">
            <text:p>104132,823485</text:p>
          </table:table-cell>
          <table:table-cell office:value-type="float" office:value="145" calcext:value-type="float">
            <text:p>145</text:p>
          </table:table-cell>
          <table:table-cell office:value-type="float" office:value="0.32422" calcext:value-type="float">
            <text:p>0,32422</text:p>
          </table:table-cell>
          <table:table-cell office:value-type="float" office:value="0.01847" calcext:value-type="float">
            <text:p>0,0184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38_len100000,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4,txt </text:p>
          </table:table-cell>
          <table:table-cell office:value-type="float" office:value="99199.255359" calcext:value-type="float">
            <text:p>99199,255359</text:p>
          </table:table-cell>
          <table:table-cell office:value-type="float" office:value="210" calcext:value-type="float">
            <text:p>210</text:p>
          </table:table-cell>
          <table:table-cell office:value-type="float" office:value="0.31472" calcext:value-type="float">
            <text:p>0,31472</text:p>
          </table:table-cell>
          <table:table-cell office:value-type="float" office:value="0.018149" calcext:value-type="float">
            <text:p>0,0181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72_len100000,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2_len100000,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8_len100000,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5,txt </text:p>
          </table:table-cell>
          <table:table-cell office:value-type="float" office:value="107261.861237" calcext:value-type="float">
            <text:p>107261,861237</text:p>
          </table:table-cell>
          <table:table-cell office:value-type="float" office:value="338" calcext:value-type="float">
            <text:p>338</text:p>
          </table:table-cell>
          <table:table-cell office:value-type="float" office:value="0.314072" calcext:value-type="float">
            <text:p>0,314072</text:p>
          </table:table-cell>
          <table:table-cell office:value-type="float" office:value="0.017602" calcext:value-type="float">
            <text:p>0,0176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96,txt </text:p>
          </table:table-cell>
          <table:table-cell office:value-type="float" office:value="99760.827417" calcext:value-type="float">
            <text:p>99760,827417</text:p>
          </table:table-cell>
          <table:table-cell office:value-type="float" office:value="323" calcext:value-type="float">
            <text:p>323</text:p>
          </table:table-cell>
          <table:table-cell office:value-type="float" office:value="0.306491" calcext:value-type="float">
            <text:p>0,306491</text:p>
          </table:table-cell>
          <table:table-cell office:value-type="float" office:value="0.017502" calcext:value-type="float">
            <text:p>0,0175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84_len100000,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75_len100000,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7,txt </text:p>
          </table:table-cell>
          <table:table-cell office:value-type="float" office:value="108447.120502" calcext:value-type="float">
            <text:p>108447,120502</text:p>
          </table:table-cell>
          <table:table-cell office:value-type="float" office:value="473" calcext:value-type="float">
            <text:p>473</text:p>
          </table:table-cell>
          <table:table-cell office:value-type="float" office:value="0.306882" calcext:value-type="float">
            <text:p>0,306882</text:p>
          </table:table-cell>
          <table:table-cell office:value-type="float" office:value="0.016969" calcext:value-type="float">
            <text:p>0,01696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38_len100000,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6_len100000,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2_len100000,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8,txt </text:p>
          </table:table-cell>
          <table:table-cell office:value-type="float" office:value="100613.71529" calcext:value-type="float">
            <text:p>100613,71529</text:p>
          </table:table-cell>
          <table:table-cell office:value-type="float" office:value="413" calcext:value-type="float">
            <text:p>413</text:p>
          </table:table-cell>
          <table:table-cell office:value-type="float" office:value="0.296316" calcext:value-type="float">
            <text:p>0,296316</text:p>
          </table:table-cell>
          <table:table-cell office:value-type="float" office:value="0.01648" calcext:value-type="float">
            <text:p>0,016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78_len100000,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8_len100000,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4_len100000,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0_len100000,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9,txt </text:p>
          </table:table-cell>
          <table:table-cell office:value-type="float" office:value="120802.312359" calcext:value-type="float">
            <text:p>120802,312359</text:p>
          </table:table-cell>
          <table:table-cell office:value-type="float" office:value="785" calcext:value-type="float">
            <text:p>785</text:p>
          </table:table-cell>
          <table:table-cell office:value-type="float" office:value="0.304375" calcext:value-type="float">
            <text:p>0,304375</text:p>
          </table:table-cell>
          <table:table-cell office:value-type="float" office:value="0.015654" calcext:value-type="float">
            <text:p>0,0156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86_len100000,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2_len100000,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3_len100000,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1_len100000,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35_len100000,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8_len100000,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4_len100000,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2_len100000,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4_len100000,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0_len100000,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generadoPoePAQ,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96_len100000,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2_len100000,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8_len100000,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6_len100000,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1,00_len100000,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4_len100000,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8_len100000,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6_len100000,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table:style-name="ce5"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0_len100000,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0_len100000,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7_len100000,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6_len100000,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9_len100000,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2_len100000,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8_len100000,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50_len100000,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1_len100000,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1,00_len100000,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4_len100000,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6_len100000,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8_len100000,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32_len100000,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1,00_len100000,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6_len100000,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35_len100000,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32_len100000,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9_len100000,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8_len100000,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4_len100000,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5_len100000,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9_len100000,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0_len100000,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3_len100000,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3_len100000,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0_len100000,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2_len100000,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6_len100000,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office:value-type="string" calcext:value-type="string">
            <text:p>Red Neuronal</text:p>
          </table:table-cell>
        </table:table-row>
      </table:table>
      <table:table table:name="War And Peace" table:style-name="ta1">
        <table:table-column table:style-name="co16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War And Peac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Red Neuronal</text:p>
          </table:table-cell>
        </table:table-row>
      </table:table>
      <table:table table:name="Game of Thrones" table:style-name="ta1">
        <table:table-column table:style-name="co1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War And Peac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GOT/RedNeuronal/id_024_temp0.98_len100000.txt </text:p>
          </table:table-cell>
          <table:table-cell office:value-type="float" office:value="129020.229546" calcext:value-type="float">
            <text:p>129020,229546</text:p>
          </table:table-cell>
          <table:table-cell office:value-type="float" office:value="1329" calcext:value-type="float">
            <text:p>1329</text:p>
          </table:table-cell>
          <table:table-cell office:value-type="float" office:value="0.191651" calcext:value-type="float">
            <text:p>0,191651</text:p>
          </table:table-cell>
          <table:table-cell office:value-type="float" office:value="0.008057" calcext:value-type="float">
            <text:p>0,0080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94_len100000.txt </text:p>
          </table:table-cell>
          <table:table-cell office:value-type="float" office:value="108017.44028" calcext:value-type="float">
            <text:p>108017,44028</text:p>
          </table:table-cell>
          <table:table-cell office:value-type="float" office:value="1016" calcext:value-type="float">
            <text:p>1016</text:p>
          </table:table-cell>
          <table:table-cell office:value-type="float" office:value="0.192714" calcext:value-type="float">
            <text:p>0,192714</text:p>
          </table:table-cell>
          <table:table-cell office:value-type="float" office:value="0.008498" calcext:value-type="float">
            <text:p>0,0084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1.00_len100000.txt </text:p>
          </table:table-cell>
          <table:table-cell office:value-type="float" office:value="146119.624199" calcext:value-type="float">
            <text:p>146119,624199</text:p>
          </table:table-cell>
          <table:table-cell office:value-type="float" office:value="1563" calcext:value-type="float">
            <text:p>1563</text:p>
          </table:table-cell>
          <table:table-cell office:value-type="float" office:value="0.193069" calcext:value-type="float">
            <text:p>0,193069</text:p>
          </table:table-cell>
          <table:table-cell office:value-type="float" office:value="0.00786" calcext:value-type="float">
            <text:p>0,007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96_len100000.txt </text:p>
          </table:table-cell>
          <table:table-cell office:value-type="float" office:value="151802.84083" calcext:value-type="float">
            <text:p>151802,84083</text:p>
          </table:table-cell>
          <table:table-cell office:value-type="float" office:value="1510" calcext:value-type="float">
            <text:p>1510</text:p>
          </table:table-cell>
          <table:table-cell office:value-type="float" office:value="0.193597" calcext:value-type="float">
            <text:p>0,193597</text:p>
          </table:table-cell>
          <table:table-cell office:value-type="float" office:value="0.007829" calcext:value-type="float">
            <text:p>0,0078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98_len100000.txt </text:p>
          </table:table-cell>
          <table:table-cell office:value-type="float" office:value="157606.709234" calcext:value-type="float">
            <text:p>157606,709234</text:p>
          </table:table-cell>
          <table:table-cell office:value-type="float" office:value="1648" calcext:value-type="float">
            <text:p>1648</text:p>
          </table:table-cell>
          <table:table-cell office:value-type="float" office:value="0.194061" calcext:value-type="float">
            <text:p>0,194061</text:p>
          </table:table-cell>
          <table:table-cell office:value-type="float" office:value="0.007565" calcext:value-type="float">
            <text:p>0,0075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96_len100000.txt </text:p>
          </table:table-cell>
          <table:table-cell office:value-type="float" office:value="123216.371736" calcext:value-type="float">
            <text:p>123216,371736</text:p>
          </table:table-cell>
          <table:table-cell office:value-type="float" office:value="1224" calcext:value-type="float">
            <text:p>1224</text:p>
          </table:table-cell>
          <table:table-cell office:value-type="float" office:value="0.194231" calcext:value-type="float">
            <text:p>0,194231</text:p>
          </table:table-cell>
          <table:table-cell office:value-type="float" office:value="0.008283" calcext:value-type="float">
            <text:p>0,0082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1.00_len100000.txt </text:p>
          </table:table-cell>
          <table:table-cell office:value-type="float" office:value="177860.521487" calcext:value-type="float">
            <text:p>177860,521487</text:p>
          </table:table-cell>
          <table:table-cell office:value-type="float" office:value="1901" calcext:value-type="float">
            <text:p>1901</text:p>
          </table:table-cell>
          <table:table-cell office:value-type="float" office:value="0.194946" calcext:value-type="float">
            <text:p>0,194946</text:p>
          </table:table-cell>
          <table:table-cell office:value-type="float" office:value="0.007306" calcext:value-type="float">
            <text:p>0,0073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94_len100000.txt </text:p>
          </table:table-cell>
          <table:table-cell office:value-type="float" office:value="139779.811893" calcext:value-type="float">
            <text:p>139779,811893</text:p>
          </table:table-cell>
          <table:table-cell office:value-type="float" office:value="1407" calcext:value-type="float">
            <text:p>1407</text:p>
          </table:table-cell>
          <table:table-cell office:value-type="float" office:value="0.196118" calcext:value-type="float">
            <text:p>0,196118</text:p>
          </table:table-cell>
          <table:table-cell office:value-type="float" office:value="0.007965" calcext:value-type="float">
            <text:p>0,0079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90_len100000.txt </text:p>
          </table:table-cell>
          <table:table-cell office:value-type="float" office:value="121375.377415" calcext:value-type="float">
            <text:p>121375,377415</text:p>
          </table:table-cell>
          <table:table-cell office:value-type="float" office:value="1180" calcext:value-type="float">
            <text:p>1180</text:p>
          </table:table-cell>
          <table:table-cell office:value-type="float" office:value="0.196894" calcext:value-type="float">
            <text:p>0,196894</text:p>
          </table:table-cell>
          <table:table-cell office:value-type="float" office:value="0.008492" calcext:value-type="float">
            <text:p>0,00849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92_len100000.txt </text:p>
          </table:table-cell>
          <table:table-cell office:value-type="float" office:value="124286.812296" calcext:value-type="float">
            <text:p>124286,812296</text:p>
          </table:table-cell>
          <table:table-cell office:value-type="float" office:value="1234" calcext:value-type="float">
            <text:p>1234</text:p>
          </table:table-cell>
          <table:table-cell office:value-type="float" office:value="0.197225" calcext:value-type="float">
            <text:p>0,197225</text:p>
          </table:table-cell>
          <table:table-cell office:value-type="float" office:value="0.008353" calcext:value-type="float">
            <text:p>0,00835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92_len100000.txt </text:p>
          </table:table-cell>
          <table:table-cell office:value-type="float" office:value="102397.343474" calcext:value-type="float">
            <text:p>102397,343474</text:p>
          </table:table-cell>
          <table:table-cell office:value-type="float" office:value="958" calcext:value-type="float">
            <text:p>958</text:p>
          </table:table-cell>
          <table:table-cell office:value-type="float" office:value="0.198884" calcext:value-type="float">
            <text:p>0,198884</text:p>
          </table:table-cell>
          <table:table-cell office:value-type="float" office:value="0.008724" calcext:value-type="float">
            <text:p>0,0087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90_len100000.txt </text:p>
          </table:table-cell>
          <table:table-cell office:value-type="float" office:value="99124.342449" calcext:value-type="float">
            <text:p>99124,342449</text:p>
          </table:table-cell>
          <table:table-cell office:value-type="float" office:value="924" calcext:value-type="float">
            <text:p>924</text:p>
          </table:table-cell>
          <table:table-cell office:value-type="float" office:value="0.202197" calcext:value-type="float">
            <text:p>0,202197</text:p>
          </table:table-cell>
          <table:table-cell office:value-type="float" office:value="0.009088" calcext:value-type="float">
            <text:p>0,0090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88_len100000.txt </text:p>
          </table:table-cell>
          <table:table-cell office:value-type="float" office:value="85967.786161" calcext:value-type="float">
            <text:p>85967,786161</text:p>
          </table:table-cell>
          <table:table-cell office:value-type="float" office:value="696" calcext:value-type="float">
            <text:p>696</text:p>
          </table:table-cell>
          <table:table-cell office:value-type="float" office:value="0.202668" calcext:value-type="float">
            <text:p>0,202668</text:p>
          </table:table-cell>
          <table:table-cell office:value-type="float" office:value="0.009194" calcext:value-type="float">
            <text:p>0,0091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88_len100000.txt </text:p>
          </table:table-cell>
          <table:table-cell office:value-type="float" office:value="104980.174911" calcext:value-type="float">
            <text:p>104980,174911</text:p>
          </table:table-cell>
          <table:table-cell office:value-type="float" office:value="996" calcext:value-type="float">
            <text:p>996</text:p>
          </table:table-cell>
          <table:table-cell office:value-type="float" office:value="0.204214" calcext:value-type="float">
            <text:p>0,204214</text:p>
          </table:table-cell>
          <table:table-cell office:value-type="float" office:value="0.008828" calcext:value-type="float">
            <text:p>0,008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86_len100000.txt </text:p>
          </table:table-cell>
          <table:table-cell office:value-type="float" office:value="80001.970518" calcext:value-type="float">
            <text:p>80001,970518</text:p>
          </table:table-cell>
          <table:table-cell office:value-type="float" office:value="638" calcext:value-type="float">
            <text:p>638</text:p>
          </table:table-cell>
          <table:table-cell office:value-type="float" office:value="0.206093" calcext:value-type="float">
            <text:p>0,206093</text:p>
          </table:table-cell>
          <table:table-cell office:value-type="float" office:value="0.00959" calcext:value-type="float">
            <text:p>0,009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86_len100000.txt </text:p>
          </table:table-cell>
          <table:table-cell office:value-type="float" office:value="97585.733481" calcext:value-type="float">
            <text:p>97585,733481</text:p>
          </table:table-cell>
          <table:table-cell office:value-type="float" office:value="843" calcext:value-type="float">
            <text:p>843</text:p>
          </table:table-cell>
          <table:table-cell office:value-type="float" office:value="0.208639" calcext:value-type="float">
            <text:p>0,208639</text:p>
          </table:table-cell>
          <table:table-cell office:value-type="float" office:value="0.009163" calcext:value-type="float">
            <text:p>0,0091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84_len100000.txt </text:p>
          </table:table-cell>
          <table:table-cell office:value-type="float" office:value="79400.291756" calcext:value-type="float">
            <text:p>79400,291756</text:p>
          </table:table-cell>
          <table:table-cell office:value-type="float" office:value="608" calcext:value-type="float">
            <text:p>608</text:p>
          </table:table-cell>
          <table:table-cell office:value-type="float" office:value="0.212391" calcext:value-type="float">
            <text:p>0,212391</text:p>
          </table:table-cell>
          <table:table-cell office:value-type="float" office:value="0.00974" calcext:value-type="float">
            <text:p>0,009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84_len100000.txt </text:p>
          </table:table-cell>
          <table:table-cell office:value-type="float" office:value="94749.87522" calcext:value-type="float">
            <text:p>94749,87522</text:p>
          </table:table-cell>
          <table:table-cell office:value-type="float" office:value="801" calcext:value-type="float">
            <text:p>801</text:p>
          </table:table-cell>
          <table:table-cell office:value-type="float" office:value="0.213556" calcext:value-type="float">
            <text:p>0,213556</text:p>
          </table:table-cell>
          <table:table-cell office:value-type="float" office:value="0.00936" calcext:value-type="float">
            <text:p>0,00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82_len100000.txt </text:p>
          </table:table-cell>
          <table:table-cell office:value-type="float" office:value="70746.950372" calcext:value-type="float">
            <text:p>70746,950372</text:p>
          </table:table-cell>
          <table:table-cell office:value-type="float" office:value="502" calcext:value-type="float">
            <text:p>502</text:p>
          </table:table-cell>
          <table:table-cell office:value-type="float" office:value="0.217765" calcext:value-type="float">
            <text:p>0,217765</text:p>
          </table:table-cell>
          <table:table-cell office:value-type="float" office:value="0.01001" calcext:value-type="float">
            <text:p>0,010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94.txt </text:p>
          </table:table-cell>
          <table:table-cell office:value-type="float" office:value="105676.232534" calcext:value-type="float">
            <text:p>105676,232534</text:p>
          </table:table-cell>
          <table:table-cell office:value-type="float" office:value="173" calcext:value-type="float">
            <text:p>173</text:p>
          </table:table-cell>
          <table:table-cell office:value-type="float" office:value="0.217997" calcext:value-type="float">
            <text:p>0,217997</text:p>
          </table:table-cell>
          <table:table-cell office:value-type="float" office:value="0.009351" calcext:value-type="float">
            <text:p>0,00935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93.txt </text:p>
          </table:table-cell>
          <table:table-cell office:value-type="float" office:value="73330.952649" calcext:value-type="float">
            <text:p>73330,952649</text:p>
          </table:table-cell>
          <table:table-cell office:value-type="float" office:value="143" calcext:value-type="float">
            <text:p>143</text:p>
          </table:table-cell>
          <table:table-cell office:value-type="float" office:value="0.218226" calcext:value-type="float">
            <text:p>0,218226</text:p>
          </table:table-cell>
          <table:table-cell office:value-type="float" office:value="0.009409" calcext:value-type="float">
            <text:p>0,00940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82_len100000.txt </text:p>
          </table:table-cell>
          <table:table-cell office:value-type="float" office:value="93253.419253" calcext:value-type="float">
            <text:p>93253,419253</text:p>
          </table:table-cell>
          <table:table-cell office:value-type="float" office:value="756" calcext:value-type="float">
            <text:p>756</text:p>
          </table:table-cell>
          <table:table-cell office:value-type="float" office:value="0.219653" calcext:value-type="float">
            <text:p>0,219653</text:p>
          </table:table-cell>
          <table:table-cell office:value-type="float" office:value="0.009565" calcext:value-type="float">
            <text:p>0,0095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95.txt </text:p>
          </table:table-cell>
          <table:table-cell office:value-type="float" office:value="85985.431635" calcext:value-type="float">
            <text:p>85985,431635</text:p>
          </table:table-cell>
          <table:table-cell office:value-type="float" office:value="239" calcext:value-type="float">
            <text:p>239</text:p>
          </table:table-cell>
          <table:table-cell office:value-type="float" office:value="0.220297" calcext:value-type="float">
            <text:p>0,220297</text:p>
          </table:table-cell>
          <table:table-cell office:value-type="float" office:value="0.008917" calcext:value-type="float">
            <text:p>0,00891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91.txt </text:p>
          </table:table-cell>
          <table:table-cell office:value-type="float" office:value="68133.635044" calcext:value-type="float">
            <text:p>68133,635044</text:p>
          </table:table-cell>
          <table:table-cell office:value-type="float" office:value="97" calcext:value-type="float">
            <text:p>97</text:p>
          </table:table-cell>
          <table:table-cell office:value-type="float" office:value="0.220515" calcext:value-type="float">
            <text:p>0,220515</text:p>
          </table:table-cell>
          <table:table-cell office:value-type="float" office:value="0.009814" calcext:value-type="float">
            <text:p>0,00981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96.txt </text:p>
          </table:table-cell>
          <table:table-cell office:value-type="float" office:value="91678.666192" calcext:value-type="float">
            <text:p>91678,666192</text:p>
          </table:table-cell>
          <table:table-cell office:value-type="float" office:value="285" calcext:value-type="float">
            <text:p>285</text:p>
          </table:table-cell>
          <table:table-cell office:value-type="float" office:value="0.221756" calcext:value-type="float">
            <text:p>0,221756</text:p>
          </table:table-cell>
          <table:table-cell office:value-type="float" office:value="0.008719" calcext:value-type="float">
            <text:p>0,00871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97.txt </text:p>
          </table:table-cell>
          <table:table-cell office:value-type="float" office:value="105102.621942" calcext:value-type="float">
            <text:p>105102,621942</text:p>
          </table:table-cell>
          <table:table-cell office:value-type="float" office:value="359" calcext:value-type="float">
            <text:p>359</text:p>
          </table:table-cell>
          <table:table-cell office:value-type="float" office:value="0.229161" calcext:value-type="float">
            <text:p>0,229161</text:p>
          </table:table-cell>
          <table:table-cell office:value-type="float" office:value="0.008288" calcext:value-type="float">
            <text:p>0,00828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88.txt </text:p>
          </table:table-cell>
          <table:table-cell office:value-type="float" office:value="74275.010976" calcext:value-type="float">
            <text:p>74275,010976</text:p>
          </table:table-cell>
          <table:table-cell office:value-type="float" office:value="50" calcext:value-type="float">
            <text:p>50</text:p>
          </table:table-cell>
          <table:table-cell office:value-type="float" office:value="0.230831" calcext:value-type="float">
            <text:p>0,230831</text:p>
          </table:table-cell>
          <table:table-cell office:value-type="float" office:value="0.010497" calcext:value-type="float">
            <text:p>0,01049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78_len100000.txt </text:p>
          </table:table-cell>
          <table:table-cell office:value-type="float" office:value="80688.677215" calcext:value-type="float">
            <text:p>80688,677215</text:p>
          </table:table-cell>
          <table:table-cell office:value-type="float" office:value="590" calcext:value-type="float">
            <text:p>590</text:p>
          </table:table-cell>
          <table:table-cell office:value-type="float" office:value="0.232687" calcext:value-type="float">
            <text:p>0,232687</text:p>
          </table:table-cell>
          <table:table-cell office:value-type="float" office:value="0.010093" calcext:value-type="float">
            <text:p>0,0100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98.txt </text:p>
          </table:table-cell>
          <table:table-cell office:value-type="float" office:value="112721.731078" calcext:value-type="float">
            <text:p>112721,731078</text:p>
          </table:table-cell>
          <table:table-cell office:value-type="float" office:value="462" calcext:value-type="float">
            <text:p>462</text:p>
          </table:table-cell>
          <table:table-cell office:value-type="float" office:value="0.234413" calcext:value-type="float">
            <text:p>0,234413</text:p>
          </table:table-cell>
          <table:table-cell office:value-type="float" office:value="0.007961" calcext:value-type="float">
            <text:p>0,00796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4_temp0.78_len100000.txt </text:p>
          </table:table-cell>
          <table:table-cell office:value-type="float" office:value="68068.452007" calcext:value-type="float">
            <text:p>68068,452007</text:p>
          </table:table-cell>
          <table:table-cell office:value-type="float" office:value="393" calcext:value-type="float">
            <text:p>393</text:p>
          </table:table-cell>
          <table:table-cell office:value-type="float" office:value="0.23481" calcext:value-type="float">
            <text:p>0,23481</text:p>
          </table:table-cell>
          <table:table-cell office:value-type="float" office:value="0.01056" calcext:value-type="float">
            <text:p>0,010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99.txt </text:p>
          </table:table-cell>
          <table:table-cell office:value-type="float" office:value="136152.486646" calcext:value-type="float">
            <text:p>136152,486646</text:p>
          </table:table-cell>
          <table:table-cell office:value-type="float" office:value="594" calcext:value-type="float">
            <text:p>594</text:p>
          </table:table-cell>
          <table:table-cell office:value-type="float" office:value="0.237568" calcext:value-type="float">
            <text:p>0,237568</text:p>
          </table:table-cell>
          <table:table-cell office:value-type="float" office:value="0.007598" calcext:value-type="float">
            <text:p>0,00759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85.txt </text:p>
          </table:table-cell>
          <table:table-cell office:value-type="float" office:value="64536.783014" calcext:value-type="float">
            <text:p>64536,783014</text:p>
          </table:table-cell>
          <table:table-cell office:value-type="float" office:value="47" calcext:value-type="float">
            <text:p>47</text:p>
          </table:table-cell>
          <table:table-cell office:value-type="float" office:value="0.240494" calcext:value-type="float">
            <text:p>0,240494</text:p>
          </table:table-cell>
          <table:table-cell office:value-type="float" office:value="0.011169" calcext:value-type="float">
            <text:p>0,01116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4_temp0.75_len100000.txt </text:p>
          </table:table-cell>
          <table:table-cell office:value-type="float" office:value="65230.391905" calcext:value-type="float">
            <text:p>65230,391905</text:p>
          </table:table-cell>
          <table:table-cell office:value-type="float" office:value="325" calcext:value-type="float">
            <text:p>325</text:p>
          </table:table-cell>
          <table:table-cell office:value-type="float" office:value="0.242066" calcext:value-type="float">
            <text:p>0,242066</text:p>
          </table:table-cell>
          <table:table-cell office:value-type="float" office:value="0.010746" calcext:value-type="float">
            <text:p>0,0107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75_len100000.txt </text:p>
          </table:table-cell>
          <table:table-cell office:value-type="float" office:value="77725.878054" calcext:value-type="float">
            <text:p>77725,878054</text:p>
          </table:table-cell>
          <table:table-cell office:value-type="float" office:value="514" calcext:value-type="float">
            <text:p>514</text:p>
          </table:table-cell>
          <table:table-cell office:value-type="float" office:value="0.244935" calcext:value-type="float">
            <text:p>0,244935</text:p>
          </table:table-cell>
          <table:table-cell office:value-type="float" office:value="0.010374" calcext:value-type="float">
            <text:p>0,0103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82.txt </text:p>
          </table:table-cell>
          <table:table-cell office:value-type="float" office:value="60541.245966" calcext:value-type="float">
            <text:p>60541,245966</text:p>
          </table:table-cell>
          <table:table-cell office:value-type="float" office:value="56" calcext:value-type="float">
            <text:p>56</text:p>
          </table:table-cell>
          <table:table-cell office:value-type="float" office:value="0.252858" calcext:value-type="float">
            <text:p>0,252858</text:p>
          </table:table-cell>
          <table:table-cell office:value-type="float" office:value="0.011633" calcext:value-type="float">
            <text:p>0,0116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72_len100000.txt </text:p>
          </table:table-cell>
          <table:table-cell office:value-type="float" office:value="73467.390104" calcext:value-type="float">
            <text:p>73467,390104</text:p>
          </table:table-cell>
          <table:table-cell office:value-type="float" office:value="382" calcext:value-type="float">
            <text:p>382</text:p>
          </table:table-cell>
          <table:table-cell office:value-type="float" office:value="0.25889" calcext:value-type="float">
            <text:p>0,25889</text:p>
          </table:table-cell>
          <table:table-cell office:value-type="float" office:value="0.010828" calcext:value-type="float">
            <text:p>0,010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72_len100000.txt </text:p>
          </table:table-cell>
          <table:table-cell office:value-type="float" office:value="62514.93508" calcext:value-type="float">
            <text:p>62514,93508</text:p>
          </table:table-cell>
          <table:table-cell office:value-type="float" office:value="236" calcext:value-type="float">
            <text:p>236</text:p>
          </table:table-cell>
          <table:table-cell office:value-type="float" office:value="0.259639" calcext:value-type="float">
            <text:p>0,259639</text:p>
          </table:table-cell>
          <table:table-cell office:value-type="float" office:value="0.011263" calcext:value-type="float">
            <text:p>0,0112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79.txt </text:p>
          </table:table-cell>
          <table:table-cell office:value-type="float" office:value="83948.890327" calcext:value-type="float">
            <text:p>83948,890327</text:p>
          </table:table-cell>
          <table:table-cell office:value-type="float" office:value="25" calcext:value-type="float">
            <text:p>25</text:p>
          </table:table-cell>
          <table:table-cell office:value-type="float" office:value="0.267024" calcext:value-type="float">
            <text:p>0,267024</text:p>
          </table:table-cell>
          <table:table-cell office:value-type="float" office:value="0.012172" calcext:value-type="float">
            <text:p>0,01217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69_len100000.txt </text:p>
          </table:table-cell>
          <table:table-cell office:value-type="float" office:value="73157.44421" calcext:value-type="float">
            <text:p>73157,44421</text:p>
          </table:table-cell>
          <table:table-cell office:value-type="float" office:value="357" calcext:value-type="float">
            <text:p>357</text:p>
          </table:table-cell>
          <table:table-cell office:value-type="float" office:value="0.270945" calcext:value-type="float">
            <text:p>0,270945</text:p>
          </table:table-cell>
          <table:table-cell office:value-type="float" office:value="0.011063" calcext:value-type="float">
            <text:p>0,0110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69_len100000.txt </text:p>
          </table:table-cell>
          <table:table-cell office:value-type="float" office:value="64346.482957" calcext:value-type="float">
            <text:p>64346,482957</text:p>
          </table:table-cell>
          <table:table-cell office:value-type="float" office:value="197" calcext:value-type="float">
            <text:p>197</text:p>
          </table:table-cell>
          <table:table-cell office:value-type="float" office:value="0.271075" calcext:value-type="float">
            <text:p>0,271075</text:p>
          </table:table-cell>
          <table:table-cell office:value-type="float" office:value="0.011553" calcext:value-type="float">
            <text:p>0,01155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77.txt </text:p>
          </table:table-cell>
          <table:table-cell office:value-type="float" office:value="67445.746548" calcext:value-type="float">
            <text:p>67445,746548</text:p>
          </table:table-cell>
          <table:table-cell office:value-type="float" office:value="46" calcext:value-type="float">
            <text:p>46</text:p>
          </table:table-cell>
          <table:table-cell office:value-type="float" office:value="0.278096" calcext:value-type="float">
            <text:p>0,278096</text:p>
          </table:table-cell>
          <table:table-cell office:value-type="float" office:value="0.012423" calcext:value-type="float">
            <text:p>0,01242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PAQ/GoT_PAQ_0.75.txt </text:p>
          </table:table-cell>
          <table:table-cell office:value-type="float" office:value="69624.709457" calcext:value-type="float">
            <text:p>69624,709457</text:p>
          </table:table-cell>
          <table:table-cell office:value-type="float" office:value="43" calcext:value-type="float">
            <text:p>43</text:p>
          </table:table-cell>
          <table:table-cell office:value-type="float" office:value="0.28776" calcext:value-type="float">
            <text:p>0,28776</text:p>
          </table:table-cell>
          <table:table-cell office:value-type="float" office:value="0.012652" calcext:value-type="float">
            <text:p>0,01265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66_len100000.txt </text:p>
          </table:table-cell>
          <table:table-cell office:value-type="float" office:value="73327.128187" calcext:value-type="float">
            <text:p>73327,128187</text:p>
          </table:table-cell>
          <table:table-cell office:value-type="float" office:value="252" calcext:value-type="float">
            <text:p>252</text:p>
          </table:table-cell>
          <table:table-cell office:value-type="float" office:value="0.289143" calcext:value-type="float">
            <text:p>0,289143</text:p>
          </table:table-cell>
          <table:table-cell office:value-type="float" office:value="0.011526" calcext:value-type="float">
            <text:p>0,0115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66_len100000.txt </text:p>
          </table:table-cell>
          <table:table-cell office:value-type="float" office:value="66724.092107" calcext:value-type="float">
            <text:p>66724,092107</text:p>
          </table:table-cell>
          <table:table-cell office:value-type="float" office:value="138" calcext:value-type="float">
            <text:p>138</text:p>
          </table:table-cell>
          <table:table-cell office:value-type="float" office:value="0.293227" calcext:value-type="float">
            <text:p>0,293227</text:p>
          </table:table-cell>
          <table:table-cell office:value-type="float" office:value="0.011908" calcext:value-type="float">
            <text:p>0,0119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73.txt </text:p>
          </table:table-cell>
          <table:table-cell office:value-type="float" office:value="75341.761539" calcext:value-type="float">
            <text:p>75341,761539</text:p>
          </table:table-cell>
          <table:table-cell office:value-type="float" office:value="18" calcext:value-type="float">
            <text:p>18</text:p>
          </table:table-cell>
          <table:table-cell office:value-type="float" office:value="0.298916" calcext:value-type="float">
            <text:p>0,298916</text:p>
          </table:table-cell>
          <table:table-cell office:value-type="float" office:value="0.012885" calcext:value-type="float">
            <text:p>0,01288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3_temp0.63_len100000.txt </text:p>
          </table:table-cell>
          <table:table-cell office:value-type="float" office:value="74695.302103" calcext:value-type="float">
            <text:p>74695,302103</text:p>
          </table:table-cell>
          <table:table-cell office:value-type="float" office:value="177" calcext:value-type="float">
            <text:p>177</text:p>
          </table:table-cell>
          <table:table-cell office:value-type="float" office:value="0.30424" calcext:value-type="float">
            <text:p>0,30424</text:p>
          </table:table-cell>
          <table:table-cell office:value-type="float" office:value="0.011819" calcext:value-type="float">
            <text:p>0,0118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63_len100000.txt </text:p>
          </table:table-cell>
          <table:table-cell office:value-type="float" office:value="69785.400734" calcext:value-type="float">
            <text:p>69785,400734</text:p>
          </table:table-cell>
          <table:table-cell office:value-type="float" office:value="117" calcext:value-type="float">
            <text:p>117</text:p>
          </table:table-cell>
          <table:table-cell office:value-type="float" office:value="0.304453" calcext:value-type="float">
            <text:p>0,304453</text:p>
          </table:table-cell>
          <table:table-cell office:value-type="float" office:value="0.012171" calcext:value-type="float">
            <text:p>0,0121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PAQ/GoT_PAQ_0.70.txt </text:p>
          </table:table-cell>
          <table:table-cell office:value-type="float" office:value="87624.23511" calcext:value-type="float">
            <text:p>87624,23511</text:p>
          </table:table-cell>
          <table:table-cell office:value-type="float" office:value="19" calcext:value-type="float">
            <text:p>19</text:p>
          </table:table-cell>
          <table:table-cell office:value-type="float" office:value="0.309719" calcext:value-type="float">
            <text:p>0,309719</text:p>
          </table:table-cell>
          <table:table-cell office:value-type="float" office:value="0.013212" calcext:value-type="float">
            <text:p>0,01321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GOT/RedNeuronal/id_024_temp0.60_len100000.txt </text:p>
          </table:table-cell>
          <table:table-cell office:value-type="float" office:value="75929.940504" calcext:value-type="float">
            <text:p>75929,940504</text:p>
          </table:table-cell>
          <table:table-cell office:value-type="float" office:value="94" calcext:value-type="float">
            <text:p>94</text:p>
          </table:table-cell>
          <table:table-cell office:value-type="float" office:value="0.323989" calcext:value-type="float">
            <text:p>0,323989</text:p>
          </table:table-cell>
          <table:table-cell office:value-type="float" office:value="0.012438" calcext:value-type="float">
            <text:p>0,0124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60_len100000.txt </text:p>
          </table:table-cell>
          <table:table-cell office:value-type="float" office:value="82234.499475" calcext:value-type="float">
            <text:p>82234,499475</text:p>
          </table:table-cell>
          <table:table-cell office:value-type="float" office:value="152" calcext:value-type="float">
            <text:p>152</text:p>
          </table:table-cell>
          <table:table-cell office:value-type="float" office:value="0.327415" calcext:value-type="float">
            <text:p>0,327415</text:p>
          </table:table-cell>
          <table:table-cell office:value-type="float" office:value="0.012279" calcext:value-type="float">
            <text:p>0,01227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59_len100000.txt </text:p>
          </table:table-cell>
          <table:table-cell office:value-type="float" office:value="77469.281778" calcext:value-type="float">
            <text:p>77469,281778</text:p>
          </table:table-cell>
          <table:table-cell office:value-type="float" office:value="70" calcext:value-type="float">
            <text:p>70</text:p>
          </table:table-cell>
          <table:table-cell office:value-type="float" office:value="0.32798" calcext:value-type="float">
            <text:p>0,32798</text:p>
          </table:table-cell>
          <table:table-cell office:value-type="float" office:value="0.012576" calcext:value-type="float">
            <text:p>0,0125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59_len100000.txt </text:p>
          </table:table-cell>
          <table:table-cell office:value-type="float" office:value="88603.98215" calcext:value-type="float">
            <text:p>88603,98215</text:p>
          </table:table-cell>
          <table:table-cell office:value-type="float" office:value="158" calcext:value-type="float">
            <text:p>158</text:p>
          </table:table-cell>
          <table:table-cell office:value-type="float" office:value="0.337226" calcext:value-type="float">
            <text:p>0,337226</text:p>
          </table:table-cell>
          <table:table-cell office:value-type="float" office:value="0.012338" calcext:value-type="float">
            <text:p>0,0123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56_len100000.txt </text:p>
          </table:table-cell>
          <table:table-cell office:value-type="float" office:value="88395.905902" calcext:value-type="float">
            <text:p>88395,905902</text:p>
          </table:table-cell>
          <table:table-cell office:value-type="float" office:value="69" calcext:value-type="float">
            <text:p>69</text:p>
          </table:table-cell>
          <table:table-cell office:value-type="float" office:value="0.348854" calcext:value-type="float">
            <text:p>0,348854</text:p>
          </table:table-cell>
          <table:table-cell office:value-type="float" office:value="0.012851" calcext:value-type="float">
            <text:p>0,012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56_len100000.txt </text:p>
          </table:table-cell>
          <table:table-cell office:value-type="float" office:value="90388.525247" calcext:value-type="float">
            <text:p>90388,525247</text:p>
          </table:table-cell>
          <table:table-cell office:value-type="float" office:value="91" calcext:value-type="float">
            <text:p>91</text:p>
          </table:table-cell>
          <table:table-cell office:value-type="float" office:value="0.353732" calcext:value-type="float">
            <text:p>0,353732</text:p>
          </table:table-cell>
          <table:table-cell office:value-type="float" office:value="0.012642" calcext:value-type="float">
            <text:p>0,0126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53_len100000.txt </text:p>
          </table:table-cell>
          <table:table-cell office:value-type="float" office:value="96753.398038" calcext:value-type="float">
            <text:p>96753,398038</text:p>
          </table:table-cell>
          <table:table-cell office:value-type="float" office:value="38" calcext:value-type="float">
            <text:p>38</text:p>
          </table:table-cell>
          <table:table-cell office:value-type="float" office:value="0.369252" calcext:value-type="float">
            <text:p>0,369252</text:p>
          </table:table-cell>
          <table:table-cell office:value-type="float" office:value="0.013195" calcext:value-type="float">
            <text:p>0,01319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53_len100000.txt </text:p>
          </table:table-cell>
          <table:table-cell office:value-type="float" office:value="105145.610946" calcext:value-type="float">
            <text:p>105145,610946</text:p>
          </table:table-cell>
          <table:table-cell office:value-type="float" office:value="73" calcext:value-type="float">
            <text:p>73</text:p>
          </table:table-cell>
          <table:table-cell office:value-type="float" office:value="0.374629" calcext:value-type="float">
            <text:p>0,374629</text:p>
          </table:table-cell>
          <table:table-cell office:value-type="float" office:value="0.012886" calcext:value-type="float">
            <text:p>0,0128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50_len100000.txt </text:p>
          </table:table-cell>
          <table:table-cell office:value-type="float" office:value="108239.221456" calcext:value-type="float">
            <text:p>108239,221456</text:p>
          </table:table-cell>
          <table:table-cell office:value-type="float" office:value="35" calcext:value-type="float">
            <text:p>35</text:p>
          </table:table-cell>
          <table:table-cell office:value-type="float" office:value="0.386489" calcext:value-type="float">
            <text:p>0,386489</text:p>
          </table:table-cell>
          <table:table-cell office:value-type="float" office:value="0.013304" calcext:value-type="float">
            <text:p>0,0133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50_len100000.txt </text:p>
          </table:table-cell>
          <table:table-cell office:value-type="float" office:value="119291.814267" calcext:value-type="float">
            <text:p>119291,814267</text:p>
          </table:table-cell>
          <table:table-cell office:value-type="float" office:value="67" calcext:value-type="float">
            <text:p>67</text:p>
          </table:table-cell>
          <table:table-cell office:value-type="float" office:value="0.39615" calcext:value-type="float">
            <text:p>0,39615</text:p>
          </table:table-cell>
          <table:table-cell office:value-type="float" office:value="0.013161" calcext:value-type="float">
            <text:p>0,0131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47_len100000.txt </text:p>
          </table:table-cell>
          <table:table-cell office:value-type="float" office:value="125051.480005" calcext:value-type="float">
            <text:p>125051,480005</text:p>
          </table:table-cell>
          <table:table-cell office:value-type="float" office:value="34" calcext:value-type="float">
            <text:p>34</text:p>
          </table:table-cell>
          <table:table-cell office:value-type="float" office:value="0.410918" calcext:value-type="float">
            <text:p>0,410918</text:p>
          </table:table-cell>
          <table:table-cell office:value-type="float" office:value="0.013482" calcext:value-type="float">
            <text:p>0,01348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47_len100000.txt </text:p>
          </table:table-cell>
          <table:table-cell office:value-type="float" office:value="134819.584805" calcext:value-type="float">
            <text:p>134819,584805</text:p>
          </table:table-cell>
          <table:table-cell office:value-type="float" office:value="27" calcext:value-type="float">
            <text:p>27</text:p>
          </table:table-cell>
          <table:table-cell office:value-type="float" office:value="0.415375" calcext:value-type="float">
            <text:p>0,415375</text:p>
          </table:table-cell>
          <table:table-cell office:value-type="float" office:value="0.013293" calcext:value-type="float">
            <text:p>0,0132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44_len100000.txt </text:p>
          </table:table-cell>
          <table:table-cell office:value-type="float" office:value="156979.272247" calcext:value-type="float">
            <text:p>156979,272247</text:p>
          </table:table-cell>
          <table:table-cell office:value-type="float" office:value="17" calcext:value-type="float">
            <text:p>17</text:p>
          </table:table-cell>
          <table:table-cell office:value-type="float" office:value="0.436005" calcext:value-type="float">
            <text:p>0,436005</text:p>
          </table:table-cell>
          <table:table-cell office:value-type="float" office:value="0.013598" calcext:value-type="float">
            <text:p>0,0135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44_len100000.txt </text:p>
          </table:table-cell>
          <table:table-cell office:value-type="float" office:value="156207.571869" calcext:value-type="float">
            <text:p>156207,571869</text:p>
          </table:table-cell>
          <table:table-cell office:value-type="float" office:value="29" calcext:value-type="float">
            <text:p>29</text:p>
          </table:table-cell>
          <table:table-cell office:value-type="float" office:value="0.441241" calcext:value-type="float">
            <text:p>0,441241</text:p>
          </table:table-cell>
          <table:table-cell office:value-type="float" office:value="0.013435" calcext:value-type="float">
            <text:p>0,0134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41_len100000.txt </text:p>
          </table:table-cell>
          <table:table-cell office:value-type="float" office:value="177839.94758" calcext:value-type="float">
            <text:p>177839,94758</text:p>
          </table:table-cell>
          <table:table-cell office:value-type="float" office:value="15" calcext:value-type="float">
            <text:p>15</text:p>
          </table:table-cell>
          <table:table-cell office:value-type="float" office:value="0.45505" calcext:value-type="float">
            <text:p>0,45505</text:p>
          </table:table-cell>
          <table:table-cell office:value-type="float" office:value="0.013664" calcext:value-type="float">
            <text:p>0,0136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41_len100000.txt </text:p>
          </table:table-cell>
          <table:table-cell office:value-type="float" office:value="186012.582417" calcext:value-type="float">
            <text:p>186012,582417</text:p>
          </table:table-cell>
          <table:table-cell office:value-type="float" office:value="18" calcext:value-type="float">
            <text:p>18</text:p>
          </table:table-cell>
          <table:table-cell office:value-type="float" office:value="0.465597" calcext:value-type="float">
            <text:p>0,465597</text:p>
          </table:table-cell>
          <table:table-cell office:value-type="float" office:value="0.013409" calcext:value-type="float">
            <text:p>0,0134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38_len100000.txt </text:p>
          </table:table-cell>
          <table:table-cell office:value-type="float" office:value="207121.806451" calcext:value-type="float">
            <text:p>207121,806451</text:p>
          </table:table-cell>
          <table:table-cell office:value-type="float" office:value="10" calcext:value-type="float">
            <text:p>10</text:p>
          </table:table-cell>
          <table:table-cell office:value-type="float" office:value="0.478084" calcext:value-type="float">
            <text:p>0,478084</text:p>
          </table:table-cell>
          <table:table-cell office:value-type="float" office:value="0.013676" calcext:value-type="float">
            <text:p>0,0136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38_len100000.txt </text:p>
          </table:table-cell>
          <table:table-cell office:value-type="float" office:value="226137.444867" calcext:value-type="float">
            <text:p>226137,444867</text:p>
          </table:table-cell>
          <table:table-cell office:value-type="float" office:value="19" calcext:value-type="float">
            <text:p>19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013324" calcext:value-type="float">
            <text:p>0,0133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35_len100000.txt </text:p>
          </table:table-cell>
          <table:table-cell office:value-type="float" office:value="261635.543207" calcext:value-type="float">
            <text:p>261635,543207</text:p>
          </table:table-cell>
          <table:table-cell office:value-type="float" office:value="6" calcext:value-type="float">
            <text:p>6</text:p>
          </table:table-cell>
          <table:table-cell office:value-type="float" office:value="0.505009" calcext:value-type="float">
            <text:p>0,505009</text:p>
          </table:table-cell>
          <table:table-cell office:value-type="float" office:value="0.013367" calcext:value-type="float">
            <text:p>0,0133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35_len100000.txt </text:p>
          </table:table-cell>
          <table:table-cell office:value-type="float" office:value="281630.341273" calcext:value-type="float">
            <text:p>281630,341273</text:p>
          </table:table-cell>
          <table:table-cell office:value-type="float" office:value="16" calcext:value-type="float">
            <text:p>16</text:p>
          </table:table-cell>
          <table:table-cell office:value-type="float" office:value="0.522118" calcext:value-type="float">
            <text:p>0,522118</text:p>
          </table:table-cell>
          <table:table-cell office:value-type="float" office:value="0.012949" calcext:value-type="float">
            <text:p>0,0129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32_len100000.txt </text:p>
          </table:table-cell>
          <table:table-cell office:value-type="float" office:value="318736.609763" calcext:value-type="float">
            <text:p>318736,609763</text:p>
          </table:table-cell>
          <table:table-cell office:value-type="float" office:value="11" calcext:value-type="float">
            <text:p>11</text:p>
          </table:table-cell>
          <table:table-cell office:value-type="float" office:value="0.528983" calcext:value-type="float">
            <text:p>0,528983</text:p>
          </table:table-cell>
          <table:table-cell office:value-type="float" office:value="0.013034" calcext:value-type="float">
            <text:p>0,01303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32_len100000.txt </text:p>
          </table:table-cell>
          <table:table-cell office:value-type="float" office:value="338202.036217" calcext:value-type="float">
            <text:p>338202,036217</text:p>
          </table:table-cell>
          <table:table-cell office:value-type="float" office:value="11" calcext:value-type="float">
            <text:p>11</text:p>
          </table:table-cell>
          <table:table-cell office:value-type="float" office:value="0.547879" calcext:value-type="float">
            <text:p>0,547879</text:p>
          </table:table-cell>
          <table:table-cell office:value-type="float" office:value="0.012562" calcext:value-type="float">
            <text:p>0,01256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29_len100000.txt </text:p>
          </table:table-cell>
          <table:table-cell office:value-type="float" office:value="401364.854563" calcext:value-type="float">
            <text:p>401364,854563</text:p>
          </table:table-cell>
          <table:table-cell office:value-type="float" office:value="4" calcext:value-type="float">
            <text:p>4</text:p>
          </table:table-cell>
          <table:table-cell office:value-type="float" office:value="0.555629" calcext:value-type="float">
            <text:p>0,555629</text:p>
          </table:table-cell>
          <table:table-cell office:value-type="float" office:value="0.012475" calcext:value-type="float">
            <text:p>0,0124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29_len100000.txt </text:p>
          </table:table-cell>
          <table:table-cell office:value-type="float" office:value="423895.06966" calcext:value-type="float">
            <text:p>423895,06966</text:p>
          </table:table-cell>
          <table:table-cell office:value-type="float" office:value="7" calcext:value-type="float">
            <text:p>7</text:p>
          </table:table-cell>
          <table:table-cell office:value-type="float" office:value="0.575689" calcext:value-type="float">
            <text:p>0,575689</text:p>
          </table:table-cell>
          <table:table-cell office:value-type="float" office:value="0.011783" calcext:value-type="float">
            <text:p>0,0117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26_len100000.txt </text:p>
          </table:table-cell>
          <table:table-cell office:value-type="float" office:value="597137.065533" calcext:value-type="float">
            <text:p>597137,065533</text:p>
          </table:table-cell>
          <table:table-cell office:value-type="float" office:value="3" calcext:value-type="float">
            <text:p>3</text:p>
          </table:table-cell>
          <table:table-cell office:value-type="float" office:value="0.593772" calcext:value-type="float">
            <text:p>0,593772</text:p>
          </table:table-cell>
          <table:table-cell office:value-type="float" office:value="0.011462" calcext:value-type="float">
            <text:p>0,01146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26_len100000.txt </text:p>
          </table:table-cell>
          <table:table-cell office:value-type="float" office:value="565670.613248" calcext:value-type="float">
            <text:p>565670,613248</text:p>
          </table:table-cell>
          <table:table-cell office:value-type="float" office:value="7" calcext:value-type="float">
            <text:p>7</text:p>
          </table:table-cell>
          <table:table-cell office:value-type="float" office:value="0.609013" calcext:value-type="float">
            <text:p>0,609013</text:p>
          </table:table-cell>
          <table:table-cell office:value-type="float" office:value="0.010903" calcext:value-type="float">
            <text:p>0,0109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23_len100000.txt </text:p>
          </table:table-cell>
          <table:table-cell office:value-type="float" office:value="810370.466249" calcext:value-type="float">
            <text:p>810370,466249</text:p>
          </table:table-cell>
          <table:table-cell office:value-type="float" office:value="2" calcext:value-type="float">
            <text:p>2</text:p>
          </table:table-cell>
          <table:table-cell office:value-type="float" office:value="0.623371" calcext:value-type="float">
            <text:p>0,623371</text:p>
          </table:table-cell>
          <table:table-cell office:value-type="float" office:value="0.010464" calcext:value-type="float">
            <text:p>0,0104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23_len100000.txt </text:p>
          </table:table-cell>
          <table:table-cell office:value-type="float" office:value="760072.765291" calcext:value-type="float">
            <text:p>760072,765291</text:p>
          </table:table-cell>
          <table:table-cell office:value-type="float" office:value="8" calcext:value-type="float">
            <text:p>8</text:p>
          </table:table-cell>
          <table:table-cell office:value-type="float" office:value="0.645024" calcext:value-type="float">
            <text:p>0,645024</text:p>
          </table:table-cell>
          <table:table-cell office:value-type="float" office:value="0.009673" calcext:value-type="float">
            <text:p>0,00967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4_temp0.20_len100000.txt </text:p>
          </table:table-cell>
          <table:table-cell office:value-type="float" office:value="1145964.965638" calcext:value-type="float">
            <text:p>1145964,965638</text:p>
          </table:table-cell>
          <table:table-cell office:value-type="float" office:value="3" calcext:value-type="float">
            <text:p>3</text:p>
          </table:table-cell>
          <table:table-cell office:value-type="float" office:value="0.659668" calcext:value-type="float">
            <text:p>0,659668</text:p>
          </table:table-cell>
          <table:table-cell office:value-type="float" office:value="0.009086" calcext:value-type="float">
            <text:p>0,0090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GOT/RedNeuronal/id_023_temp0.20_len100000.txt </text:p>
          </table:table-cell>
          <table:table-cell office:value-type="float" office:value="1026324.007591" calcext:value-type="float">
            <text:p>1026324,007591</text:p>
          </table:table-cell>
          <table:table-cell office:value-type="float" office:value="4" calcext:value-type="float">
            <text:p>4</text:p>
          </table:table-cell>
          <table:table-cell office:value-type="float" office:value="0.684107" calcext:value-type="float">
            <text:p>0,684107</text:p>
          </table:table-cell>
          <table:table-cell office:value-type="float" office:value="0.008271" calcext:value-type="float">
            <text:p>0,008271</text:p>
          </table:table-cell>
          <table:table-cell office:value-type="string" calcext:value-type="string">
            <text:p>Red Neuronal</text:p>
          </table:table-cell>
        </table:table-row>
      </table:table>
      <table:table table:name="Shakespar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Shakespare/PAQ/ShakesFull_PAQ_0.70.txt </text:p>
          </table:table-cell>
          <table:table-cell office:value-type="float" office:value="33245616.747163" calcext:value-type="float">
            <text:p>33245616,747163</text:p>
          </table:table-cell>
          <table:table-cell office:value-type="float" office:value="917" calcext:value-type="float">
            <text:p>917</text:p>
          </table:table-cell>
          <table:table-cell office:value-type="float" office:value="0.512008" calcext:value-type="float">
            <text:p>0,512008</text:p>
          </table:table-cell>
          <table:table-cell table:style-name="ce5" office:value-type="float" office:value="0.008914" calcext:value-type="float">
            <text:p>0,00891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3.txt </text:p>
          </table:table-cell>
          <table:table-cell office:value-type="float" office:value="28305320.087427" calcext:value-type="float">
            <text:p>28305320,087427</text:p>
          </table:table-cell>
          <table:table-cell office:value-type="float" office:value="971" calcext:value-type="float">
            <text:p>971</text:p>
          </table:table-cell>
          <table:table-cell office:value-type="float" office:value="0.500763" calcext:value-type="float">
            <text:p>0,500763</text:p>
          </table:table-cell>
          <table:table-cell office:value-type="float" office:value="0.008692" calcext:value-type="float">
            <text:p>0,00869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5.txt </text:p>
          </table:table-cell>
          <table:table-cell office:value-type="float" office:value="26782958.463107" calcext:value-type="float">
            <text:p>26782958,463107</text:p>
          </table:table-cell>
          <table:table-cell office:value-type="float" office:value="1038" calcext:value-type="float">
            <text:p>1038</text:p>
          </table:table-cell>
          <table:table-cell office:value-type="float" office:value="0.494066" calcext:value-type="float">
            <text:p>0,494066</text:p>
          </table:table-cell>
          <table:table-cell office:value-type="float" office:value="0.008533" calcext:value-type="float">
            <text:p>0,0085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7.txt </text:p>
          </table:table-cell>
          <table:table-cell office:value-type="float" office:value="24843719.04838" calcext:value-type="float">
            <text:p>24843719,04838</text:p>
          </table:table-cell>
          <table:table-cell office:value-type="float" office:value="1107" calcext:value-type="float">
            <text:p>1107</text:p>
          </table:table-cell>
          <table:table-cell office:value-type="float" office:value="0.486084" calcext:value-type="float">
            <text:p>0,486084</text:p>
          </table:table-cell>
          <table:table-cell office:value-type="float" office:value="0.00833" calcext:value-type="float">
            <text:p>0,00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9.txt </text:p>
          </table:table-cell>
          <table:table-cell office:value-type="float" office:value="23197089.999627" calcext:value-type="float">
            <text:p>23197089,999627</text:p>
          </table:table-cell>
          <table:table-cell office:value-type="float" office:value="1175" calcext:value-type="float">
            <text:p>1175</text:p>
          </table:table-cell>
          <table:table-cell office:value-type="float" office:value="0.478262" calcext:value-type="float">
            <text:p>0,478262</text:p>
          </table:table-cell>
          <table:table-cell office:value-type="float" office:value="0.008134" calcext:value-type="float">
            <text:p>0,0081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2.txt </text:p>
          </table:table-cell>
          <table:table-cell office:value-type="float" office:value="23015466.866969" calcext:value-type="float">
            <text:p>23015466,866969</text:p>
          </table:table-cell>
          <table:table-cell office:value-type="float" office:value="1230" calcext:value-type="float">
            <text:p>1230</text:p>
          </table:table-cell>
          <table:table-cell office:value-type="float" office:value="0.474909" calcext:value-type="float">
            <text:p>0,474909</text:p>
          </table:table-cell>
          <table:table-cell office:value-type="float" office:value="0.007813" calcext:value-type="float">
            <text:p>0,00781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5.txt </text:p>
          </table:table-cell>
          <table:table-cell office:value-type="float" office:value="21161448.201819" calcext:value-type="float">
            <text:p>21161448,201819</text:p>
          </table:table-cell>
          <table:table-cell office:value-type="float" office:value="1310" calcext:value-type="float">
            <text:p>1310</text:p>
          </table:table-cell>
          <table:table-cell office:value-type="float" office:value="0.455841" calcext:value-type="float">
            <text:p>0,455841</text:p>
          </table:table-cell>
          <table:table-cell office:value-type="float" office:value="0.007478" calcext:value-type="float">
            <text:p>0,00747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8.txt </text:p>
          </table:table-cell>
          <table:table-cell office:value-type="float" office:value="20033265.029251" calcext:value-type="float">
            <text:p>20033265,029251</text:p>
          </table:table-cell>
          <table:table-cell office:value-type="float" office:value="1421" calcext:value-type="float">
            <text:p>1421</text:p>
          </table:table-cell>
          <table:table-cell office:value-type="float" office:value="0.444727" calcext:value-type="float">
            <text:p>0,444727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1.txt </text:p>
          </table:table-cell>
          <table:table-cell office:value-type="float" office:value="17939046.254553" calcext:value-type="float">
            <text:p>17939046,254553</text:p>
          </table:table-cell>
          <table:table-cell office:value-type="float" office:value="1677" calcext:value-type="float">
            <text:p>1677</text:p>
          </table:table-cell>
          <table:table-cell office:value-type="float" office:value="0.435186" calcext:value-type="float">
            <text:p>0,435186</text:p>
          </table:table-cell>
          <table:table-cell office:value-type="float" office:value="0.00666" calcext:value-type="float">
            <text:p>0,0066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3.txt </text:p>
          </table:table-cell>
          <table:table-cell office:value-type="float" office:value="15967684.185324" calcext:value-type="float">
            <text:p>15967684,185324</text:p>
          </table:table-cell>
          <table:table-cell office:value-type="float" office:value="1763" calcext:value-type="float">
            <text:p>1763</text:p>
          </table:table-cell>
          <table:table-cell office:value-type="float" office:value="0.425768" calcext:value-type="float">
            <text:p>0,425768</text:p>
          </table:table-cell>
          <table:table-cell office:value-type="float" office:value="0.006354" calcext:value-type="float">
            <text:p>0,0063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4.txt </text:p>
          </table:table-cell>
          <table:table-cell office:value-type="float" office:value="17645193.601687" calcext:value-type="float">
            <text:p>17645193,601687</text:p>
          </table:table-cell>
          <table:table-cell office:value-type="float" office:value="1795" calcext:value-type="float">
            <text:p>1795</text:p>
          </table:table-cell>
          <table:table-cell office:value-type="float" office:value="0.4207" calcext:value-type="float">
            <text:p>0,4207</text:p>
          </table:table-cell>
          <table:table-cell office:value-type="float" office:value="0.006116" calcext:value-type="float">
            <text:p>0,0061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5.txt </text:p>
          </table:table-cell>
          <table:table-cell office:value-type="float" office:value="14890558.240698" calcext:value-type="float">
            <text:p>14890558,240698</text:p>
          </table:table-cell>
          <table:table-cell office:value-type="float" office:value="1944" calcext:value-type="float">
            <text:p>1944</text:p>
          </table:table-cell>
          <table:table-cell office:value-type="float" office:value="0.419356" calcext:value-type="float">
            <text:p>0,419356</text:p>
          </table:table-cell>
          <table:table-cell office:value-type="float" office:value="0.006049" calcext:value-type="float">
            <text:p>0,0060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6.txt </text:p>
          </table:table-cell>
          <table:table-cell office:value-type="float" office:value="15983184.885689" calcext:value-type="float">
            <text:p>15983184,885689</text:p>
          </table:table-cell>
          <table:table-cell office:value-type="float" office:value="2034" calcext:value-type="float">
            <text:p>2034</text:p>
          </table:table-cell>
          <table:table-cell office:value-type="float" office:value="0.413976" calcext:value-type="float">
            <text:p>0,413976</text:p>
          </table:table-cell>
          <table:table-cell office:value-type="float" office:value="0.005833" calcext:value-type="float">
            <text:p>0,005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table:style-name="ce5"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table:style-name="ce5"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Shakespare/PAQ/ShakesFull_PAQ_0.97.txt </text:p>
          </table:table-cell>
          <table:table-cell office:value-type="float" office:value="14606658.568346" calcext:value-type="float">
            <text:p>14606658,568346</text:p>
          </table:table-cell>
          <table:table-cell office:value-type="float" office:value="2264" calcext:value-type="float">
            <text:p>2264</text:p>
          </table:table-cell>
          <table:table-cell office:value-type="float" office:value="0.410945" calcext:value-type="float">
            <text:p>0,410945</text:p>
          </table:table-cell>
          <table:table-cell office:value-type="float" office:value="0.005636" calcext:value-type="float">
            <text:p>0,00563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8.txt </text:p>
          </table:table-cell>
          <table:table-cell office:value-type="float" office:value="13900522.968076" calcext:value-type="float">
            <text:p>13900522,968076</text:p>
          </table:table-cell>
          <table:table-cell office:value-type="float" office:value="2404" calcext:value-type="float">
            <text:p>2404</text:p>
          </table:table-cell>
          <table:table-cell office:value-type="float" office:value="0.40608" calcext:value-type="float">
            <text:p>0,40608</text:p>
          </table:table-cell>
          <table:table-cell office:value-type="float" office:value="0.005267" calcext:value-type="float">
            <text:p>0,0052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9.txt </text:p>
          </table:table-cell>
          <table:table-cell office:value-type="float" office:value="13708598.31469" calcext:value-type="float">
            <text:p>13708598,31469</text:p>
          </table:table-cell>
          <table:table-cell office:value-type="float" office:value="2516" calcext:value-type="float">
            <text:p>2516</text:p>
          </table:table-cell>
          <table:table-cell office:value-type="float" office:value="0.407938" calcext:value-type="float">
            <text:p>0,407938</text:p>
          </table:table-cell>
          <table:table-cell office:value-type="float" office:value="0.005141" calcext:value-type="float">
            <text:p>0,005141</text:p>
          </table:table-cell>
          <table:table-cell office:value-type="string" calcext:value-type="string">
            <text:p>PAQ</text:p>
          </table:table-cell>
        </table:table-row>
      </table:table>
      <table:table table:name="Math" table:style-name="ta1">
        <table:table-column table:style-name="co2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Math/RedNeuronal/id_028_temp0.40_len100000.txt </text:p>
          </table:table-cell>
          <table:table-cell office:value-type="float" office:value="248494.594484" calcext:value-type="float">
            <text:p>248494,594484</text:p>
          </table:table-cell>
          <table:table-cell office:value-type="float" office:value="58" calcext:value-type="float">
            <text:p>58</text:p>
          </table:table-cell>
          <table:table-cell office:value-type="float" office:value="0.477906" calcext:value-type="float">
            <text:p>0,477906</text:p>
          </table:table-cell>
          <table:table-cell table:style-name="ce5" office:value-type="float" office:value="0.028195" calcext:value-type="float">
            <text:p>0,02819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40_len100000.txt </text:p>
          </table:table-cell>
          <table:table-cell office:value-type="float" office:value="235005.574169" calcext:value-type="float">
            <text:p>235005,574169</text:p>
          </table:table-cell>
          <table:table-cell office:value-type="float" office:value="135" calcext:value-type="float">
            <text:p>135</text:p>
          </table:table-cell>
          <table:table-cell office:value-type="float" office:value="0.492355" calcext:value-type="float">
            <text:p>0,492355</text:p>
          </table:table-cell>
          <table:table-cell office:value-type="float" office:value="0.02811" calcext:value-type="float">
            <text:p>0,0281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60_len100000.txt </text:p>
          </table:table-cell>
          <table:table-cell office:value-type="float" office:value="102172.930407" calcext:value-type="float">
            <text:p>102172,930407</text:p>
          </table:table-cell>
          <table:table-cell office:value-type="float" office:value="387" calcext:value-type="float">
            <text:p>387</text:p>
          </table:table-cell>
          <table:table-cell office:value-type="float" office:value="0.331094" calcext:value-type="float">
            <text:p>0,331094</text:p>
          </table:table-cell>
          <table:table-cell office:value-type="float" office:value="0.026791" calcext:value-type="float">
            <text:p>0,02679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60_len100000.txt </text:p>
          </table:table-cell>
          <table:table-cell office:value-type="float" office:value="109976.765676" calcext:value-type="float">
            <text:p>109976,765676</text:p>
          </table:table-cell>
          <table:table-cell office:value-type="float" office:value="544" calcext:value-type="float">
            <text:p>544</text:p>
          </table:table-cell>
          <table:table-cell office:value-type="float" office:value="0.340537" calcext:value-type="float">
            <text:p>0,340537</text:p>
          </table:table-cell>
          <table:table-cell office:value-type="float" office:value="0.026381" calcext:value-type="float">
            <text:p>0,0263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40_len100000.txt </text:p>
          </table:table-cell>
          <table:table-cell office:value-type="float" office:value="311774.152534" calcext:value-type="float">
            <text:p>311774,152534</text:p>
          </table:table-cell>
          <table:table-cell office:value-type="float" office:value="172" calcext:value-type="float">
            <text:p>172</text:p>
          </table:table-cell>
          <table:table-cell office:value-type="float" office:value="0.502196" calcext:value-type="float">
            <text:p>0,502196</text:p>
          </table:table-cell>
          <table:table-cell office:value-type="float" office:value="0.026364" calcext:value-type="float">
            <text:p>0,0263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60_len100000.txt </text:p>
          </table:table-cell>
          <table:table-cell office:value-type="float" office:value="124253.329012" calcext:value-type="float">
            <text:p>124253,329012</text:p>
          </table:table-cell>
          <table:table-cell office:value-type="float" office:value="893" calcext:value-type="float">
            <text:p>893</text:p>
          </table:table-cell>
          <table:table-cell office:value-type="float" office:value="0.334886" calcext:value-type="float">
            <text:p>0,334886</text:p>
          </table:table-cell>
          <table:table-cell office:value-type="float" office:value="0.024902" calcext:value-type="float">
            <text:p>0,0249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20_len100000.txt </text:p>
          </table:table-cell>
          <table:table-cell office:value-type="float" office:value="572789.056811" calcext:value-type="float">
            <text:p>572789,056811</text:p>
          </table:table-cell>
          <table:table-cell office:value-type="float" office:value="27" calcext:value-type="float">
            <text:p>27</text:p>
          </table:table-cell>
          <table:table-cell office:value-type="float" office:value="0.655626" calcext:value-type="float">
            <text:p>0,655626</text:p>
          </table:table-cell>
          <table:table-cell office:value-type="float" office:value="0.024873" calcext:value-type="float">
            <text:p>0,02487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77.txt </text:p>
          </table:table-cell>
          <table:table-cell office:value-type="float" office:value="494999.235319" calcext:value-type="float">
            <text:p>494999,235319</text:p>
          </table:table-cell>
          <table:table-cell office:value-type="float" office:value="233" calcext:value-type="float">
            <text:p>233</text:p>
          </table:table-cell>
          <table:table-cell office:value-type="float" office:value="0.467094" calcext:value-type="float">
            <text:p>0,467094</text:p>
          </table:table-cell>
          <table:table-cell office:value-type="float" office:value="0.023811" calcext:value-type="float">
            <text:p>0,02381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PAQ/Math_PAQ_0.85.txt </text:p>
          </table:table-cell>
          <table:table-cell office:value-type="float" office:value="357276.288743" calcext:value-type="float">
            <text:p>357276,288743</text:p>
          </table:table-cell>
          <table:table-cell office:value-type="float" office:value="534" calcext:value-type="float">
            <text:p>534</text:p>
          </table:table-cell>
          <table:table-cell office:value-type="float" office:value="0.424785" calcext:value-type="float">
            <text:p>0,424785</text:p>
          </table:table-cell>
          <table:table-cell office:value-type="float" office:value="0.023403" calcext:value-type="float">
            <text:p>0,02340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0_len100000.txt </text:p>
          </table:table-cell>
          <table:table-cell table:style-name="ce5" office:value-type="float" office:value="100153.775055" calcext:value-type="float">
            <text:p>100153,775055</text:p>
          </table:table-cell>
          <table:table-cell office:value-type="float" office:value="1202" calcext:value-type="float">
            <text:p>1202</text:p>
          </table:table-cell>
          <table:table-cell office:value-type="float" office:value="0.250184" calcext:value-type="float">
            <text:p>0,250184</text:p>
          </table:table-cell>
          <table:table-cell office:value-type="float" office:value="0.023354" calcext:value-type="float">
            <text:p>0,0233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79.txt </text:p>
          </table:table-cell>
          <table:table-cell office:value-type="float" office:value="619314.198193" calcext:value-type="float">
            <text:p>619314,198193</text:p>
          </table:table-cell>
          <table:table-cell office:value-type="float" office:value="300" calcext:value-type="float">
            <text:p>300</text:p>
          </table:table-cell>
          <table:table-cell office:value-type="float" office:value="0.458915" calcext:value-type="float">
            <text:p>0,458915</text:p>
          </table:table-cell>
          <table:table-cell office:value-type="float" office:value="0.023199" calcext:value-type="float">
            <text:p>0,02319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1_len100000.txt </text:p>
          </table:table-cell>
          <table:table-cell office:value-type="float" office:value="104508.712523" calcext:value-type="float">
            <text:p>104508,712523</text:p>
          </table:table-cell>
          <table:table-cell office:value-type="float" office:value="1332" calcext:value-type="float">
            <text:p>1332</text:p>
          </table:table-cell>
          <table:table-cell office:value-type="float" office:value="0.250267" calcext:value-type="float">
            <text:p>0,250267</text:p>
          </table:table-cell>
          <table:table-cell office:value-type="float" office:value="0.023116" calcext:value-type="float">
            <text:p>0,02311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82_len100000.txt </text:p>
          </table:table-cell>
          <table:table-cell office:value-type="float" office:value="106718.591708" calcext:value-type="float">
            <text:p>106718,591708</text:p>
          </table:table-cell>
          <table:table-cell office:value-type="float" office:value="1551" calcext:value-type="float">
            <text:p>1551</text:p>
          </table:table-cell>
          <table:table-cell office:value-type="float" office:value="0.241787" calcext:value-type="float">
            <text:p>0,241787</text:p>
          </table:table-cell>
          <table:table-cell office:value-type="float" office:value="0.02284" calcext:value-type="float">
            <text:p>0,022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88.txt </text:p>
          </table:table-cell>
          <table:table-cell office:value-type="float" office:value="376133.87322" calcext:value-type="float">
            <text:p>376133,87322</text:p>
          </table:table-cell>
          <table:table-cell office:value-type="float" office:value="793" calcext:value-type="float">
            <text:p>793</text:p>
          </table:table-cell>
          <table:table-cell office:value-type="float" office:value="0.41441" calcext:value-type="float">
            <text:p>0,41441</text:p>
          </table:table-cell>
          <table:table-cell office:value-type="float" office:value="0.022797" calcext:value-type="float">
            <text:p>0,02279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3_len100000.txt </text:p>
          </table:table-cell>
          <table:table-cell office:value-type="float" office:value="108829.005152" calcext:value-type="float">
            <text:p>108829,005152</text:p>
          </table:table-cell>
          <table:table-cell office:value-type="float" office:value="1531" calcext:value-type="float">
            <text:p>1531</text:p>
          </table:table-cell>
          <table:table-cell office:value-type="float" office:value="0.243267" calcext:value-type="float">
            <text:p>0,243267</text:p>
          </table:table-cell>
          <table:table-cell office:value-type="float" office:value="0.022428" calcext:value-type="float">
            <text:p>0,0224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82.txt </text:p>
          </table:table-cell>
          <table:table-cell office:value-type="float" office:value="3317935.388501" calcext:value-type="float">
            <text:p>3317935,388501</text:p>
          </table:table-cell>
          <table:table-cell office:value-type="float" office:value="345" calcext:value-type="float">
            <text:p>345</text:p>
          </table:table-cell>
          <table:table-cell office:value-type="float" office:value="0.455882" calcext:value-type="float">
            <text:p>0,455882</text:p>
          </table:table-cell>
          <table:table-cell office:value-type="float" office:value="0.022392" calcext:value-type="float">
            <text:p>0,02239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4_len100000.txt </text:p>
          </table:table-cell>
          <table:table-cell office:value-type="float" office:value="112443.940202" calcext:value-type="float">
            <text:p>112443,940202</text:p>
          </table:table-cell>
          <table:table-cell office:value-type="float" office:value="1621" calcext:value-type="float">
            <text:p>1621</text:p>
          </table:table-cell>
          <table:table-cell office:value-type="float" office:value="0.239882" calcext:value-type="float">
            <text:p>0,239882</text:p>
          </table:table-cell>
          <table:table-cell office:value-type="float" office:value="0.022389" calcext:value-type="float">
            <text:p>0,0223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1.txt </text:p>
          </table:table-cell>
          <table:table-cell office:value-type="float" office:value="301245.978748" calcext:value-type="float">
            <text:p>301245,978748</text:p>
          </table:table-cell>
          <table:table-cell office:value-type="float" office:value="1008" calcext:value-type="float">
            <text:p>1008</text:p>
          </table:table-cell>
          <table:table-cell office:value-type="float" office:value="0.396532" calcext:value-type="float">
            <text:p>0,396532</text:p>
          </table:table-cell>
          <table:table-cell office:value-type="float" office:value="0.022385" calcext:value-type="float">
            <text:p>0,02238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PAQ/Math_PAQ_0.70.txt </text:p>
          </table:table-cell>
          <table:table-cell office:value-type="float" office:value="935091.724809" calcext:value-type="float">
            <text:p>935091,724809</text:p>
          </table:table-cell>
          <table:table-cell office:value-type="float" office:value="138" calcext:value-type="float">
            <text:p>138</text:p>
          </table:table-cell>
          <table:table-cell office:value-type="float" office:value="0.511039" calcext:value-type="float">
            <text:p>0,511039</text:p>
          </table:table-cell>
          <table:table-cell office:value-type="float" office:value="0.022357" calcext:value-type="float">
            <text:p>0,02235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5_len100000.txt </text:p>
          </table:table-cell>
          <table:table-cell office:value-type="float" office:value="111476.076436" calcext:value-type="float">
            <text:p>111476,076436</text:p>
          </table:table-cell>
          <table:table-cell office:value-type="float" office:value="1624" calcext:value-type="float">
            <text:p>1624</text:p>
          </table:table-cell>
          <table:table-cell office:value-type="float" office:value="0.243815" calcext:value-type="float">
            <text:p>0,243815</text:p>
          </table:table-cell>
          <table:table-cell office:value-type="float" office:value="0.022318" calcext:value-type="float">
            <text:p>0,0223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0_len100000.txt </text:p>
          </table:table-cell>
          <table:table-cell office:value-type="float" office:value="134084.45507" calcext:value-type="float">
            <text:p>134084,45507</text:p>
          </table:table-cell>
          <table:table-cell office:value-type="float" office:value="2042" calcext:value-type="float">
            <text:p>2042</text:p>
          </table:table-cell>
          <table:table-cell office:value-type="float" office:value="0.256849" calcext:value-type="float">
            <text:p>0,256849</text:p>
          </table:table-cell>
          <table:table-cell office:value-type="float" office:value="0.022178" calcext:value-type="float">
            <text:p>0,0221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86_len100000.txt </text:p>
          </table:table-cell>
          <table:table-cell office:value-type="float" office:value="123228.561711" calcext:value-type="float">
            <text:p>123228,561711</text:p>
          </table:table-cell>
          <table:table-cell office:value-type="float" office:value="1915" calcext:value-type="float">
            <text:p>1915</text:p>
          </table:table-cell>
          <table:table-cell office:value-type="float" office:value="0.239094" calcext:value-type="float">
            <text:p>0,239094</text:p>
          </table:table-cell>
          <table:table-cell office:value-type="float" office:value="0.021974" calcext:value-type="float">
            <text:p>0,0219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1_len100000.txt </text:p>
          </table:table-cell>
          <table:table-cell office:value-type="float" office:value="134879.085411" calcext:value-type="float">
            <text:p>134879,085411</text:p>
          </table:table-cell>
          <table:table-cell office:value-type="float" office:value="2054" calcext:value-type="float">
            <text:p>2054</text:p>
          </table:table-cell>
          <table:table-cell office:value-type="float" office:value="0.256278" calcext:value-type="float">
            <text:p>0,256278</text:p>
          </table:table-cell>
          <table:table-cell office:value-type="float" office:value="0.021974" calcext:value-type="float">
            <text:p>0,0219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87_len100000.txt </text:p>
          </table:table-cell>
          <table:table-cell office:value-type="float" office:value="121345.606169" calcext:value-type="float">
            <text:p>121345,606169</text:p>
          </table:table-cell>
          <table:table-cell office:value-type="float" office:value="1905" calcext:value-type="float">
            <text:p>1905</text:p>
          </table:table-cell>
          <table:table-cell office:value-type="float" office:value="0.238026" calcext:value-type="float">
            <text:p>0,238026</text:p>
          </table:table-cell>
          <table:table-cell office:value-type="float" office:value="0.021701" calcext:value-type="float">
            <text:p>0,0217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4.txt </text:p>
          </table:table-cell>
          <table:table-cell office:value-type="float" office:value="294999.447529" calcext:value-type="float">
            <text:p>294999,447529</text:p>
          </table:table-cell>
          <table:table-cell office:value-type="float" office:value="1324" calcext:value-type="float">
            <text:p>1324</text:p>
          </table:table-cell>
          <table:table-cell office:value-type="float" office:value="0.38241" calcext:value-type="float">
            <text:p>0,38241</text:p>
          </table:table-cell>
          <table:table-cell office:value-type="float" office:value="0.021602" calcext:value-type="float">
            <text:p>0,0216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7_temp0.83_len100000.txt </text:p>
          </table:table-cell>
          <table:table-cell office:value-type="float" office:value="145574.630436" calcext:value-type="float">
            <text:p>145574,630436</text:p>
          </table:table-cell>
          <table:table-cell office:value-type="float" office:value="2407" calcext:value-type="float">
            <text:p>2407</text:p>
          </table:table-cell>
          <table:table-cell office:value-type="float" office:value="0.251382" calcext:value-type="float">
            <text:p>0,251382</text:p>
          </table:table-cell>
          <table:table-cell office:value-type="float" office:value="0.021591" calcext:value-type="float">
            <text:p>0,02159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2_len100000.txt </text:p>
          </table:table-cell>
          <table:table-cell office:value-type="float" office:value="145539.783186" calcext:value-type="float">
            <text:p>145539,783186</text:p>
          </table:table-cell>
          <table:table-cell office:value-type="float" office:value="2297" calcext:value-type="float">
            <text:p>2297</text:p>
          </table:table-cell>
          <table:table-cell office:value-type="float" office:value="0.251254" calcext:value-type="float">
            <text:p>0,251254</text:p>
          </table:table-cell>
          <table:table-cell office:value-type="float" office:value="0.021557" calcext:value-type="float">
            <text:p>0,0215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20_len100000.txt </text:p>
          </table:table-cell>
          <table:table-cell office:value-type="float" office:value="919800.288943" calcext:value-type="float">
            <text:p>919800,288943</text:p>
          </table:table-cell>
          <table:table-cell office:value-type="float" office:value="11" calcext:value-type="float">
            <text:p>11</text:p>
          </table:table-cell>
          <table:table-cell office:value-type="float" office:value="0.68341" calcext:value-type="float">
            <text:p>0,68341</text:p>
          </table:table-cell>
          <table:table-cell office:value-type="float" office:value="0.021553" calcext:value-type="float">
            <text:p>0,02155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88_len100000.txt </text:p>
          </table:table-cell>
          <table:table-cell office:value-type="float" office:value="128484.629857" calcext:value-type="float">
            <text:p>128484,629857</text:p>
          </table:table-cell>
          <table:table-cell office:value-type="float" office:value="1989" calcext:value-type="float">
            <text:p>1989</text:p>
          </table:table-cell>
          <table:table-cell office:value-type="float" office:value="0.239517" calcext:value-type="float">
            <text:p>0,239517</text:p>
          </table:table-cell>
          <table:table-cell office:value-type="float" office:value="0.02154" calcext:value-type="float">
            <text:p>0,021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3.txt </text:p>
          </table:table-cell>
          <table:table-cell office:value-type="float" office:value="327392.00062" calcext:value-type="float">
            <text:p>327392,00062</text:p>
          </table:table-cell>
          <table:table-cell office:value-type="float" office:value="1192" calcext:value-type="float">
            <text:p>1192</text:p>
          </table:table-cell>
          <table:table-cell office:value-type="float" office:value="0.390959" calcext:value-type="float">
            <text:p>0,390959</text:p>
          </table:table-cell>
          <table:table-cell office:value-type="float" office:value="0.021424" calcext:value-type="float">
            <text:p>0,02142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89_len100000.txt </text:p>
          </table:table-cell>
          <table:table-cell office:value-type="float" office:value="129172.225089" calcext:value-type="float">
            <text:p>129172,225089</text:p>
          </table:table-cell>
          <table:table-cell office:value-type="float" office:value="2007" calcext:value-type="float">
            <text:p>2007</text:p>
          </table:table-cell>
          <table:table-cell office:value-type="float" office:value="0.234718" calcext:value-type="float">
            <text:p>0,234718</text:p>
          </table:table-cell>
          <table:table-cell office:value-type="float" office:value="0.021383" calcext:value-type="float">
            <text:p>0,0213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4_len100000.txt </text:p>
          </table:table-cell>
          <table:table-cell office:value-type="float" office:value="152638.306556" calcext:value-type="float">
            <text:p>152638,306556</text:p>
          </table:table-cell>
          <table:table-cell office:value-type="float" office:value="2462" calcext:value-type="float">
            <text:p>2462</text:p>
          </table:table-cell>
          <table:table-cell office:value-type="float" office:value="0.246066" calcext:value-type="float">
            <text:p>0,246066</text:p>
          </table:table-cell>
          <table:table-cell office:value-type="float" office:value="0.021135" calcext:value-type="float">
            <text:p>0,0211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5.txt </text:p>
          </table:table-cell>
          <table:table-cell office:value-type="float" office:value="299110.350548" calcext:value-type="float">
            <text:p>299110,350548</text:p>
          </table:table-cell>
          <table:table-cell office:value-type="float" office:value="1604" calcext:value-type="float">
            <text:p>1604</text:p>
          </table:table-cell>
          <table:table-cell office:value-type="float" office:value="0.380541" calcext:value-type="float">
            <text:p>0,380541</text:p>
          </table:table-cell>
          <table:table-cell office:value-type="float" office:value="0.021047" calcext:value-type="float">
            <text:p>0,02104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90_len100000.txt </text:p>
          </table:table-cell>
          <table:table-cell office:value-type="float" office:value="135035.770114" calcext:value-type="float">
            <text:p>135035,770114</text:p>
          </table:table-cell>
          <table:table-cell office:value-type="float" office:value="2201" calcext:value-type="float">
            <text:p>2201</text:p>
          </table:table-cell>
          <table:table-cell office:value-type="float" office:value="0.234118" calcext:value-type="float">
            <text:p>0,234118</text:p>
          </table:table-cell>
          <table:table-cell office:value-type="float" office:value="0.021011" calcext:value-type="float">
            <text:p>0,02101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1_len100000.txt </text:p>
          </table:table-cell>
          <table:table-cell office:value-type="float" office:value="140315.889547" calcext:value-type="float">
            <text:p>140315,889547</text:p>
          </table:table-cell>
          <table:table-cell office:value-type="float" office:value="2334" calcext:value-type="float">
            <text:p>2334</text:p>
          </table:table-cell>
          <table:table-cell office:value-type="float" office:value="0.232095" calcext:value-type="float">
            <text:p>0,232095</text:p>
          </table:table-cell>
          <table:table-cell office:value-type="float" office:value="0.020811" calcext:value-type="float">
            <text:p>0,02081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5_len100000.txt </text:p>
          </table:table-cell>
          <table:table-cell office:value-type="float" office:value="153735.676461" calcext:value-type="float">
            <text:p>153735,676461</text:p>
          </table:table-cell>
          <table:table-cell office:value-type="float" office:value="2543" calcext:value-type="float">
            <text:p>2543</text:p>
          </table:table-cell>
          <table:table-cell office:value-type="float" office:value="0.244105" calcext:value-type="float">
            <text:p>0,244105</text:p>
          </table:table-cell>
          <table:table-cell office:value-type="float" office:value="0.020758" calcext:value-type="float">
            <text:p>0,0207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6.txt </text:p>
          </table:table-cell>
          <table:table-cell office:value-type="float" office:value="317926.486605" calcext:value-type="float">
            <text:p>317926,486605</text:p>
          </table:table-cell>
          <table:table-cell office:value-type="float" office:value="1817" calcext:value-type="float">
            <text:p>1817</text:p>
          </table:table-cell>
          <table:table-cell office:value-type="float" office:value="0.37724" calcext:value-type="float">
            <text:p>0,37724</text:p>
          </table:table-cell>
          <table:table-cell office:value-type="float" office:value="0.020564" calcext:value-type="float">
            <text:p>0,02056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0.92_len100000.txt </text:p>
          </table:table-cell>
          <table:table-cell office:value-type="float" office:value="144813.416036" calcext:value-type="float">
            <text:p>144813,416036</text:p>
          </table:table-cell>
          <table:table-cell office:value-type="float" office:value="2488" calcext:value-type="float">
            <text:p>2488</text:p>
          </table:table-cell>
          <table:table-cell office:value-type="float" office:value="0.233003" calcext:value-type="float">
            <text:p>0,233003</text:p>
          </table:table-cell>
          <table:table-cell office:value-type="float" office:value="0.020553" calcext:value-type="float">
            <text:p>0,02055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3_len100000.txt </text:p>
          </table:table-cell>
          <table:table-cell office:value-type="float" office:value="142606.50237" calcext:value-type="float">
            <text:p>142606,50237</text:p>
          </table:table-cell>
          <table:table-cell office:value-type="float" office:value="2479" calcext:value-type="float">
            <text:p>2479</text:p>
          </table:table-cell>
          <table:table-cell office:value-type="float" office:value="0.229624" calcext:value-type="float">
            <text:p>0,229624</text:p>
          </table:table-cell>
          <table:table-cell office:value-type="float" office:value="0.020548" calcext:value-type="float">
            <text:p>0,0205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7_len100000.txt </text:p>
          </table:table-cell>
          <table:table-cell office:value-type="float" office:value="163005.532535" calcext:value-type="float">
            <text:p>163005,532535</text:p>
          </table:table-cell>
          <table:table-cell office:value-type="float" office:value="2812" calcext:value-type="float">
            <text:p>2812</text:p>
          </table:table-cell>
          <table:table-cell office:value-type="float" office:value="0.240979" calcext:value-type="float">
            <text:p>0,240979</text:p>
          </table:table-cell>
          <table:table-cell office:value-type="float" office:value="0.020508" calcext:value-type="float">
            <text:p>0,0205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6_len100000.txt </text:p>
          </table:table-cell>
          <table:table-cell office:value-type="float" office:value="155415.618128" calcext:value-type="float">
            <text:p>155415,618128</text:p>
          </table:table-cell>
          <table:table-cell office:value-type="float" office:value="2735" calcext:value-type="float">
            <text:p>2735</text:p>
          </table:table-cell>
          <table:table-cell office:value-type="float" office:value="0.23917" calcext:value-type="float">
            <text:p>0,23917</text:p>
          </table:table-cell>
          <table:table-cell office:value-type="float" office:value="0.020456" calcext:value-type="float">
            <text:p>0,0204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88_len100000.txt </text:p>
          </table:table-cell>
          <table:table-cell office:value-type="float" office:value="171227.264762" calcext:value-type="float">
            <text:p>171227,264762</text:p>
          </table:table-cell>
          <table:table-cell office:value-type="float" office:value="2910" calcext:value-type="float">
            <text:p>2910</text:p>
          </table:table-cell>
          <table:table-cell office:value-type="float" office:value="0.239195" calcext:value-type="float">
            <text:p>0,239195</text:p>
          </table:table-cell>
          <table:table-cell office:value-type="float" office:value="0.0203" calcext:value-type="float">
            <text:p>0,02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4_len100000.txt </text:p>
          </table:table-cell>
          <table:table-cell office:value-type="float" office:value="155709.327565" calcext:value-type="float">
            <text:p>155709,327565</text:p>
          </table:table-cell>
          <table:table-cell office:value-type="float" office:value="2765" calcext:value-type="float">
            <text:p>2765</text:p>
          </table:table-cell>
          <table:table-cell office:value-type="float" office:value="0.235903" calcext:value-type="float">
            <text:p>0,235903</text:p>
          </table:table-cell>
          <table:table-cell office:value-type="float" office:value="0.02023" calcext:value-type="float">
            <text:p>0,020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0_len100000.txt </text:p>
          </table:table-cell>
          <table:table-cell office:value-type="float" office:value="172213.432929" calcext:value-type="float">
            <text:p>172213,432929</text:p>
          </table:table-cell>
          <table:table-cell office:value-type="float" office:value="2766" calcext:value-type="float">
            <text:p>2766</text:p>
          </table:table-cell>
          <table:table-cell office:value-type="float" office:value="0.255262" calcext:value-type="float">
            <text:p>0,255262</text:p>
          </table:table-cell>
          <table:table-cell office:value-type="float" office:value="0.020163" calcext:value-type="float">
            <text:p>0,0201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5_len100000.txt </text:p>
          </table:table-cell>
          <table:table-cell office:value-type="float" office:value="154783.435329" calcext:value-type="float">
            <text:p>154783,435329</text:p>
          </table:table-cell>
          <table:table-cell office:value-type="float" office:value="2684" calcext:value-type="float">
            <text:p>2684</text:p>
          </table:table-cell>
          <table:table-cell office:value-type="float" office:value="0.234218" calcext:value-type="float">
            <text:p>0,234218</text:p>
          </table:table-cell>
          <table:table-cell office:value-type="float" office:value="0.020143" calcext:value-type="float">
            <text:p>0,02014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7.txt </text:p>
          </table:table-cell>
          <table:table-cell office:value-type="float" office:value="303483.967921" calcext:value-type="float">
            <text:p>303483,967921</text:p>
          </table:table-cell>
          <table:table-cell office:value-type="float" office:value="2022" calcext:value-type="float">
            <text:p>2022</text:p>
          </table:table-cell>
          <table:table-cell office:value-type="float" office:value="0.376298" calcext:value-type="float">
            <text:p>0,376298</text:p>
          </table:table-cell>
          <table:table-cell office:value-type="float" office:value="0.020117" calcext:value-type="float">
            <text:p>0,02011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7_temp0.89_len100000.txt </text:p>
          </table:table-cell>
          <table:table-cell office:value-type="float" office:value="179498.989732" calcext:value-type="float">
            <text:p>179498,989732</text:p>
          </table:table-cell>
          <table:table-cell office:value-type="float" office:value="3287" calcext:value-type="float">
            <text:p>3287</text:p>
          </table:table-cell>
          <table:table-cell office:value-type="float" office:value="0.236122" calcext:value-type="float">
            <text:p>0,236122</text:p>
          </table:table-cell>
          <table:table-cell office:value-type="float" office:value="0.019856" calcext:value-type="float">
            <text:p>0,0198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0_len100000.txt </text:p>
          </table:table-cell>
          <table:table-cell office:value-type="float" office:value="184914.534607" calcext:value-type="float">
            <text:p>184914,534607</text:p>
          </table:table-cell>
          <table:table-cell office:value-type="float" office:value="3333" calcext:value-type="float">
            <text:p>3333</text:p>
          </table:table-cell>
          <table:table-cell office:value-type="float" office:value="0.240411" calcext:value-type="float">
            <text:p>0,240411</text:p>
          </table:table-cell>
          <table:table-cell office:value-type="float" office:value="0.019837" calcext:value-type="float">
            <text:p>0,0198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1_len100000.txt </text:p>
          </table:table-cell>
          <table:table-cell office:value-type="float" office:value="170026.457318" calcext:value-type="float">
            <text:p>170026,457318</text:p>
          </table:table-cell>
          <table:table-cell office:value-type="float" office:value="2854" calcext:value-type="float">
            <text:p>2854</text:p>
          </table:table-cell>
          <table:table-cell office:value-type="float" office:value="0.253035" calcext:value-type="float">
            <text:p>0,253035</text:p>
          </table:table-cell>
          <table:table-cell office:value-type="float" office:value="0.019831" calcext:value-type="float">
            <text:p>0,0198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6_len100000.txt </text:p>
          </table:table-cell>
          <table:table-cell office:value-type="float" office:value="167680.193507" calcext:value-type="float">
            <text:p>167680,193507</text:p>
          </table:table-cell>
          <table:table-cell office:value-type="float" office:value="3092" calcext:value-type="float">
            <text:p>3092</text:p>
          </table:table-cell>
          <table:table-cell office:value-type="float" office:value="0.230061" calcext:value-type="float">
            <text:p>0,230061</text:p>
          </table:table-cell>
          <table:table-cell office:value-type="float" office:value="0.019706" calcext:value-type="float">
            <text:p>0,0197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1_len100000.txt </text:p>
          </table:table-cell>
          <table:table-cell office:value-type="float" office:value="187431.399764" calcext:value-type="float">
            <text:p>187431,399764</text:p>
          </table:table-cell>
          <table:table-cell office:value-type="float" office:value="3407" calcext:value-type="float">
            <text:p>3407</text:p>
          </table:table-cell>
          <table:table-cell office:value-type="float" office:value="0.240789" calcext:value-type="float">
            <text:p>0,240789</text:p>
          </table:table-cell>
          <table:table-cell office:value-type="float" office:value="0.019614" calcext:value-type="float">
            <text:p>0,0196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3_len100000.txt </text:p>
          </table:table-cell>
          <table:table-cell office:value-type="float" office:value="184542.035828" calcext:value-type="float">
            <text:p>184542,035828</text:p>
          </table:table-cell>
          <table:table-cell office:value-type="float" office:value="3077" calcext:value-type="float">
            <text:p>3077</text:p>
          </table:table-cell>
          <table:table-cell office:value-type="float" office:value="0.253035" calcext:value-type="float">
            <text:p>0,253035</text:p>
          </table:table-cell>
          <table:table-cell office:value-type="float" office:value="0.019567" calcext:value-type="float">
            <text:p>0,0195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2_len100000.txt </text:p>
          </table:table-cell>
          <table:table-cell office:value-type="float" office:value="182040.40977" calcext:value-type="float">
            <text:p>182040,40977</text:p>
          </table:table-cell>
          <table:table-cell office:value-type="float" office:value="3041" calcext:value-type="float">
            <text:p>3041</text:p>
          </table:table-cell>
          <table:table-cell office:value-type="float" office:value="0.254085" calcext:value-type="float">
            <text:p>0,254085</text:p>
          </table:table-cell>
          <table:table-cell office:value-type="float" office:value="0.019529" calcext:value-type="float">
            <text:p>0,019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8_len100000.txt </text:p>
          </table:table-cell>
          <table:table-cell office:value-type="float" office:value="171413.611813" calcext:value-type="float">
            <text:p>171413,611813</text:p>
          </table:table-cell>
          <table:table-cell office:value-type="float" office:value="3179" calcext:value-type="float">
            <text:p>3179</text:p>
          </table:table-cell>
          <table:table-cell office:value-type="float" office:value="0.232098" calcext:value-type="float">
            <text:p>0,232098</text:p>
          </table:table-cell>
          <table:table-cell office:value-type="float" office:value="0.019405" calcext:value-type="float">
            <text:p>0,01940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2_len100000.txt </text:p>
          </table:table-cell>
          <table:table-cell office:value-type="float" office:value="196582.213695" calcext:value-type="float">
            <text:p>196582,213695</text:p>
          </table:table-cell>
          <table:table-cell office:value-type="float" office:value="3573" calcext:value-type="float">
            <text:p>3573</text:p>
          </table:table-cell>
          <table:table-cell office:value-type="float" office:value="0.240282" calcext:value-type="float">
            <text:p>0,240282</text:p>
          </table:table-cell>
          <table:table-cell office:value-type="float" office:value="0.019387" calcext:value-type="float">
            <text:p>0,01938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7_len100000.txt </text:p>
          </table:table-cell>
          <table:table-cell office:value-type="float" office:value="165264.927721" calcext:value-type="float">
            <text:p>165264,927721</text:p>
          </table:table-cell>
          <table:table-cell office:value-type="float" office:value="3030" calcext:value-type="float">
            <text:p>3030</text:p>
          </table:table-cell>
          <table:table-cell table:style-name="ce5" office:value-type="float" office:value="0.227853" calcext:value-type="float">
            <text:p>0,227853</text:p>
          </table:table-cell>
          <table:table-cell office:value-type="float" office:value="0.019329" calcext:value-type="float">
            <text:p>0,0193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8.txt </text:p>
          </table:table-cell>
          <table:table-cell office:value-type="float" office:value="299908.146599" calcext:value-type="float">
            <text:p>299908,146599</text:p>
          </table:table-cell>
          <table:table-cell office:value-type="float" office:value="2509" calcext:value-type="float">
            <text:p>2509</text:p>
          </table:table-cell>
          <table:table-cell office:value-type="float" office:value="0.36839" calcext:value-type="float">
            <text:p>0,36839</text:p>
          </table:table-cell>
          <table:table-cell office:value-type="float" office:value="0.019268" calcext:value-type="float">
            <text:p>0,0192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6_temp0.84_len100000.txt </text:p>
          </table:table-cell>
          <table:table-cell office:value-type="float" office:value="190528.369116" calcext:value-type="float">
            <text:p>190528,369116</text:p>
          </table:table-cell>
          <table:table-cell office:value-type="float" office:value="3360" calcext:value-type="float">
            <text:p>3360</text:p>
          </table:table-cell>
          <table:table-cell office:value-type="float" office:value="0.246187" calcext:value-type="float">
            <text:p>0,246187</text:p>
          </table:table-cell>
          <table:table-cell office:value-type="float" office:value="0.019262" calcext:value-type="float">
            <text:p>0,01926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8_temp0.99_len100000.txt </text:p>
          </table:table-cell>
          <table:table-cell office:value-type="float" office:value="179274.5427" calcext:value-type="float">
            <text:p>179274,5427</text:p>
          </table:table-cell>
          <table:table-cell office:value-type="float" office:value="3321" calcext:value-type="float">
            <text:p>3321</text:p>
          </table:table-cell>
          <table:table-cell office:value-type="float" office:value="0.232953" calcext:value-type="float">
            <text:p>0,232953</text:p>
          </table:table-cell>
          <table:table-cell office:value-type="float" office:value="0.019222" calcext:value-type="float">
            <text:p>0,01922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3_len100000.txt </text:p>
          </table:table-cell>
          <table:table-cell office:value-type="float" office:value="209790.209654" calcext:value-type="float">
            <text:p>209790,209654</text:p>
          </table:table-cell>
          <table:table-cell office:value-type="float" office:value="3816" calcext:value-type="float">
            <text:p>3816</text:p>
          </table:table-cell>
          <table:table-cell office:value-type="float" office:value="0.237083" calcext:value-type="float">
            <text:p>0,237083</text:p>
          </table:table-cell>
          <table:table-cell office:value-type="float" office:value="0.019184" calcext:value-type="float">
            <text:p>0,0191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5_len100000.txt </text:p>
          </table:table-cell>
          <table:table-cell office:value-type="float" office:value="205463.003902" calcext:value-type="float">
            <text:p>205463,003902</text:p>
          </table:table-cell>
          <table:table-cell office:value-type="float" office:value="3557" calcext:value-type="float">
            <text:p>3557</text:p>
          </table:table-cell>
          <table:table-cell office:value-type="float" office:value="0.247516" calcext:value-type="float">
            <text:p>0,247516</text:p>
          </table:table-cell>
          <table:table-cell office:value-type="float" office:value="0.018967" calcext:value-type="float">
            <text:p>0,0189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99.txt </text:p>
          </table:table-cell>
          <table:table-cell office:value-type="float" office:value="298020.946745" calcext:value-type="float">
            <text:p>298020,946745</text:p>
          </table:table-cell>
          <table:table-cell office:value-type="float" office:value="2927" calcext:value-type="float">
            <text:p>2927</text:p>
          </table:table-cell>
          <table:table-cell office:value-type="float" office:value="0.364686" calcext:value-type="float">
            <text:p>0,364686</text:p>
          </table:table-cell>
          <table:table-cell office:value-type="float" office:value="0.018882" calcext:value-type="float">
            <text:p>0,01888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RedNeuronal/id_028_temp1.00_len100000.txt </text:p>
          </table:table-cell>
          <table:table-cell office:value-type="float" office:value="187198.876969" calcext:value-type="float">
            <text:p>187198,876969</text:p>
          </table:table-cell>
          <table:table-cell office:value-type="float" office:value="3494" calcext:value-type="float">
            <text:p>3494</text:p>
          </table:table-cell>
          <table:table-cell office:value-type="float" office:value="0.231886" calcext:value-type="float">
            <text:p>0,231886</text:p>
          </table:table-cell>
          <table:table-cell office:value-type="float" office:value="0.018847" calcext:value-type="float">
            <text:p>0,0188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4_len100000.txt </text:p>
          </table:table-cell>
          <table:table-cell office:value-type="float" office:value="204588.707666" calcext:value-type="float">
            <text:p>204588,707666</text:p>
          </table:table-cell>
          <table:table-cell office:value-type="float" office:value="3939" calcext:value-type="float">
            <text:p>3939</text:p>
          </table:table-cell>
          <table:table-cell office:value-type="float" office:value="0.239349" calcext:value-type="float">
            <text:p>0,239349</text:p>
          </table:table-cell>
          <table:table-cell office:value-type="float" office:value="0.018847" calcext:value-type="float">
            <text:p>0,0188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20_len100000.txt </text:p>
          </table:table-cell>
          <table:table-cell office:value-type="float" office:value="2263839.939552" calcext:value-type="float">
            <text:p>2263839,939552</text:p>
          </table:table-cell>
          <table:table-cell office:value-type="float" office:value="11" calcext:value-type="float">
            <text:p>11</text:p>
          </table:table-cell>
          <table:table-cell office:value-type="float" office:value="0.728333" calcext:value-type="float">
            <text:p>0,728333</text:p>
          </table:table-cell>
          <table:table-cell office:value-type="float" office:value="0.018786" calcext:value-type="float">
            <text:p>0,0187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5_len100000.txt </text:p>
          </table:table-cell>
          <table:table-cell office:value-type="float" office:value="216865.633688" calcext:value-type="float">
            <text:p>216865,633688</text:p>
          </table:table-cell>
          <table:table-cell office:value-type="float" office:value="4017" calcext:value-type="float">
            <text:p>4017</text:p>
          </table:table-cell>
          <table:table-cell office:value-type="float" office:value="0.2321" calcext:value-type="float">
            <text:p>0,2321</text:p>
          </table:table-cell>
          <table:table-cell office:value-type="float" office:value="0.018648" calcext:value-type="float">
            <text:p>0,0186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6_len100000.txt </text:p>
          </table:table-cell>
          <table:table-cell office:value-type="float" office:value="211014.757921" calcext:value-type="float">
            <text:p>211014,757921</text:p>
          </table:table-cell>
          <table:table-cell office:value-type="float" office:value="3633" calcext:value-type="float">
            <text:p>3633</text:p>
          </table:table-cell>
          <table:table-cell office:value-type="float" office:value="0.245952" calcext:value-type="float">
            <text:p>0,245952</text:p>
          </table:table-cell>
          <table:table-cell office:value-type="float" office:value="0.018648" calcext:value-type="float">
            <text:p>0,0186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7_len100000.txt </text:p>
          </table:table-cell>
          <table:table-cell office:value-type="float" office:value="219081.500781" calcext:value-type="float">
            <text:p>219081,500781</text:p>
          </table:table-cell>
          <table:table-cell office:value-type="float" office:value="3911" calcext:value-type="float">
            <text:p>3911</text:p>
          </table:table-cell>
          <table:table-cell office:value-type="float" office:value="0.238607" calcext:value-type="float">
            <text:p>0,238607</text:p>
          </table:table-cell>
          <table:table-cell office:value-type="float" office:value="0.018439" calcext:value-type="float">
            <text:p>0,0184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6_len100000.txt </text:p>
          </table:table-cell>
          <table:table-cell office:value-type="float" office:value="227993.179441" calcext:value-type="float">
            <text:p>227993,179441</text:p>
          </table:table-cell>
          <table:table-cell office:value-type="float" office:value="4240" calcext:value-type="float">
            <text:p>4240</text:p>
          </table:table-cell>
          <table:table-cell office:value-type="float" office:value="0.239221" calcext:value-type="float">
            <text:p>0,239221</text:p>
          </table:table-cell>
          <table:table-cell office:value-type="float" office:value="0.018423" calcext:value-type="float">
            <text:p>0,0184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8_len100000.txt </text:p>
          </table:table-cell>
          <table:table-cell office:value-type="float" office:value="222973.775362" calcext:value-type="float">
            <text:p>222973,775362</text:p>
          </table:table-cell>
          <table:table-cell office:value-type="float" office:value="3994" calcext:value-type="float">
            <text:p>3994</text:p>
          </table:table-cell>
          <table:table-cell office:value-type="float" office:value="0.24428" calcext:value-type="float">
            <text:p>0,24428</text:p>
          </table:table-cell>
          <table:table-cell office:value-type="float" office:value="0.01824" calcext:value-type="float">
            <text:p>0,018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8_len100000.txt </text:p>
          </table:table-cell>
          <table:table-cell office:value-type="float" office:value="235966.747504" calcext:value-type="float">
            <text:p>235966,747504</text:p>
          </table:table-cell>
          <table:table-cell office:value-type="float" office:value="4547" calcext:value-type="float">
            <text:p>4547</text:p>
          </table:table-cell>
          <table:table-cell office:value-type="float" office:value="0.238311" calcext:value-type="float">
            <text:p>0,238311</text:p>
          </table:table-cell>
          <table:table-cell office:value-type="float" office:value="0.01799" calcext:value-type="float">
            <text:p>0,017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89_len100000.txt </text:p>
          </table:table-cell>
          <table:table-cell office:value-type="float" office:value="235245.207558" calcext:value-type="float">
            <text:p>235245,207558</text:p>
          </table:table-cell>
          <table:table-cell office:value-type="float" office:value="4333" calcext:value-type="float">
            <text:p>4333</text:p>
          </table:table-cell>
          <table:table-cell office:value-type="float" office:value="0.242156" calcext:value-type="float">
            <text:p>0,242156</text:p>
          </table:table-cell>
          <table:table-cell office:value-type="float" office:value="0.017947" calcext:value-type="float">
            <text:p>0,0179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7_len100000.txt </text:p>
          </table:table-cell>
          <table:table-cell office:value-type="float" office:value="228682.727032" calcext:value-type="float">
            <text:p>228682,727032</text:p>
          </table:table-cell>
          <table:table-cell office:value-type="float" office:value="4403" calcext:value-type="float">
            <text:p>4403</text:p>
          </table:table-cell>
          <table:table-cell office:value-type="float" office:value="0.231828" calcext:value-type="float">
            <text:p>0,231828</text:p>
          </table:table-cell>
          <table:table-cell office:value-type="float" office:value="0.017892" calcext:value-type="float">
            <text:p>0,01789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0_len100000.txt </text:p>
          </table:table-cell>
          <table:table-cell office:value-type="float" office:value="244724.286098" calcext:value-type="float">
            <text:p>244724,286098</text:p>
          </table:table-cell>
          <table:table-cell office:value-type="float" office:value="4494" calcext:value-type="float">
            <text:p>4494</text:p>
          </table:table-cell>
          <table:table-cell office:value-type="float" office:value="0.243511" calcext:value-type="float">
            <text:p>0,243511</text:p>
          </table:table-cell>
          <table:table-cell office:value-type="float" office:value="0.017666" calcext:value-type="float">
            <text:p>0,01766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0.99_len100000.txt </text:p>
          </table:table-cell>
          <table:table-cell office:value-type="float" office:value="250395.561681" calcext:value-type="float">
            <text:p>250395,561681</text:p>
          </table:table-cell>
          <table:table-cell office:value-type="float" office:value="4793" calcext:value-type="float">
            <text:p>4793</text:p>
          </table:table-cell>
          <table:table-cell office:value-type="float" office:value="0.242885" calcext:value-type="float">
            <text:p>0,242885</text:p>
          </table:table-cell>
          <table:table-cell office:value-type="float" office:value="0.017448" calcext:value-type="float">
            <text:p>0,0174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1_len100000.txt </text:p>
          </table:table-cell>
          <table:table-cell office:value-type="float" office:value="252993.597843" calcext:value-type="float">
            <text:p>252993,597843</text:p>
          </table:table-cell>
          <table:table-cell office:value-type="float" office:value="4715" calcext:value-type="float">
            <text:p>4715</text:p>
          </table:table-cell>
          <table:table-cell office:value-type="float" office:value="0.243559" calcext:value-type="float">
            <text:p>0,243559</text:p>
          </table:table-cell>
          <table:table-cell office:value-type="float" office:value="0.01732" calcext:value-type="float">
            <text:p>0,017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7_temp1.00_len100000.txt </text:p>
          </table:table-cell>
          <table:table-cell office:value-type="float" office:value="263141.145218" calcext:value-type="float">
            <text:p>263141,145218</text:p>
          </table:table-cell>
          <table:table-cell office:value-type="float" office:value="5039" calcext:value-type="float">
            <text:p>5039</text:p>
          </table:table-cell>
          <table:table-cell office:value-type="float" office:value="0.24738" calcext:value-type="float">
            <text:p>0,24738</text:p>
          </table:table-cell>
          <table:table-cell office:value-type="float" office:value="0.017237" calcext:value-type="float">
            <text:p>0,0172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2_len100000.txt </text:p>
          </table:table-cell>
          <table:table-cell office:value-type="float" office:value="258367.472708" calcext:value-type="float">
            <text:p>258367,472708</text:p>
          </table:table-cell>
          <table:table-cell office:value-type="float" office:value="4753" calcext:value-type="float">
            <text:p>4753</text:p>
          </table:table-cell>
          <table:table-cell office:value-type="float" office:value="0.24524" calcext:value-type="float">
            <text:p>0,24524</text:p>
          </table:table-cell>
          <table:table-cell office:value-type="float" office:value="0.017064" calcext:value-type="float">
            <text:p>0,0170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3_len100000.txt </text:p>
          </table:table-cell>
          <table:table-cell office:value-type="float" office:value="275005.513927" calcext:value-type="float">
            <text:p>275005,513927</text:p>
          </table:table-cell>
          <table:table-cell office:value-type="float" office:value="4924" calcext:value-type="float">
            <text:p>4924</text:p>
          </table:table-cell>
          <table:table-cell office:value-type="float" office:value="0.242745" calcext:value-type="float">
            <text:p>0,242745</text:p>
          </table:table-cell>
          <table:table-cell office:value-type="float" office:value="0.016928" calcext:value-type="float">
            <text:p>0,0169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5_len100000.txt </text:p>
          </table:table-cell>
          <table:table-cell office:value-type="float" office:value="289431.394484" calcext:value-type="float">
            <text:p>289431,394484</text:p>
          </table:table-cell>
          <table:table-cell office:value-type="float" office:value="5398" calcext:value-type="float">
            <text:p>5398</text:p>
          </table:table-cell>
          <table:table-cell office:value-type="float" office:value="0.245696" calcext:value-type="float">
            <text:p>0,245696</text:p>
          </table:table-cell>
          <table:table-cell office:value-type="float" office:value="0.01629" calcext:value-type="float">
            <text:p>0,016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4_len100000.txt </text:p>
          </table:table-cell>
          <table:table-cell office:value-type="float" office:value="285533.867962" calcext:value-type="float">
            <text:p>285533,867962</text:p>
          </table:table-cell>
          <table:table-cell office:value-type="float" office:value="5219" calcext:value-type="float">
            <text:p>5219</text:p>
          </table:table-cell>
          <table:table-cell office:value-type="float" office:value="0.244491" calcext:value-type="float">
            <text:p>0,244491</text:p>
          </table:table-cell>
          <table:table-cell office:value-type="float" office:value="0.016218" calcext:value-type="float">
            <text:p>0,0162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6_len100000.txt </text:p>
          </table:table-cell>
          <table:table-cell office:value-type="float" office:value="299706.78914" calcext:value-type="float">
            <text:p>299706,78914</text:p>
          </table:table-cell>
          <table:table-cell office:value-type="float" office:value="5626" calcext:value-type="float">
            <text:p>5626</text:p>
          </table:table-cell>
          <table:table-cell office:value-type="float" office:value="0.24435" calcext:value-type="float">
            <text:p>0,24435</text:p>
          </table:table-cell>
          <table:table-cell office:value-type="float" office:value="0.016178" calcext:value-type="float">
            <text:p>0,0161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7_len100000.txt </text:p>
          </table:table-cell>
          <table:table-cell office:value-type="float" office:value="316515.669056" calcext:value-type="float">
            <text:p>316515,669056</text:p>
          </table:table-cell>
          <table:table-cell office:value-type="float" office:value="5737" calcext:value-type="float">
            <text:p>5737</text:p>
          </table:table-cell>
          <table:table-cell office:value-type="float" office:value="0.243718" calcext:value-type="float">
            <text:p>0,243718</text:p>
          </table:table-cell>
          <table:table-cell office:value-type="float" office:value="0.015827" calcext:value-type="float">
            <text:p>0,0158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8_len100000.txt </text:p>
          </table:table-cell>
          <table:table-cell office:value-type="float" office:value="333275.888574" calcext:value-type="float">
            <text:p>333275,888574</text:p>
          </table:table-cell>
          <table:table-cell office:value-type="float" office:value="6009" calcext:value-type="float">
            <text:p>6009</text:p>
          </table:table-cell>
          <table:table-cell office:value-type="float" office:value="0.252389" calcext:value-type="float">
            <text:p>0,252389</text:p>
          </table:table-cell>
          <table:table-cell office:value-type="float" office:value="0.015611" calcext:value-type="float">
            <text:p>0,01561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0.99_len100000.txt </text:p>
          </table:table-cell>
          <table:table-cell office:value-type="float" office:value="334291.248974" calcext:value-type="float">
            <text:p>334291,248974</text:p>
          </table:table-cell>
          <table:table-cell office:value-type="float" office:value="6348" calcext:value-type="float">
            <text:p>6348</text:p>
          </table:table-cell>
          <table:table-cell office:value-type="float" office:value="0.248528" calcext:value-type="float">
            <text:p>0,248528</text:p>
          </table:table-cell>
          <table:table-cell office:value-type="float" office:value="0.01525" calcext:value-type="float">
            <text:p>0,015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RedNeuronal/id_026_temp1.00_len100000.txt </text:p>
          </table:table-cell>
          <table:table-cell office:value-type="float" office:value="346615.895232" calcext:value-type="float">
            <text:p>346615,895232</text:p>
          </table:table-cell>
          <table:table-cell office:value-type="float" office:value="6535" calcext:value-type="float">
            <text:p>6535</text:p>
          </table:table-cell>
          <table:table-cell office:value-type="float" office:value="0.250738" calcext:value-type="float">
            <text:p>0,250738</text:p>
          </table:table-cell>
          <table:table-cell office:value-type="float" office:value="0.014864" calcext:value-type="float">
            <text:p>0,0148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Math/PAQ/Math_PAQ_0.75.txt </text:p>
          </table:table-cell>
          <table:table-cell office:value-type="float" office:value="239224346.869123" calcext:value-type="float">
            <text:p>239224346,869123</text:p>
          </table:table-cell>
          <table:table-cell office:value-type="float" office:value="77" calcext:value-type="float">
            <text:p>77</text:p>
          </table:table-cell>
          <table:table-cell office:value-type="float" office:value="0.783742" calcext:value-type="float">
            <text:p>0,783742</text:p>
          </table:table-cell>
          <table:table-cell office:value-type="float" office:value="0.008138" calcext:value-type="float">
            <text:p>0,00813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Math/PAQ/Math_PAQ_0.73.txt </text:p>
          </table:table-cell>
          <table:table-cell office:value-type="float" office:value="54447686.088035" calcext:value-type="float">
            <text:p>54447686,088035</text:p>
          </table:table-cell>
          <table:table-cell office:value-type="float" office:value="46" calcext:value-type="float">
            <text:p>46</text:p>
          </table:table-cell>
          <table:table-cell office:value-type="float" office:value="0.798357" calcext:value-type="float">
            <text:p>0,798357</text:p>
          </table:table-cell>
          <table:table-cell office:value-type="float" office:value="0.006978" calcext:value-type="float">
            <text:p>0,006978</text:p>
          </table:table-cell>
          <table:table-cell office:value-type="string" calcext:value-type="string">
            <text:p>PAQ</text:p>
          </table:table-cell>
        </table:table-row>
      </table:table>
      <table:table table:name="General" table:style-name="ta1">
        <table:table-column table:style-name="co15" table:default-cell-style-name="ce8"/>
        <table:table-column table:style-name="co6" table:number-columns-repeated="2" table:default-cell-style-name="ce7"/>
        <table:table-column table:style-name="co21" table:default-cell-style-name="ce7"/>
        <table:table-column table:style-name="co22" table:default-cell-style-name="ce10"/>
        <table:table-column table:style-name="co21" table:default-cell-style-name="ce7"/>
        <table:table-column table:style-name="co22" table:default-cell-style-name="ce7"/>
        <table:table-column table:style-name="co3" table:default-cell-style-name="Default"/>
        <table:table-column table:style-name="co23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Texto</text:p>
          </table:table-cell>
          <table:table-cell table:style-name="ce6" office:value-type="string" calcext:value-type="string" table:number-columns-spanned="2" table:number-rows-spanned="1">
            <text:p>Chi Cuadrado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Variación Total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Jaccard</text:p>
          </table:table-cell>
          <table:covered-table-cell table:style-name="ce11"/>
          <table:table-cell/>
          <table:table-cell table:style-name="ce12" office:value-type="string" calcext:value-type="string">
            <text:p>Aquí se resumen los mejores valores de cada métrica para PAQ y para la RNN</text:p>
          </table:table-cell>
        </table:table-row>
        <table:table-row table:style-name="ro1">
          <table:covered-table-cell table:style-name="ce7"/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/>
          <table:table-cell table:style-name="ce12" office:value-type="string" calcext:value-type="string">
            <text:p>En Verde se marcan los ganadores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table:style-name="ce10" office:value-type="float" office:value="66008.67876" calcext:value-type="float">
            <text:p>66008,67876</text:p>
          </table:table-cell>
          <table:table-cell office:value-type="float" office:value="363711.008453" calcext:value-type="float">
            <text:p>363711,008453</text:p>
          </table:table-cell>
          <table:table-cell table:style-name="ce10" office:value-type="float" office:value="0.253109" calcext:value-type="float">
            <text:p>0,253109</text:p>
          </table:table-cell>
          <table:table-cell table:style-name="ce7" office:value-type="float" office:value="0.336701" calcext:value-type="float">
            <text:p>0,336701</text:p>
          </table:table-cell>
          <table:table-cell table:style-name="ce10" office:value-type="float" office:value="0.028273" calcext:value-type="float">
            <text:p>0,028273</text:p>
          </table:table-cell>
          <table:table-cell office:value-type="float" office:value="0.014455" calcext:value-type="float">
            <text:p>0,01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 Coehlo</text:p>
          </table:table-cell>
          <table:table-cell table:style-name="ce10" office:value-type="float" office:value="93405.581453" calcext:value-type="float">
            <text:p>93405,581453</text:p>
          </table:table-cell>
          <table:table-cell office:value-type="float" office:value="255951.279201" calcext:value-type="float">
            <text:p>255951,279201</text:p>
          </table:table-cell>
          <table:table-cell table:style-name="ce10" office:value-type="float" office:value="0.267499" calcext:value-type="float">
            <text:p>0,267499</text:p>
          </table:table-cell>
          <table:table-cell table:style-name="ce7" office:value-type="float" office:value="0.306282" calcext:value-type="float">
            <text:p>0,306282</text:p>
          </table:table-cell>
          <table:table-cell office:value-type="float" office:value="0.024991" calcext:value-type="float">
            <text:p>0,024991</text:p>
          </table:table-cell>
          <table:table-cell table:style-name="ce10" office:value-type="float" office:value="0.02525" calcext:value-type="float">
            <text:p>0,0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99199.255359" calcext:value-type="float">
            <text:p>99199,255359</text:p>
          </table:table-cell>
          <table:table-cell table:style-name="ce10" office:value-type="float" office:value="75965.274812" calcext:value-type="float">
            <text:p>75965,274812</text:p>
          </table:table-cell>
          <table:table-cell office:value-type="float" office:value="0.296316" calcext:value-type="float">
            <text:p>0,296316</text:p>
          </table:table-cell>
          <table:table-cell office:value-type="float" office:value="0.213963" calcext:value-type="float">
            <text:p>0,213963</text:p>
          </table:table-cell>
          <table:table-cell office:value-type="float" office:value="0.021385" calcext:value-type="float">
            <text:p>0,021385</text:p>
          </table:table-cell>
          <table:table-cell table:style-name="ce10" office:value-type="float" office:value="0.025936" calcext:value-type="float">
            <text:p>0,02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And Peace</text:p>
          </table:table-cell>
          <table:table-cell office:value-type="float" office:value="173552.86814" calcext:value-type="float">
            <text:p>173552,86814</text:p>
          </table:table-cell>
          <table:table-cell table:style-name="ce10" office:value-type="float" office:value="62854.912212" calcext:value-type="float">
            <text:p>62854,912212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7275" calcext:value-type="float">
            <text:p>0,017275</text:p>
          </table:table-cell>
          <table:table-cell table:style-name="ce10" office:value-type="float" office:value="0.022559" calcext:value-type="float">
            <text:p>0,02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of Thrones</text:p>
          </table:table-cell>
          <table:table-cell table:style-name="ce10" office:value-type="float" office:value="60541.245966" calcext:value-type="float">
            <text:p>60541,245966</text:p>
          </table:table-cell>
          <table:table-cell office:value-type="float" office:value="62514.93508" calcext:value-type="float">
            <text:p>62514,93508</text:p>
          </table:table-cell>
          <table:table-cell office:value-type="float" office:value="0.217997" calcext:value-type="float">
            <text:p>0,217997</text:p>
          </table:table-cell>
          <table:table-cell office:value-type="float" office:value="0.191651" calcext:value-type="float">
            <text:p>0,191651</text:p>
          </table:table-cell>
          <table:table-cell office:value-type="float" office:value="0.013212" calcext:value-type="float">
            <text:p>0,013212</text:p>
          </table:table-cell>
          <table:table-cell table:style-name="ce10" office:value-type="float" office:value="0.013676" calcext:value-type="float">
            <text:p>0,013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espare</text:p>
          </table:table-cell>
          <table:table-cell office:value-type="float" office:value="13708598.31469" calcext:value-type="float">
            <text:p>13708598,31469</text:p>
          </table:table-cell>
          <table:table-cell table:style-name="ce10" office:value-type="float" office:value="7128316.926779" calcext:value-type="float">
            <text:p>7128316,926779</text:p>
          </table:table-cell>
          <table:table-cell office:value-type="float" office:value="0.40608" calcext:value-type="float">
            <text:p>0,40608</text:p>
          </table:table-cell>
          <table:table-cell office:value-type="float" office:value="0.361115" calcext:value-type="float">
            <text:p>0,361115</text:p>
          </table:table-cell>
          <table:table-cell table:style-name="ce10" office:value-type="float" office:value="0.008914" calcext:value-type="float">
            <text:p>0,008914</text:p>
          </table:table-cell>
          <table:table-cell office:value-type="float" office:value="0.005749" calcext:value-type="float">
            <text:p>0,00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94999.447529" calcext:value-type="float">
            <text:p>294999,447529</text:p>
          </table:table-cell>
          <table:table-cell table:style-name="ce10" office:value-type="float" office:value="100153.775055" calcext:value-type="float">
            <text:p>100153,775055</text:p>
          </table:table-cell>
          <table:table-cell office:value-type="float" office:value="0.364686" calcext:value-type="float">
            <text:p>0,364686</text:p>
          </table:table-cell>
          <table:table-cell office:value-type="float" office:value="0.227853" calcext:value-type="float">
            <text:p>0,227853</text:p>
          </table:table-cell>
          <table:table-cell office:value-type="float" office:value="0.023811" calcext:value-type="float">
            <text:p>0,023811</text:p>
          </table:table-cell>
          <table:table-cell table:style-name="ce10" office:value-type="float" office:value="0.028195" calcext:value-type="float">
            <text:p>0,02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</text:p>
          </table:table-cell>
          <table:table-cell table:style-name="ce10" office:value-type="float" office:value="1246950.717378" calcext:value-type="float">
            <text:p>1246950,717378</text:p>
          </table:table-cell>
          <table:table-cell office:value-type="float" office:value="1611291.530052" calcext:value-type="float">
            <text:p>1611291,530052</text:p>
          </table:table-cell>
          <table:table-cell office:value-type="float" office:value="0.377036" calcext:value-type="float">
            <text:p>0,377036</text:p>
          </table:table-cell>
          <table:table-cell office:value-type="float" office:value="0.348412" calcext:value-type="float">
            <text:p>0,348412</text:p>
          </table:table-cell>
          <table:table-cell table:style-name="ce10" office:value-type="float" office:value="0.000707" calcext:value-type="float">
            <text:p>0,000707</text:p>
          </table:table-cell>
          <table:table-cell office:value-type="float" office:value="0.000622" calcext:value-type="float">
            <text:p>0,000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371226.918685" calcext:value-type="float">
            <text:p>371226,918685</text:p>
          </table:table-cell>
          <table:table-cell table:style-name="ce10" office:value-type="float" office:value="198317.631767" calcext:value-type="float">
            <text:p>198317,631767</text:p>
          </table:table-cell>
          <table:table-cell office:value-type="float" office:value="0.418521" calcext:value-type="float">
            <text:p>0,418521</text:p>
          </table:table-cell>
          <table:table-cell office:value-type="float" office:value="0.29707" calcext:value-type="float">
            <text:p>0,29707</text:p>
          </table:table-cell>
          <table:table-cell table:style-name="ce10" office:value-type="float" office:value="0.011118" calcext:value-type="float">
            <text:p>0,011118</text:p>
          </table:table-cell>
          <table:table-cell office:value-type="float" office:value="0.010555" calcext:value-type="float">
            <text:p>0,010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a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3"/>
          <table:table-cell table:style-name="ce7"/>
          <table:table-cell table:number-columns-repeated="4"/>
        </table:table-row>
      </table:table>
      <table:table table:name="Wikipedia" table:style-name="ta1">
        <table:table-column table:style-name="co24" table:default-cell-style-name="Default"/>
        <table:table-column table:style-name="co11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PAQ/EnWik_PAQ_0.95.txt</text:p>
          </table:table-cell>
          <table:table-cell office:value-type="float" office:value="1246950.717378" calcext:value-type="float">
            <text:p>1246950,717378</text:p>
          </table:table-cell>
          <table:table-cell office:value-type="float" office:value="297" calcext:value-type="float">
            <text:p>297</text:p>
          </table:table-cell>
          <table:table-cell office:value-type="float" office:value="0.387833" calcext:value-type="float">
            <text:p>0,387833</text:p>
          </table:table-cell>
          <table:table-cell office:value-type="float" office:value="0.000707" calcext:value-type="float">
            <text:p>0,000707</text:p>
          </table:table-cell>
          <table:table-cell office:value-type="string" calcext:value-type="string">
            <text:p>PA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PAQ/EnWik_PAQ_0.96.txt</text:p>
          </table:table-cell>
          <table:table-cell office:value-type="float" office:value="1323145.371257" calcext:value-type="float">
            <text:p>1323145,371257</text:p>
          </table:table-cell>
          <table:table-cell office:value-type="float" office:value="337" calcext:value-type="float">
            <text:p>337</text:p>
          </table:table-cell>
          <table:table-cell office:value-type="float" office:value="0.377036" calcext:value-type="float">
            <text:p>0,377036</text:p>
          </table:table-cell>
          <table:table-cell office:value-type="float" office:value="0.000691" calcext:value-type="float">
            <text:p>0,000691</text:p>
          </table:table-cell>
          <table:table-cell office:value-type="string" calcext:value-type="string">
            <text:p>PA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PAQ/EnWik_PAQ_0.98.txt</text:p>
          </table:table-cell>
          <table:table-cell office:value-type="float" office:value="1676936.382553" calcext:value-type="float">
            <text:p>1676936,382553</text:p>
          </table:table-cell>
          <table:table-cell office:value-type="float" office:value="533" calcext:value-type="float">
            <text:p>533</text:p>
          </table:table-cell>
          <table:table-cell office:value-type="float" office:value="0.390157" calcext:value-type="float">
            <text:p>0,390157</text:p>
          </table:table-cell>
          <table:table-cell office:value-type="float" office:value="0.000648" calcext:value-type="float">
            <text:p>0,000648</text:p>
          </table:table-cell>
          <table:table-cell office:value-type="string" calcext:value-type="string">
            <text:p>PA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RedNeuronal/EnWik8100k.txt </text:p>
          </table:table-cell>
          <table:table-cell office:value-type="float" office:value="1611291.530052" calcext:value-type="float">
            <text:p>1611291,530052</text:p>
          </table:table-cell>
          <table:table-cell office:value-type="float" office:value="974" calcext:value-type="float">
            <text:p>974</text:p>
          </table:table-cell>
          <table:table-cell office:value-type="float" office:value="0.348412" calcext:value-type="float">
            <text:p>0,348412</text:p>
          </table:table-cell>
          <table:table-cell office:value-type="float" office:value="0.000622" calcext:value-type="float">
            <text:p>0,000622</text:p>
          </table:table-cell>
          <table:table-cell office:value-type="string" calcext:value-type="string">
            <text:p>Red Neuron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PAQ/EnWik_PAQ_0.99.txt</text:p>
          </table:table-cell>
          <table:table-cell office:value-type="float" office:value="1998759.952045" calcext:value-type="float">
            <text:p>1998759,952045</text:p>
          </table:table-cell>
          <table:table-cell office:value-type="float" office:value="800" calcext:value-type="float">
            <text:p>800</text:p>
          </table:table-cell>
          <table:table-cell office:value-type="float" office:value="0.400945" calcext:value-type="float">
            <text:p>0,400945</text:p>
          </table:table-cell>
          <table:table-cell office:value-type="float" office:value="0.000614" calcext:value-type="float">
            <text:p>0,000614</text:p>
          </table:table-cell>
          <table:table-cell office:value-type="string" calcext:value-type="string">
            <text:p>PA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Wik/PAQ/EnWik_PAQ_0.97.txt</text:p>
          </table:table-cell>
          <table:table-cell office:value-type="float" office:value="13219240874.7402" calcext:value-type="float">
            <text:p>13219240874,7402</text:p>
          </table:table-cell>
          <table:table-cell office:value-type="float" office:value="186" calcext:value-type="float">
            <text:p>186</text:p>
          </table:table-cell>
          <table:table-cell office:value-type="float" office:value="0.669553" calcext:value-type="float">
            <text:p>0,669553</text:p>
          </table:table-cell>
          <table:table-cell office:value-type="float" office:value="0.000301" calcext:value-type="float">
            <text:p>0,000301</text:p>
          </table:table-cell>
          <table:table-cell office:value-type="string" calcext:value-type="string">
            <text:p>PAQ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c/u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Kernel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Kernel/PAQ/Kernel_PAQ_0.88.txt </text:p>
          </table:table-cell>
          <table:table-cell office:value-type="float" office:value="717150.168968" calcext:value-type="float">
            <text:p>717150,168968</text:p>
          </table:table-cell>
          <table:table-cell office:value-type="float" office:value="159" calcext:value-type="float">
            <text:p>159</text:p>
          </table:table-cell>
          <table:table-cell office:value-type="float" office:value="0.489978" calcext:value-type="float">
            <text:p>0,489978</text:p>
          </table:table-cell>
          <table:table-cell office:value-type="float" office:value="0.011118" calcext:value-type="float">
            <text:p>0,01111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3.txt </text:p>
          </table:table-cell>
          <table:table-cell office:value-type="float" office:value="482600.534503" calcext:value-type="float">
            <text:p>482600,534503</text:p>
          </table:table-cell>
          <table:table-cell office:value-type="float" office:value="382" calcext:value-type="float">
            <text:p>382</text:p>
          </table:table-cell>
          <table:table-cell office:value-type="float" office:value="0.454794" calcext:value-type="float">
            <text:p>0,454794</text:p>
          </table:table-cell>
          <table:table-cell office:value-type="float" office:value="0.010793" calcext:value-type="float">
            <text:p>0,01079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30_temp0.60_len100000.txt </text:p>
          </table:table-cell>
          <table:table-cell office:value-type="float" office:value="198317.631767" calcext:value-type="float">
            <text:p>198317,631767</text:p>
          </table:table-cell>
          <table:table-cell office:value-type="float" office:value="606" calcext:value-type="float">
            <text:p>606</text:p>
          </table:table-cell>
          <table:table-cell office:value-type="float" office:value="0.40885" calcext:value-type="float">
            <text:p>0,40885</text:p>
          </table:table-cell>
          <table:table-cell office:value-type="float" office:value="0.010555" calcext:value-type="float">
            <text:p>0,01055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94.txt </text:p>
          </table:table-cell>
          <table:table-cell office:value-type="float" office:value="708097.255327" calcext:value-type="float">
            <text:p>708097,255327</text:p>
          </table:table-cell>
          <table:table-cell office:value-type="float" office:value="387" calcext:value-type="float">
            <text:p>387</text:p>
          </table:table-cell>
          <table:table-cell office:value-type="float" office:value="0.476546" calcext:value-type="float">
            <text:p>0,476546</text:p>
          </table:table-cell>
          <table:table-cell office:value-type="float" office:value="0.010396" calcext:value-type="float">
            <text:p>0,01039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5.txt </text:p>
          </table:table-cell>
          <table:table-cell office:value-type="float" office:value="524463.523709" calcext:value-type="float">
            <text:p>524463,523709</text:p>
          </table:table-cell>
          <table:table-cell office:value-type="float" office:value="450" calcext:value-type="float">
            <text:p>450</text:p>
          </table:table-cell>
          <table:table-cell office:value-type="float" office:value="0.444681" calcext:value-type="float">
            <text:p>0,444681</text:p>
          </table:table-cell>
          <table:table-cell office:value-type="float" office:value="0.010205" calcext:value-type="float">
            <text:p>0,01020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1.txt </text:p>
          </table:table-cell>
          <table:table-cell office:value-type="float" office:value="888769.691252" calcext:value-type="float">
            <text:p>888769,691252</text:p>
          </table:table-cell>
          <table:table-cell office:value-type="float" office:value="255" calcext:value-type="float">
            <text:p>255</text:p>
          </table:table-cell>
          <table:table-cell office:value-type="float" office:value="0.477129" calcext:value-type="float">
            <text:p>0,477129</text:p>
          </table:table-cell>
          <table:table-cell office:value-type="float" office:value="0.010184" calcext:value-type="float">
            <text:p>0,01018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85.txt </text:p>
          </table:table-cell>
          <table:table-cell office:value-type="float" office:value="1727835.566077" calcext:value-type="float">
            <text:p>1727835,566077</text:p>
          </table:table-cell>
          <table:table-cell office:value-type="float" office:value="92" calcext:value-type="float">
            <text:p>92</text:p>
          </table:table-cell>
          <table:table-cell office:value-type="float" office:value="0.550798" calcext:value-type="float">
            <text:p>0,550798</text:p>
          </table:table-cell>
          <table:table-cell office:value-type="float" office:value="0.010154" calcext:value-type="float">
            <text:p>0,0101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29_temp0.60_len100000.txt </text:p>
          </table:table-cell>
          <table:table-cell office:value-type="float" office:value="698766.023086" calcext:value-type="float">
            <text:p>698766,023086</text:p>
          </table:table-cell>
          <table:table-cell office:value-type="float" office:value="704" calcext:value-type="float">
            <text:p>704</text:p>
          </table:table-cell>
          <table:table-cell office:value-type="float" office:value="0.430332" calcext:value-type="float">
            <text:p>0,430332</text:p>
          </table:table-cell>
          <table:table-cell office:value-type="float" office:value="0.0101" calcext:value-type="float">
            <text:p>0,01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96.txt </text:p>
          </table:table-cell>
          <table:table-cell office:value-type="float" office:value="563744.854908" calcext:value-type="float">
            <text:p>563744,854908</text:p>
          </table:table-cell>
          <table:table-cell office:value-type="float" office:value="519" calcext:value-type="float">
            <text:p>519</text:p>
          </table:table-cell>
          <table:table-cell office:value-type="float" office:value="0.443356" calcext:value-type="float">
            <text:p>0,443356</text:p>
          </table:table-cell>
          <table:table-cell office:value-type="float" office:value="0.010061" calcext:value-type="float">
            <text:p>0,01006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7.txt </text:p>
          </table:table-cell>
          <table:table-cell office:value-type="float" office:value="397811.336938" calcext:value-type="float">
            <text:p>397811,336938</text:p>
          </table:table-cell>
          <table:table-cell office:value-type="float" office:value="594" calcext:value-type="float">
            <text:p>594</text:p>
          </table:table-cell>
          <table:table-cell office:value-type="float" office:value="0.428797" calcext:value-type="float">
            <text:p>0,428797</text:p>
          </table:table-cell>
          <table:table-cell office:value-type="float" office:value="0.009986" calcext:value-type="float">
            <text:p>0,00998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8.txt </text:p>
          </table:table-cell>
          <table:table-cell office:value-type="float" office:value="371226.918685" calcext:value-type="float">
            <text:p>371226,918685</text:p>
          </table:table-cell>
          <table:table-cell office:value-type="float" office:value="846" calcext:value-type="float">
            <text:p>846</text:p>
          </table:table-cell>
          <table:table-cell office:value-type="float" office:value="0.423164" calcext:value-type="float">
            <text:p>0,423164</text:p>
          </table:table-cell>
          <table:table-cell office:value-type="float" office:value="0.009969" calcext:value-type="float">
            <text:p>0,00996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99.txt </text:p>
          </table:table-cell>
          <table:table-cell office:value-type="float" office:value="417136.323972" calcext:value-type="float">
            <text:p>417136,323972</text:p>
          </table:table-cell>
          <table:table-cell office:value-type="float" office:value="1032" calcext:value-type="float">
            <text:p>1032</text:p>
          </table:table-cell>
          <table:table-cell office:value-type="float" office:value="0.418521" calcext:value-type="float">
            <text:p>0,418521</text:p>
          </table:table-cell>
          <table:table-cell office:value-type="float" office:value="0.009392" calcext:value-type="float">
            <text:p>0,00939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30_temp0.81_len100000.txt </text:p>
          </table:table-cell>
          <table:table-cell office:value-type="float" office:value="310126.230714" calcext:value-type="float">
            <text:p>310126,230714</text:p>
          </table:table-cell>
          <table:table-cell office:value-type="float" office:value="2148" calcext:value-type="float">
            <text:p>2148</text:p>
          </table:table-cell>
          <table:table-cell office:value-type="float" office:value="0.320158" calcext:value-type="float">
            <text:p>0,320158</text:p>
          </table:table-cell>
          <table:table-cell office:value-type="float" office:value="0.008232" calcext:value-type="float">
            <text:p>0,0082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0_len100000.txt </text:p>
          </table:table-cell>
          <table:table-cell office:value-type="float" office:value="225307.009635" calcext:value-type="float">
            <text:p>225307,009635</text:p>
          </table:table-cell>
          <table:table-cell office:value-type="float" office:value="1849" calcext:value-type="float">
            <text:p>1849</text:p>
          </table:table-cell>
          <table:table-cell office:value-type="float" office:value="0.317568" calcext:value-type="float">
            <text:p>0,317568</text:p>
          </table:table-cell>
          <table:table-cell office:value-type="float" office:value="0.008207" calcext:value-type="float">
            <text:p>0,0082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2_len100000.txt </text:p>
          </table:table-cell>
          <table:table-cell office:value-type="float" office:value="247668.041614" calcext:value-type="float">
            <text:p>247668,041614</text:p>
          </table:table-cell>
          <table:table-cell office:value-type="float" office:value="2137" calcext:value-type="float">
            <text:p>2137</text:p>
          </table:table-cell>
          <table:table-cell office:value-type="float" office:value="0.315089" calcext:value-type="float">
            <text:p>0,315089</text:p>
          </table:table-cell>
          <table:table-cell office:value-type="float" office:value="0.00812" calcext:value-type="float">
            <text:p>0,0081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0_len100000.txt </text:p>
          </table:table-cell>
          <table:table-cell office:value-type="float" office:value="272977.87881" calcext:value-type="float">
            <text:p>272977,87881</text:p>
          </table:table-cell>
          <table:table-cell office:value-type="float" office:value="2321" calcext:value-type="float">
            <text:p>2321</text:p>
          </table:table-cell>
          <table:table-cell office:value-type="float" office:value="0.328412" calcext:value-type="float">
            <text:p>0,328412</text:p>
          </table:table-cell>
          <table:table-cell office:value-type="float" office:value="0.007958" calcext:value-type="float">
            <text:p>0,0079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3_len100000.txt </text:p>
          </table:table-cell>
          <table:table-cell office:value-type="float" office:value="236926.043903" calcext:value-type="float">
            <text:p>236926,043903</text:p>
          </table:table-cell>
          <table:table-cell office:value-type="float" office:value="1987" calcext:value-type="float">
            <text:p>1987</text:p>
          </table:table-cell>
          <table:table-cell office:value-type="float" office:value="0.314323" calcext:value-type="float">
            <text:p>0,314323</text:p>
          </table:table-cell>
          <table:table-cell office:value-type="float" office:value="0.007915" calcext:value-type="float">
            <text:p>0,0079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1_len100000.txt </text:p>
          </table:table-cell>
          <table:table-cell office:value-type="float" office:value="282234.407251" calcext:value-type="float">
            <text:p>282234,407251</text:p>
          </table:table-cell>
          <table:table-cell office:value-type="float" office:value="2484" calcext:value-type="float">
            <text:p>2484</text:p>
          </table:table-cell>
          <table:table-cell office:value-type="float" office:value="0.328499" calcext:value-type="float">
            <text:p>0,328499</text:p>
          </table:table-cell>
          <table:table-cell office:value-type="float" office:value="0.007868" calcext:value-type="float">
            <text:p>0,0078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2_len100000.txt </text:p>
          </table:table-cell>
          <table:table-cell office:value-type="float" office:value="274279.852224" calcext:value-type="float">
            <text:p>274279,852224</text:p>
          </table:table-cell>
          <table:table-cell office:value-type="float" office:value="2425" calcext:value-type="float">
            <text:p>2425</text:p>
          </table:table-cell>
          <table:table-cell office:value-type="float" office:value="0.317568" calcext:value-type="float">
            <text:p>0,317568</text:p>
          </table:table-cell>
          <table:table-cell office:value-type="float" office:value="0.007804" calcext:value-type="float">
            <text:p>0,0078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4_len100000.txt </text:p>
          </table:table-cell>
          <table:table-cell office:value-type="float" office:value="265455.398449" calcext:value-type="float">
            <text:p>265455,398449</text:p>
          </table:table-cell>
          <table:table-cell office:value-type="float" office:value="2366" calcext:value-type="float">
            <text:p>2366</text:p>
          </table:table-cell>
          <table:table-cell office:value-type="float" office:value="0.313341" calcext:value-type="float">
            <text:p>0,313341</text:p>
          </table:table-cell>
          <table:table-cell office:value-type="float" office:value="0.007721" calcext:value-type="float">
            <text:p>0,00772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5_len100000.txt </text:p>
          </table:table-cell>
          <table:table-cell office:value-type="float" office:value="279752.077374" calcext:value-type="float">
            <text:p>279752,077374</text:p>
          </table:table-cell>
          <table:table-cell office:value-type="float" office:value="2531" calcext:value-type="float">
            <text:p>2531</text:p>
          </table:table-cell>
          <table:table-cell office:value-type="float" office:value="0.308723" calcext:value-type="float">
            <text:p>0,308723</text:p>
          </table:table-cell>
          <table:table-cell office:value-type="float" office:value="0.007693" calcext:value-type="float">
            <text:p>0,0076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7_len100000.txt </text:p>
          </table:table-cell>
          <table:table-cell office:value-type="float" office:value="291419.824523" calcext:value-type="float">
            <text:p>291419,824523</text:p>
          </table:table-cell>
          <table:table-cell office:value-type="float" office:value="2617" calcext:value-type="float">
            <text:p>2617</text:p>
          </table:table-cell>
          <table:table-cell office:value-type="float" office:value="0.309454" calcext:value-type="float">
            <text:p>0,309454</text:p>
          </table:table-cell>
          <table:table-cell office:value-type="float" office:value="0.007636" calcext:value-type="float">
            <text:p>0,0076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4_len100000.txt </text:p>
          </table:table-cell>
          <table:table-cell office:value-type="float" office:value="300298.783627" calcext:value-type="float">
            <text:p>300298,783627</text:p>
          </table:table-cell>
          <table:table-cell office:value-type="float" office:value="2700" calcext:value-type="float">
            <text:p>2700</text:p>
          </table:table-cell>
          <table:table-cell office:value-type="float" office:value="0.320851" calcext:value-type="float">
            <text:p>0,320851</text:p>
          </table:table-cell>
          <table:table-cell office:value-type="float" office:value="0.007527" calcext:value-type="float">
            <text:p>0,007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3_len100000.txt </text:p>
          </table:table-cell>
          <table:table-cell office:value-type="float" office:value="302202.438779" calcext:value-type="float">
            <text:p>302202,438779</text:p>
          </table:table-cell>
          <table:table-cell office:value-type="float" office:value="2772" calcext:value-type="float">
            <text:p>2772</text:p>
          </table:table-cell>
          <table:table-cell office:value-type="float" office:value="0.318833" calcext:value-type="float">
            <text:p>0,318833</text:p>
          </table:table-cell>
          <table:table-cell office:value-type="float" office:value="0.007503" calcext:value-type="float">
            <text:p>0,007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6_len100000.txt </text:p>
          </table:table-cell>
          <table:table-cell office:value-type="float" office:value="277380.046779" calcext:value-type="float">
            <text:p>277380,046779</text:p>
          </table:table-cell>
          <table:table-cell office:value-type="float" office:value="2491" calcext:value-type="float">
            <text:p>2491</text:p>
          </table:table-cell>
          <table:table-cell office:value-type="float" office:value="0.312516" calcext:value-type="float">
            <text:p>0,312516</text:p>
          </table:table-cell>
          <table:table-cell office:value-type="float" office:value="0.007484" calcext:value-type="float">
            <text:p>0,0074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9_len100000.txt </text:p>
          </table:table-cell>
          <table:table-cell office:value-type="float" office:value="302429.484095" calcext:value-type="float">
            <text:p>302429,484095</text:p>
          </table:table-cell>
          <table:table-cell office:value-type="float" office:value="2862" calcext:value-type="float">
            <text:p>2862</text:p>
          </table:table-cell>
          <table:table-cell office:value-type="float" office:value="0.302768" calcext:value-type="float">
            <text:p>0,302768</text:p>
          </table:table-cell>
          <table:table-cell office:value-type="float" office:value="0.0074" calcext:value-type="float">
            <text:p>0,00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88_len100000.txt </text:p>
          </table:table-cell>
          <table:table-cell office:value-type="float" office:value="301058.440317" calcext:value-type="float">
            <text:p>301058,440317</text:p>
          </table:table-cell>
          <table:table-cell office:value-type="float" office:value="2841" calcext:value-type="float">
            <text:p>2841</text:p>
          </table:table-cell>
          <table:table-cell office:value-type="float" office:value="0.306636" calcext:value-type="float">
            <text:p>0,306636</text:p>
          </table:table-cell>
          <table:table-cell office:value-type="float" office:value="0.007296" calcext:value-type="float">
            <text:p>0,0072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5_len100000.txt </text:p>
          </table:table-cell>
          <table:table-cell office:value-type="float" office:value="320676.826521" calcext:value-type="float">
            <text:p>320676,826521</text:p>
          </table:table-cell>
          <table:table-cell office:value-type="float" office:value="3076" calcext:value-type="float">
            <text:p>3076</text:p>
          </table:table-cell>
          <table:table-cell office:value-type="float" office:value="0.315161" calcext:value-type="float">
            <text:p>0,315161</text:p>
          </table:table-cell>
          <table:table-cell office:value-type="float" office:value="0.007267" calcext:value-type="float">
            <text:p>0,0072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6_len100000.txt </text:p>
          </table:table-cell>
          <table:table-cell office:value-type="float" office:value="330474.135294" calcext:value-type="float">
            <text:p>330474,135294</text:p>
          </table:table-cell>
          <table:table-cell office:value-type="float" office:value="3072" calcext:value-type="float">
            <text:p>3072</text:p>
          </table:table-cell>
          <table:table-cell office:value-type="float" office:value="0.315961" calcext:value-type="float">
            <text:p>0,315961</text:p>
          </table:table-cell>
          <table:table-cell office:value-type="float" office:value="0.007139" calcext:value-type="float">
            <text:p>0,0071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0_len100000.txt </text:p>
          </table:table-cell>
          <table:table-cell office:value-type="float" office:value="321928.756352" calcext:value-type="float">
            <text:p>321928,756352</text:p>
          </table:table-cell>
          <table:table-cell office:value-type="float" office:value="3120" calcext:value-type="float">
            <text:p>3120</text:p>
          </table:table-cell>
          <table:table-cell office:value-type="float" office:value="0.303806" calcext:value-type="float">
            <text:p>0,303806</text:p>
          </table:table-cell>
          <table:table-cell office:value-type="float" office:value="0.007088" calcext:value-type="float">
            <text:p>0,0070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1_len100000.txt </text:p>
          </table:table-cell>
          <table:table-cell office:value-type="float" office:value="324812.27515" calcext:value-type="float">
            <text:p>324812,27515</text:p>
          </table:table-cell>
          <table:table-cell office:value-type="float" office:value="3175" calcext:value-type="float">
            <text:p>3175</text:p>
          </table:table-cell>
          <table:table-cell office:value-type="float" office:value="0.30511" calcext:value-type="float">
            <text:p>0,30511</text:p>
          </table:table-cell>
          <table:table-cell office:value-type="float" office:value="0.007037" calcext:value-type="float">
            <text:p>0,0070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7_len100000.txt </text:p>
          </table:table-cell>
          <table:table-cell office:value-type="float" office:value="335316.119413" calcext:value-type="float">
            <text:p>335316,119413</text:p>
          </table:table-cell>
          <table:table-cell office:value-type="float" office:value="3210" calcext:value-type="float">
            <text:p>3210</text:p>
          </table:table-cell>
          <table:table-cell office:value-type="float" office:value="0.311985" calcext:value-type="float">
            <text:p>0,311985</text:p>
          </table:table-cell>
          <table:table-cell office:value-type="float" office:value="0.007035" calcext:value-type="float">
            <text:p>0,007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8_len100000.txt </text:p>
          </table:table-cell>
          <table:table-cell office:value-type="float" office:value="354962.248045" calcext:value-type="float">
            <text:p>354962,248045</text:p>
          </table:table-cell>
          <table:table-cell office:value-type="float" office:value="3513" calcext:value-type="float">
            <text:p>3513</text:p>
          </table:table-cell>
          <table:table-cell office:value-type="float" office:value="0.309007" calcext:value-type="float">
            <text:p>0,309007</text:p>
          </table:table-cell>
          <table:table-cell office:value-type="float" office:value="0.006955" calcext:value-type="float">
            <text:p>0,00695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2_len100000.txt </text:p>
          </table:table-cell>
          <table:table-cell office:value-type="float" office:value="335550.312801" calcext:value-type="float">
            <text:p>335550,312801</text:p>
          </table:table-cell>
          <table:table-cell office:value-type="float" office:value="3354" calcext:value-type="float">
            <text:p>3354</text:p>
          </table:table-cell>
          <table:table-cell office:value-type="float" office:value="0.301126" calcext:value-type="float">
            <text:p>0,301126</text:p>
          </table:table-cell>
          <table:table-cell office:value-type="float" office:value="0.006951" calcext:value-type="float">
            <text:p>0,0069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3_len100000.txt </text:p>
          </table:table-cell>
          <table:table-cell office:value-type="float" office:value="345601.527692" calcext:value-type="float">
            <text:p>345601,527692</text:p>
          </table:table-cell>
          <table:table-cell office:value-type="float" office:value="3411" calcext:value-type="float">
            <text:p>3411</text:p>
          </table:table-cell>
          <table:table-cell office:value-type="float" office:value="0.301088" calcext:value-type="float">
            <text:p>0,301088</text:p>
          </table:table-cell>
          <table:table-cell office:value-type="float" office:value="0.006832" calcext:value-type="float">
            <text:p>0,0068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89_len100000.txt </text:p>
          </table:table-cell>
          <table:table-cell office:value-type="float" office:value="358923.701464" calcext:value-type="float">
            <text:p>358923,701464</text:p>
          </table:table-cell>
          <table:table-cell office:value-type="float" office:value="3540" calcext:value-type="float">
            <text:p>3540</text:p>
          </table:table-cell>
          <table:table-cell office:value-type="float" office:value="0.3097" calcext:value-type="float">
            <text:p>0,3097</text:p>
          </table:table-cell>
          <table:table-cell office:value-type="float" office:value="0.006828" calcext:value-type="float">
            <text:p>0,006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0_len100000.txt </text:p>
          </table:table-cell>
          <table:table-cell office:value-type="float" office:value="365757.952753" calcext:value-type="float">
            <text:p>365757,952753</text:p>
          </table:table-cell>
          <table:table-cell office:value-type="float" office:value="3631" calcext:value-type="float">
            <text:p>3631</text:p>
          </table:table-cell>
          <table:table-cell office:value-type="float" office:value="0.310926" calcext:value-type="float">
            <text:p>0,310926</text:p>
          </table:table-cell>
          <table:table-cell office:value-type="float" office:value="0.006777" calcext:value-type="float">
            <text:p>0,0067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4_len100000.txt </text:p>
          </table:table-cell>
          <table:table-cell office:value-type="float" office:value="367747.169893" calcext:value-type="float">
            <text:p>367747,169893</text:p>
          </table:table-cell>
          <table:table-cell office:value-type="float" office:value="3757" calcext:value-type="float">
            <text:p>3757</text:p>
          </table:table-cell>
          <table:table-cell office:value-type="float" office:value="0.304126" calcext:value-type="float">
            <text:p>0,304126</text:p>
          </table:table-cell>
          <table:table-cell office:value-type="float" office:value="0.006587" calcext:value-type="float">
            <text:p>0,00658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1_len100000.txt </text:p>
          </table:table-cell>
          <table:table-cell office:value-type="float" office:value="392025.358403" calcext:value-type="float">
            <text:p>392025,358403</text:p>
          </table:table-cell>
          <table:table-cell office:value-type="float" office:value="3965" calcext:value-type="float">
            <text:p>3965</text:p>
          </table:table-cell>
          <table:table-cell office:value-type="float" office:value="0.310981" calcext:value-type="float">
            <text:p>0,310981</text:p>
          </table:table-cell>
          <table:table-cell office:value-type="float" office:value="0.00656" calcext:value-type="float">
            <text:p>0,006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5_len100000.txt </text:p>
          </table:table-cell>
          <table:table-cell office:value-type="float" office:value="387425.034664" calcext:value-type="float">
            <text:p>387425,034664</text:p>
          </table:table-cell>
          <table:table-cell office:value-type="float" office:value="3993" calcext:value-type="float">
            <text:p>3993</text:p>
          </table:table-cell>
          <table:table-cell office:value-type="float" office:value="0.298757" calcext:value-type="float">
            <text:p>0,298757</text:p>
          </table:table-cell>
          <table:table-cell office:value-type="float" office:value="0.006434" calcext:value-type="float">
            <text:p>0,00643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6_len100000.txt </text:p>
          </table:table-cell>
          <table:table-cell office:value-type="float" office:value="395393.182724" calcext:value-type="float">
            <text:p>395393,182724</text:p>
          </table:table-cell>
          <table:table-cell office:value-type="float" office:value="4103" calcext:value-type="float">
            <text:p>4103</text:p>
          </table:table-cell>
          <table:table-cell office:value-type="float" office:value="0.29707" calcext:value-type="float">
            <text:p>0,29707</text:p>
          </table:table-cell>
          <table:table-cell office:value-type="float" office:value="0.00642" calcext:value-type="float">
            <text:p>0,006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2_len100000.txt </text:p>
          </table:table-cell>
          <table:table-cell office:value-type="float" office:value="408457.844355" calcext:value-type="float">
            <text:p>408457,844355</text:p>
          </table:table-cell>
          <table:table-cell office:value-type="float" office:value="4073" calcext:value-type="float">
            <text:p>4073</text:p>
          </table:table-cell>
          <table:table-cell office:value-type="float" office:value="0.307277" calcext:value-type="float">
            <text:p>0,307277</text:p>
          </table:table-cell>
          <table:table-cell office:value-type="float" office:value="0.00639" calcext:value-type="float">
            <text:p>0,006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73.txt </text:p>
          </table:table-cell>
          <table:table-cell office:value-type="float" office:value="12599227.534518" calcext:value-type="float">
            <text:p>12599227,534518</text:p>
          </table:table-cell>
          <table:table-cell office:value-type="float" office:value="35" calcext:value-type="float">
            <text:p>35</text:p>
          </table:table-cell>
          <table:table-cell office:value-type="float" office:value="0.795122" calcext:value-type="float">
            <text:p>0,795122</text:p>
          </table:table-cell>
          <table:table-cell office:value-type="float" office:value="0.006382" calcext:value-type="float">
            <text:p>0,00638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29_temp0.93_len100000.txt </text:p>
          </table:table-cell>
          <table:table-cell office:value-type="float" office:value="400863.759737" calcext:value-type="float">
            <text:p>400863,759737</text:p>
          </table:table-cell>
          <table:table-cell office:value-type="float" office:value="4072" calcext:value-type="float">
            <text:p>4072</text:p>
          </table:table-cell>
          <table:table-cell office:value-type="float" office:value="0.305996" calcext:value-type="float">
            <text:p>0,305996</text:p>
          </table:table-cell>
          <table:table-cell office:value-type="float" office:value="0.006357" calcext:value-type="float">
            <text:p>0,0063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8_len100000.txt </text:p>
          </table:table-cell>
          <table:table-cell office:value-type="float" office:value="424525.534404" calcext:value-type="float">
            <text:p>424525,534404</text:p>
          </table:table-cell>
          <table:table-cell office:value-type="float" office:value="4413" calcext:value-type="float">
            <text:p>4413</text:p>
          </table:table-cell>
          <table:table-cell office:value-type="float" office:value="0.301788" calcext:value-type="float">
            <text:p>0,301788</text:p>
          </table:table-cell>
          <table:table-cell office:value-type="float" office:value="0.006269" calcext:value-type="float">
            <text:p>0,0062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7_len100000.txt </text:p>
          </table:table-cell>
          <table:table-cell office:value-type="float" office:value="398190.301154" calcext:value-type="float">
            <text:p>398190,301154</text:p>
          </table:table-cell>
          <table:table-cell office:value-type="float" office:value="4165" calcext:value-type="float">
            <text:p>4165</text:p>
          </table:table-cell>
          <table:table-cell office:value-type="float" office:value="0.302847" calcext:value-type="float">
            <text:p>0,302847</text:p>
          </table:table-cell>
          <table:table-cell office:value-type="float" office:value="0.006242" calcext:value-type="float">
            <text:p>0,0062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5_len100000.txt </text:p>
          </table:table-cell>
          <table:table-cell office:value-type="float" office:value="453408.714802" calcext:value-type="float">
            <text:p>453408,714802</text:p>
          </table:table-cell>
          <table:table-cell office:value-type="float" office:value="4711" calcext:value-type="float">
            <text:p>4711</text:p>
          </table:table-cell>
          <table:table-cell office:value-type="float" office:value="0.307836" calcext:value-type="float">
            <text:p>0,307836</text:p>
          </table:table-cell>
          <table:table-cell office:value-type="float" office:value="0.006202" calcext:value-type="float">
            <text:p>0,0062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4_len100000.txt </text:p>
          </table:table-cell>
          <table:table-cell office:value-type="float" office:value="428960.759729" calcext:value-type="float">
            <text:p>428960,759729</text:p>
          </table:table-cell>
          <table:table-cell office:value-type="float" office:value="4414" calcext:value-type="float">
            <text:p>4414</text:p>
          </table:table-cell>
          <table:table-cell office:value-type="float" office:value="0.31113" calcext:value-type="float">
            <text:p>0,31113</text:p>
          </table:table-cell>
          <table:table-cell office:value-type="float" office:value="0.006194" calcext:value-type="float">
            <text:p>0,0061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99_len100000.txt </text:p>
          </table:table-cell>
          <table:table-cell office:value-type="float" office:value="435454.360967" calcext:value-type="float">
            <text:p>435454,360967</text:p>
          </table:table-cell>
          <table:table-cell office:value-type="float" office:value="4615" calcext:value-type="float">
            <text:p>4615</text:p>
          </table:table-cell>
          <table:table-cell office:value-type="float" office:value="0.301383" calcext:value-type="float">
            <text:p>0,301383</text:p>
          </table:table-cell>
          <table:table-cell office:value-type="float" office:value="0.006149" calcext:value-type="float">
            <text:p>0,0061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1.00_len100000.txt </text:p>
          </table:table-cell>
          <table:table-cell office:value-type="float" office:value="454190.142924" calcext:value-type="float">
            <text:p>454190,142924</text:p>
          </table:table-cell>
          <table:table-cell office:value-type="float" office:value="4843" calcext:value-type="float">
            <text:p>4843</text:p>
          </table:table-cell>
          <table:table-cell office:value-type="float" office:value="0.30812" calcext:value-type="float">
            <text:p>0,30812</text:p>
          </table:table-cell>
          <table:table-cell office:value-type="float" office:value="0.006068" calcext:value-type="float">
            <text:p>0,0060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7_len100000.txt </text:p>
          </table:table-cell>
          <table:table-cell office:value-type="float" office:value="474080.556102" calcext:value-type="float">
            <text:p>474080,556102</text:p>
          </table:table-cell>
          <table:table-cell office:value-type="float" office:value="4985" calcext:value-type="float">
            <text:p>4985</text:p>
          </table:table-cell>
          <table:table-cell office:value-type="float" office:value="0.30978" calcext:value-type="float">
            <text:p>0,30978</text:p>
          </table:table-cell>
          <table:table-cell office:value-type="float" office:value="0.005985" calcext:value-type="float">
            <text:p>0,0059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6_len100000.txt </text:p>
          </table:table-cell>
          <table:table-cell office:value-type="float" office:value="466684.012053" calcext:value-type="float">
            <text:p>466684,012053</text:p>
          </table:table-cell>
          <table:table-cell office:value-type="float" office:value="4850" calcext:value-type="float">
            <text:p>4850</text:p>
          </table:table-cell>
          <table:table-cell office:value-type="float" office:value="0.307537" calcext:value-type="float">
            <text:p>0,307537</text:p>
          </table:table-cell>
          <table:table-cell office:value-type="float" office:value="0.005976" calcext:value-type="float">
            <text:p>0,0059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8_len100000.txt </text:p>
          </table:table-cell>
          <table:table-cell office:value-type="float" office:value="493051.948092" calcext:value-type="float">
            <text:p>493051,948092</text:p>
          </table:table-cell>
          <table:table-cell office:value-type="float" office:value="5210" calcext:value-type="float">
            <text:p>5210</text:p>
          </table:table-cell>
          <table:table-cell office:value-type="float" office:value="0.310409" calcext:value-type="float">
            <text:p>0,310409</text:p>
          </table:table-cell>
          <table:table-cell office:value-type="float" office:value="0.005832" calcext:value-type="float">
            <text:p>0,0058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99_len100000.txt </text:p>
          </table:table-cell>
          <table:table-cell office:value-type="float" office:value="517611.953569" calcext:value-type="float">
            <text:p>517611,953569</text:p>
          </table:table-cell>
          <table:table-cell office:value-type="float" office:value="5469" calcext:value-type="float">
            <text:p>5469</text:p>
          </table:table-cell>
          <table:table-cell office:value-type="float" office:value="0.315026" calcext:value-type="float">
            <text:p>0,315026</text:p>
          </table:table-cell>
          <table:table-cell office:value-type="float" office:value="0.005604" calcext:value-type="float">
            <text:p>0,0056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1.00_len100000.txt </text:p>
          </table:table-cell>
          <table:table-cell office:value-type="float" office:value="527260.893126" calcext:value-type="float">
            <text:p>527260,893126</text:p>
          </table:table-cell>
          <table:table-cell office:value-type="float" office:value="5602" calcext:value-type="float">
            <text:p>5602</text:p>
          </table:table-cell>
          <table:table-cell office:value-type="float" office:value="0.31745" calcext:value-type="float">
            <text:p>0,31745</text:p>
          </table:table-cell>
          <table:table-cell office:value-type="float" office:value="0.005542" calcext:value-type="float">
            <text:p>0,0055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79.txt </text:p>
          </table:table-cell>
          <table:table-cell office:value-type="float" office:value="26182091.037294" calcext:value-type="float">
            <text:p>26182091,037294</text:p>
          </table:table-cell>
          <table:table-cell office:value-type="float" office:value="19" calcext:value-type="float">
            <text:p>19</text:p>
          </table:table-cell>
          <table:table-cell office:value-type="float" office:value="0.839854" calcext:value-type="float">
            <text:p>0,839854</text:p>
          </table:table-cell>
          <table:table-cell office:value-type="float" office:value="0.005106" calcext:value-type="float">
            <text:p>0,00510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30_temp0.40_len100000.txt </text:p>
          </table:table-cell>
          <table:table-cell office:value-type="float" office:value="56783652.181746" calcext:value-type="float">
            <text:p>56783652,181746</text:p>
          </table:table-cell>
          <table:table-cell office:value-type="float" office:value="41" calcext:value-type="float">
            <text:p>41</text:p>
          </table:table-cell>
          <table:table-cell office:value-type="float" office:value="0.798385" calcext:value-type="float">
            <text:p>0,798385</text:p>
          </table:table-cell>
          <table:table-cell office:value-type="float" office:value="0.004056" calcext:value-type="float">
            <text:p>0,0040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29_temp0.40_len100000.txt </text:p>
          </table:table-cell>
          <table:table-cell office:value-type="float" office:value="19884219.857024" calcext:value-type="float">
            <text:p>19884219,857024</text:p>
          </table:table-cell>
          <table:table-cell office:value-type="float" office:value="56" calcext:value-type="float">
            <text:p>56</text:p>
          </table:table-cell>
          <table:table-cell office:value-type="float" office:value="0.790918" calcext:value-type="float">
            <text:p>0,790918</text:p>
          </table:table-cell>
          <table:table-cell office:value-type="float" office:value="0.003806" calcext:value-type="float">
            <text:p>0,003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77.txt </text:p>
          </table:table-cell>
          <table:table-cell office:value-type="float" office:value="28376355.610692" calcext:value-type="float">
            <text:p>28376355,610692</text:p>
          </table:table-cell>
          <table:table-cell office:value-type="float" office:value="6" calcext:value-type="float">
            <text:p>6</text:p>
          </table:table-cell>
          <table:table-cell office:value-type="float" office:value="0.939432" calcext:value-type="float">
            <text:p>0,939432</text:p>
          </table:table-cell>
          <table:table-cell office:value-type="float" office:value="0.003553" calcext:value-type="float">
            <text:p>0,00355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75.txt </text:p>
          </table:table-cell>
          <table:table-cell office:value-type="float" office:value="36934787.237654" calcext:value-type="float">
            <text:p>36934787,237654</text:p>
          </table:table-cell>
          <table:table-cell office:value-type="float" office:value="5" calcext:value-type="float">
            <text:p>5</text:p>
          </table:table-cell>
          <table:table-cell office:value-type="float" office:value="0.93937" calcext:value-type="float">
            <text:p>0,93937</text:p>
          </table:table-cell>
          <table:table-cell office:value-type="float" office:value="0.003322" calcext:value-type="float">
            <text:p>0,00332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PAQ/Kernel_PAQ_0.82.txt </text:p>
          </table:table-cell>
          <table:table-cell office:value-type="float" office:value="38139055.630298" calcext:value-type="float">
            <text:p>38139055,630298</text:p>
          </table:table-cell>
          <table:table-cell office:value-type="float" office:value="5" calcext:value-type="float">
            <text:p>5</text:p>
          </table:table-cell>
          <table:table-cell office:value-type="float" office:value="0.950797" calcext:value-type="float">
            <text:p>0,950797</text:p>
          </table:table-cell>
          <table:table-cell office:value-type="float" office:value="0.003121" calcext:value-type="float">
            <text:p>0,0031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Kernel/RedNeuronal/id_029_temp0.20_len100000.txt </text:p>
          </table:table-cell>
          <table:table-cell office:value-type="float" office:value="29980371.962539" calcext:value-type="float">
            <text:p>29980371,962539</text:p>
          </table:table-cell>
          <table:table-cell office:value-type="float" office:value="4" calcext:value-type="float">
            <text:p>4</text:p>
          </table:table-cell>
          <table:table-cell office:value-type="float" office:value="0.938781" calcext:value-type="float">
            <text:p>0,938781</text:p>
          </table:table-cell>
          <table:table-cell office:value-type="float" office:value="0.001815" calcext:value-type="float">
            <text:p>0,0018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RedNeuronal/id_030_temp0.20_len100000.txt </text:p>
          </table:table-cell>
          <table:table-cell office:value-type="float" office:value="29579855.35521" calcext:value-type="float">
            <text:p>29579855,35521</text:p>
          </table:table-cell>
          <table:table-cell office:value-type="float" office:value="2" calcext:value-type="float">
            <text:p>2</text:p>
          </table:table-cell>
          <table:table-cell office:value-type="float" office:value="0.955529" calcext:value-type="float">
            <text:p>0,955529</text:p>
          </table:table-cell>
          <table:table-cell office:value-type="float" office:value="0.001433" calcext:value-type="float">
            <text:p>0,00143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Kernel/PAQ/Kernel_PAQ_0.70.txt </text:p>
          </table:table-cell>
          <table:table-cell office:value-type="float" office:value="153556009.026074" calcext:value-type="float">
            <text:p>153556009,026074</text:p>
          </table:table-cell>
          <table:table-cell office:value-type="float" office:value="2" calcext:value-type="float">
            <text:p>2</text:p>
          </table:table-cell>
          <table:table-cell office:value-type="float" office:value="0.978397" calcext:value-type="float">
            <text:p>0,978397</text:p>
          </table:table-cell>
          <table:table-cell office:value-type="float" office:value="0.00016" calcext:value-type="float">
            <text:p>0,00016</text:p>
          </table:table-cell>
          <table:table-cell office:value-type="string" calcext:value-type="string">
            <text:p>PAQ</text:p>
          </table:table-cell>
        </table:table-row>
      </table:table>
      <table:named-expressions/>
      <table:database-ranges>
        <table:database-range table:name="__Anonymous_Sheet_DB__1" table:target-range-address="Metricas.A1:Metricas.F569" table:display-filter-buttons="true">
          <table:sort>
            <table:sort-by table:field-number="5" table:data-type="automatic"/>
          </table:sort>
        </table:database-range>
        <table:database-range table:name="__Anonymous_Sheet_DB__2" table:target-range-address="HarryPotter.A1:HarryPotter.F11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'Paulo Coehlo'.A1:'Paulo Coehlo'.F7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oe.A1:Poe.F112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War And Peace'.A1:'War And Peace'.F90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6" table:target-range-address="'Game of Thrones'.A1:'Game of Thrones'.F79" table:display-filter-buttons="true">
          <table:sort>
            <table:sort-by table:field-number="3" table:data-type="automatic"/>
          </table:sort>
        </table:database-range>
        <table:database-range table:name="__Anonymous_Sheet_DB__7" table:target-range-address="Shakespare.A1:Shakespare.F18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8" table:target-range-address="Math.A1:Math.F89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0" table:target-range-address="Wikipedia.A1:Wikipedia.F7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11" table:target-range-address="Kernel.A1:Kernel.F65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0:17:01.768769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2DT16H8M25S</meta:editing-duration>
    <meta:editing-cycles>24</meta:editing-cycles>
    <meta:generator>LibreOffice/4.2.8.2$Linux_X86_64 LibreOffice_project/420m0$Build-2</meta:generator>
    <dc:date>2016-11-28T10:37:17.528904261</dc:date>
    <meta:document-statistic meta:table-count="12" meta:cell-count="75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8cm" svg:height="9cm" xlink:href=".." xlink:type="simple" chart:class="chart:line" chart:column-mapping="2" chart:style-name="ch1">
        <chart:legend chart:legend-position="end" svg:x="18.012cm" svg:y="3.454cm" style:legend-expansion="high" chart:style-name="ch2"/>
        <chart:plot-area chart:style-name="ch3" table:cell-range-address="Shakespare.B1:Shakespare.B17 HarryPotter.B1:HarryPotter.B17 'War And Peace'.B1:'War And Peace'.B18 Poe.B1:Poe.B18" chart:data-source-has-labels="both" svg:x="-1.473cm" svg:y="-0.019cm" svg:width="19.108cm" svg:height="11.278cm">
          <chartooo:coordinate-region svg:x="0.577cm" svg:y="0.18cm" svg:width="17.058cm" svg:height="8.64cm"/>
          <chart:axis chart:dimension="x" chart:name="primary-x" chart:style-name="ch4" chartooo:axis-type="auto">
            <chartooo:date-scale/>
            <chart:categories table:cell-range-address="Shakespare.B2:Shakespare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arryPotter.B2:HarryPotter.B17" chart:label-cell-address="HarryPotter.B1:HarryPotter.B1" chart:class="chart:line">
            <chart:data-point chart:repeated="16"/>
          </chart:series>
          <chart:series chart:style-name="ch7" chart:values-cell-range-address="Shakespare.B2:Shakespare.B17" chart:label-cell-address="Shakespare.B1:Shakespare.B1" chart:class="chart:line">
            <chart:data-point chart:repeated="16"/>
          </chart:series>
          <chart:series chart:style-name="ch8" chart:values-cell-range-address="'War And Peace'.B2:'War And Peace'.B18" chart:label-cell-address="'War And Peace'.B1:'War And Peace'.B1" chart:class="chart:line">
            <chart:data-point chart:repeated="17"/>
          </chart:series>
          <chart:series chart:style-name="ch9" chart:values-cell-range-address="Poe.B2:Poe.B18" chart:label-cell-address="Poe.B1:Poe.B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 Cuadrado Harry Potter</text:p>
                <draw:g>
                  <svg:desc>HarryPotter.B1:HarryPotter.B1</svg:desc>
                </draw:g>
              </table:table-cell>
              <table:table-cell office:value-type="string">
                <text:p>Métrica Chi-Square</text:p>
                <draw:g>
                  <svg:desc>Shakespare.B1:Shakespare.B1</svg:desc>
                </draw:g>
              </table:table-cell>
              <table:table-cell office:value-type="string">
                <text:p>Chi Cuadrado War And Peace</text:p>
                <draw:g>
                  <svg:desc>'War And Peace'.B1:'War And Peace'.B1</svg:desc>
                </draw:g>
              </table:table-cell>
              <table:table-cell office:value-type="string">
                <text:p>Chi Cuadrado Poe</text:p>
                <draw:g>
                  <svg:desc>Poe.B1:Poe.B1</svg:desc>
                </draw:g>
              </table:table-cell>
            </table:table-row>
          </table:table-header-rows>
          <table:table-rows>
            <table:table-row>
              <table:table-cell office:value-type="float" office:value="33245616.747163">
                <text:p>33245620</text:p>
                <draw:g>
                  <svg:desc>Shakespare.B2:Shakespare.B17</svg:desc>
                </draw:g>
              </table:table-cell>
              <table:table-cell office:value-type="float" office:value="100948.698799">
                <text:p>100948.698799</text:p>
                <draw:g>
                  <svg:desc>HarryPotter.B2:HarryPotter.B17</svg:desc>
                </draw:g>
              </table:table-cell>
              <table:table-cell office:value-type="float" office:value="33245616.747163">
                <text:p>33245616.747163</text:p>
                <draw:g>
                  <svg:desc>Shakespare.B2:Shakespare.B17</svg:desc>
                </draw:g>
              </table:table-cell>
              <table:table-cell office:value-type="float" office:value="303322.035332">
                <text:p>303322.035332</text:p>
                <draw:g>
                  <svg:desc>'War And Peace'.B2:'War And Peace'.B18</svg:desc>
                </draw:g>
              </table:table-cell>
              <table:table-cell office:value-type="float" office:value="191721.48104">
                <text:p>191721.48104</text:p>
                <draw:g>
                  <svg:desc>Poe.B2:Poe.B18</svg:desc>
                </draw:g>
              </table:table-cell>
            </table:table-row>
            <table:table-row>
              <table:table-cell office:value-type="float" office:value="28305320.087427">
                <text:p>28305320</text:p>
              </table:table-cell>
              <table:table-cell office:value-type="float" office:value="95259.371261">
                <text:p>95259.371261</text:p>
              </table:table-cell>
              <table:table-cell office:value-type="float" office:value="28305320.087427">
                <text:p>28305320.087427</text:p>
              </table:table-cell>
              <table:table-cell office:value-type="float" office:value="96991.520384">
                <text:p>96991.520384</text:p>
              </table:table-cell>
              <table:table-cell office:value-type="float" office:value="161988.230883">
                <text:p>161988.230883</text:p>
              </table:table-cell>
            </table:table-row>
            <table:table-row>
              <table:table-cell office:value-type="float" office:value="26782958.463107">
                <text:p>26782960</text:p>
              </table:table-cell>
              <table:table-cell office:value-type="float" office:value="84342.434592">
                <text:p>84342.434592</text:p>
              </table:table-cell>
              <table:table-cell office:value-type="float" office:value="26782958.463107">
                <text:p>26782958.463107</text:p>
              </table:table-cell>
              <table:table-cell office:value-type="float" office:value="316542.913421">
                <text:p>316542.913421</text:p>
              </table:table-cell>
              <table:table-cell office:value-type="float" office:value="254256.129757">
                <text:p>254256.129757</text:p>
              </table:table-cell>
            </table:table-row>
            <table:table-row>
              <table:table-cell office:value-type="float" office:value="24843719.04838">
                <text:p>24843720</text:p>
              </table:table-cell>
              <table:table-cell office:value-type="float" office:value="83902.307317">
                <text:p>83902.307317</text:p>
              </table:table-cell>
              <table:table-cell office:value-type="float" office:value="24843719.04838">
                <text:p>24843719.04838</text:p>
              </table:table-cell>
              <table:table-cell office:value-type="float" office:value="103366.588745">
                <text:p>103366.588745</text:p>
              </table:table-cell>
              <table:table-cell office:value-type="float" office:value="177382.765625">
                <text:p>177382.765625</text:p>
              </table:table-cell>
            </table:table-row>
            <table:table-row>
              <table:table-cell office:value-type="float" office:value="23197089.999627">
                <text:p>23197090</text:p>
              </table:table-cell>
              <table:table-cell office:value-type="float" office:value="79422.460106">
                <text:p>79422.460106</text:p>
              </table:table-cell>
              <table:table-cell office:value-type="float" office:value="23197089.999627">
                <text:p>23197089.999627</text:p>
              </table:table-cell>
              <table:table-cell office:value-type="float" office:value="383267.931907">
                <text:p>383267.931907</text:p>
              </table:table-cell>
              <table:table-cell office:value-type="float" office:value="328871.782426">
                <text:p>328871.782426</text:p>
              </table:table-cell>
            </table:table-row>
            <table:table-row>
              <table:table-cell office:value-type="float" office:value="23015466.866969">
                <text:p>23015470</text:p>
              </table:table-cell>
              <table:table-cell office:value-type="float" office:value="74074.702645">
                <text:p>74074.702645</text:p>
              </table:table-cell>
              <table:table-cell office:value-type="float" office:value="23015466.866969">
                <text:p>23015466.866969</text:p>
              </table:table-cell>
              <table:table-cell office:value-type="float" office:value="120844.850349">
                <text:p>120844.850349</text:p>
              </table:table-cell>
              <table:table-cell office:value-type="float" office:value="244690.517587">
                <text:p>244690.517587</text:p>
              </table:table-cell>
            </table:table-row>
            <table:table-row>
              <table:table-cell office:value-type="float" office:value="21161448.201819">
                <text:p>21161450</text:p>
              </table:table-cell>
              <table:table-cell office:value-type="float" office:value="70899.155113">
                <text:p>70899.155113</text:p>
              </table:table-cell>
              <table:table-cell office:value-type="float" office:value="21161448.201819">
                <text:p>21161448.201819</text:p>
              </table:table-cell>
              <table:table-cell office:value-type="float" office:value="64661.130859">
                <text:p>64661.130859</text:p>
              </table:table-cell>
              <table:table-cell office:value-type="float" office:value="137854.531889">
                <text:p>137854.531889</text:p>
              </table:table-cell>
            </table:table-row>
            <table:table-row>
              <table:table-cell office:value-type="float" office:value="20033265.029251">
                <text:p>20033270</text:p>
              </table:table-cell>
              <table:table-cell office:value-type="float" office:value="69470.334609">
                <text:p>69470.334609</text:p>
              </table:table-cell>
              <table:table-cell office:value-type="float" office:value="20033265.029251">
                <text:p>20033265.029251</text:p>
              </table:table-cell>
              <table:table-cell office:value-type="float" office:value="62854.912212">
                <text:p>62854.912212</text:p>
              </table:table-cell>
              <table:table-cell office:value-type="float" office:value="149574.963946">
                <text:p>149574.963946</text:p>
              </table:table-cell>
            </table:table-row>
            <table:table-row>
              <table:table-cell office:value-type="float" office:value="17939046.254553">
                <text:p>17939050</text:p>
              </table:table-cell>
              <table:table-cell office:value-type="float" office:value="69659.46798">
                <text:p>69659.46798</text:p>
              </table:table-cell>
              <table:table-cell office:value-type="float" office:value="17939046.254553">
                <text:p>17939046.254553</text:p>
              </table:table-cell>
              <table:table-cell office:value-type="float" office:value="420526.074971">
                <text:p>420526.074971</text:p>
              </table:table-cell>
              <table:table-cell office:value-type="float" office:value="119061.812216">
                <text:p>119061.812216</text:p>
              </table:table-cell>
            </table:table-row>
            <table:table-row>
              <table:table-cell office:value-type="float" office:value="15967684.185324">
                <text:p>15967680</text:p>
              </table:table-cell>
              <table:table-cell office:value-type="float" office:value="66008.67876">
                <text:p>66008.67876</text:p>
              </table:table-cell>
              <table:table-cell office:value-type="float" office:value="15967684.185324">
                <text:p>15967684.185324</text:p>
              </table:table-cell>
              <table:table-cell office:value-type="float" office:value="292573.364559">
                <text:p>292573.364559</text:p>
              </table:table-cell>
              <table:table-cell office:value-type="float" office:value="112788.97142">
                <text:p>112788.97142</text:p>
              </table:table-cell>
            </table:table-row>
            <table:table-row>
              <table:table-cell office:value-type="float" office:value="17645193.601687">
                <text:p>17645190</text:p>
              </table:table-cell>
              <table:table-cell office:value-type="float" office:value="66050.97326">
                <text:p>66050.97326</text:p>
              </table:table-cell>
              <table:table-cell office:value-type="float" office:value="17645193.601687">
                <text:p>17645193.601687</text:p>
              </table:table-cell>
              <table:table-cell office:value-type="float" office:value="363213.292478">
                <text:p>363213.292478</text:p>
              </table:table-cell>
              <table:table-cell office:value-type="float" office:value="126798.275304">
                <text:p>126798.275304</text:p>
              </table:table-cell>
            </table:table-row>
            <table:table-row>
              <table:table-cell office:value-type="float" office:value="14890558.240698">
                <text:p>14890560</text:p>
              </table:table-cell>
              <table:table-cell office:value-type="float" office:value="70513.870097">
                <text:p>70513.870097</text:p>
              </table:table-cell>
              <table:table-cell office:value-type="float" office:value="14890558.240698">
                <text:p>14890558.240698</text:p>
              </table:table-cell>
              <table:table-cell office:value-type="float" office:value="65330.294101">
                <text:p>65330.294101</text:p>
              </table:table-cell>
              <table:table-cell office:value-type="float" office:value="336686.722895">
                <text:p>336686.722895</text:p>
              </table:table-cell>
            </table:table-row>
            <table:table-row>
              <table:table-cell office:value-type="float" office:value="15983184.885689">
                <text:p>15983180</text:p>
              </table:table-cell>
              <table:table-cell office:value-type="float" office:value="71028.739657">
                <text:p>71028.739657</text:p>
              </table:table-cell>
              <table:table-cell office:value-type="float" office:value="15983184.885689">
                <text:p>15983184.885689</text:p>
              </table:table-cell>
              <table:table-cell office:value-type="float" office:value="65929.384101">
                <text:p>65929.384101</text:p>
              </table:table-cell>
              <table:table-cell office:value-type="float" office:value="110029.531941">
                <text:p>110029.531941</text:p>
              </table:table-cell>
            </table:table-row>
            <table:table-row>
              <table:table-cell office:value-type="float" office:value="7128316.926779">
                <text:p>7128320</text:p>
              </table:table-cell>
              <table:table-cell office:value-type="float" office:value="76708.877541">
                <text:p>76708.877541</text:p>
              </table:table-cell>
              <table:table-cell office:value-type="float" office:value="7128316.926779">
                <text:p>7128316.926779</text:p>
              </table:table-cell>
              <table:table-cell office:value-type="float" office:value="287781.397694">
                <text:p>287781.397694</text:p>
              </table:table-cell>
              <table:table-cell office:value-type="float" office:value="101191.106688">
                <text:p>101191.106688</text:p>
              </table:table-cell>
            </table:table-row>
            <table:table-row>
              <table:table-cell office:value-type="float" office:value="14606658.568346">
                <text:p>14606660</text:p>
              </table:table-cell>
              <table:table-cell office:value-type="float" office:value="86216.390637">
                <text:p>86216.390637</text:p>
              </table:table-cell>
              <table:table-cell office:value-type="float" office:value="14606658.568346">
                <text:p>14606658.568346</text:p>
              </table:table-cell>
              <table:table-cell office:value-type="float" office:value="243038.432142">
                <text:p>243038.432142</text:p>
              </table:table-cell>
              <table:table-cell office:value-type="float" office:value="109449.405466">
                <text:p>109449.405466</text:p>
              </table:table-cell>
            </table:table-row>
            <table:table-row>
              <table:table-cell office:value-type="float" office:value="13900522.968076">
                <text:p>13900520</text:p>
              </table:table-cell>
              <table:table-cell office:value-type="float" office:value="92643.332366">
                <text:p>92643.332366</text:p>
              </table:table-cell>
              <table:table-cell office:value-type="float" office:value="13900522.968076">
                <text:p>13900522.968076</text:p>
              </table:table-cell>
              <table:table-cell office:value-type="float" office:value="532889.873673">
                <text:p>532889.873673</text:p>
              </table:table-cell>
              <table:table-cell office:value-type="float" office:value="637993.446017">
                <text:p>637993.44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57.504748">
                <text:p>67157.504748</text:p>
              </table:table-cell>
              <table:table-cell office:value-type="float" office:value="92063.471641">
                <text:p>92063.471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